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T15_3" style:family="text">
      <style:text-properties fo:font-weight="bold" style:font-weight-asian="bold" style:font-weight-complex="bold"/>
    </style:style>
    <style:style style:name="T15_4" style:family="text">
      <style:text-properties fo:font-weight="bold" style:font-weight-asian="bold" style:font-weight-complex="bold"/>
    </style:style>
    <style:style style:name="T15_5" style:family="text">
      <style:text-properties fo:font-weight="bold" style:font-weight-asian="bold" style:font-weight-complex="bold"/>
    </style:style>
    <style:style style:name="T15_6" style:family="text">
      <style:text-properties fo:font-weight="bold" style:font-weight-asian="bold" style:font-weight-complex="bold"/>
    </style:style>
    <style:style style:name="T15_7" style:family="text">
      <style:text-properties fo:font-weight="bold" style:font-weight-asian="bold" style:font-weight-complex="bold"/>
    </style:style>
    <style:style style:name="T15_8" style:family="text">
      <style:text-properties fo:font-weight="bold" style:font-weight-asian="bold" style:font-weight-complex="bold"/>
    </style:style>
    <style:style style:name="T15_9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T32_153" style:family="text"/>
    <style:style style:name="T32_154" style:family="text"/>
    <style:style style:name="T32_155" style:family="text"/>
    <style:style style:name="T32_156" style:family="text"/>
    <style:style style:name="T32_157" style:family="text"/>
    <style:style style:name="T32_158" style:family="text"/>
    <style:style style:name="T32_159" style:family="text"/>
    <style:style style:name="T32_160" style:family="text"/>
    <style:style style:name="T32_161" style:family="text"/>
    <style:style style:name="T32_162" style:family="text"/>
    <style:style style:name="T32_163" style:family="text"/>
    <style:style style:name="T32_164" style:family="text"/>
    <style:style style:name="T32_165" style:family="text"/>
    <style:style style:name="T32_166" style:family="text"/>
    <style:style style:name="T32_167" style:family="text"/>
    <style:style style:name="T32_168" style:family="text"/>
    <style:style style:name="T32_169" style:family="text"/>
    <style:style style:name="T32_170" style:family="text"/>
    <style:style style:name="T32_171" style:family="text"/>
    <style:style style:name="T32_172" style:family="text"/>
    <style:style style:name="T32_173" style:family="text"/>
    <style:style style:name="T32_174" style:family="text"/>
    <style:style style:name="T32_175" style:family="text"/>
    <style:style style:name="T32_176" style:family="text"/>
    <style:style style:name="T32_177" style:family="text"/>
    <style:style style:name="T32_178" style:family="text"/>
    <style:style style:name="T32_179" style:family="text"/>
    <style:style style:name="T32_180" style:family="text"/>
    <style:style style:name="T32_181" style:family="text"/>
    <style:style style:name="T32_182" style:family="text"/>
    <style:style style:name="T32_183" style:family="text"/>
    <style:style style:name="T32_184" style:family="text"/>
    <style:style style:name="T32_185" style:family="text"/>
    <style:style style:name="T32_186" style:family="text"/>
    <style:style style:name="T32_187" style:family="text"/>
    <style:style style:name="T32_188" style:family="text"/>
    <style:style style:name="T32_189" style:family="text"/>
    <style:style style:name="T32_190" style:family="text"/>
    <style:style style:name="T32_191" style:family="text"/>
    <style:style style:name="T32_192" style:family="text"/>
    <style:style style:name="T32_193" style:family="text"/>
    <style:style style:name="T32_194" style:family="text"/>
    <style:style style:name="T32_195" style:family="text"/>
    <style:style style:name="T32_196" style:family="text"/>
    <style:style style:name="T32_197" style:family="text"/>
    <style:style style:name="T32_198" style:family="text"/>
    <style:style style:name="T32_199" style:family="text"/>
    <style:style style:name="T32_200" style:family="text"/>
    <style:style style:name="T32_201" style:family="text"/>
    <style:style style:name="T32_202" style:family="text"/>
    <style:style style:name="T32_203" style:family="text"/>
    <style:style style:name="T32_204" style:family="text"/>
    <style:style style:name="T32_205" style:family="text"/>
    <style:style style:name="T32_206" style:family="text"/>
    <style:style style:name="T32_207" style:family="text"/>
    <style:style style:name="T32_208" style:family="text"/>
    <style:style style:name="T32_209" style:family="text"/>
    <style:style style:name="T32_210" style:family="text"/>
    <style:style style:name="T32_211" style:family="text"/>
    <style:style style:name="T32_212" style:family="text"/>
    <style:style style:name="T32_213" style:family="text"/>
    <style:style style:name="T32_214" style:family="text"/>
    <style:style style:name="T32_215" style:family="text"/>
    <style:style style:name="T32_216" style:family="text"/>
    <style:style style:name="T32_217" style:family="text"/>
    <style:style style:name="T32_218" style:family="text"/>
    <style:style style:name="T32_219" style:family="text"/>
    <style:style style:name="T32_220" style:family="text"/>
    <style:style style:name="T32_221" style:family="text"/>
    <style:style style:name="T32_222" style:family="text"/>
    <style:style style:name="T32_223" style:family="text"/>
    <style:style style:name="T32_224" style:family="text"/>
    <style:style style:name="T32_225" style:family="text"/>
    <style:style style:name="T32_226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T34_159" style:family="text"/>
    <style:style style:name="T34_160" style:family="text"/>
    <style:style style:name="T34_161" style:family="text"/>
    <style:style style:name="T34_162" style:family="text"/>
    <style:style style:name="T34_163" style:family="text"/>
    <style:style style:name="T34_164" style:family="text"/>
    <style:style style:name="T34_165" style:family="text"/>
    <style:style style:name="T34_166" style:family="text"/>
    <style:style style:name="T34_167" style:family="text"/>
    <style:style style:name="T34_168" style:family="text"/>
    <style:style style:name="T34_169" style:family="text"/>
    <style:style style:name="T34_170" style:family="text"/>
    <style:style style:name="T34_171" style:family="text"/>
    <style:style style:name="T34_172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 style:parent-style-name="Standard"/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/>
    <style:style style:name="T43_118" style:family="text"/>
    <style:style style:name="T43_119" style:family="text"/>
    <style:style style:name="T43_120" style:family="text"/>
    <style:style style:name="T43_121" style:family="text"/>
    <style:style style:name="T43_122" style:family="text"/>
    <style:style style:name="T43_123" style:family="text"/>
    <style:style style:name="T43_124" style:family="text"/>
    <style:style style:name="T43_125" style:family="text"/>
    <style:style style:name="T43_126" style:family="text"/>
    <style:style style:name="T43_127" style:family="text"/>
    <style:style style:name="T43_128" style:family="text"/>
    <style:style style:name="T43_129" style:family="text"/>
    <style:style style:name="T43_130" style:family="text"/>
    <style:style style:name="T43_131" style:family="text"/>
    <style:style style:name="T43_132" style:family="text"/>
    <style:style style:name="T43_133" style:family="text"/>
    <style:style style:name="T43_134" style:family="text"/>
    <style:style style:name="T43_135" style:family="text"/>
    <style:style style:name="T43_136" style:family="text"/>
    <style:style style:name="T43_137" style:family="text"/>
    <style:style style:name="T43_138" style:family="text"/>
    <style:style style:name="T43_139" style:family="text"/>
    <style:style style:name="T43_140" style:family="text"/>
    <style:style style:name="T43_141" style:family="text"/>
    <style:style style:name="T43_142" style:family="text"/>
    <style:style style:name="T43_143" style:family="text"/>
    <style:style style:name="T43_144" style:family="text"/>
    <style:style style:name="T43_145" style:family="text"/>
    <style:style style:name="T43_146" style:family="text"/>
    <style:style style:name="T43_147" style:family="text"/>
    <style:style style:name="T43_148" style:family="text"/>
    <style:style style:name="T43_149" style:family="text"/>
    <style:style style:name="T43_150" style:family="text"/>
    <style:style style:name="T43_151" style:family="text"/>
    <style:style style:name="T43_152" style:family="text"/>
    <style:style style:name="T43_153" style:family="text"/>
    <style:style style:name="T43_154" style:family="text"/>
    <style:style style:name="T43_155" style:family="text"/>
    <style:style style:name="T43_156" style:family="text"/>
    <style:style style:name="T43_157" style:family="text"/>
    <style:style style:name="T43_158" style:family="text"/>
    <style:style style:name="T43_159" style:family="text"/>
    <style:style style:name="T43_160" style:family="text"/>
    <style:style style:name="T43_161" style:family="text"/>
    <style:style style:name="T43_162" style:family="text"/>
    <style:style style:name="T43_163" style:family="text"/>
    <style:style style:name="T43_164" style:family="text"/>
    <style:style style:name="T43_165" style:family="text"/>
    <style:style style:name="T43_166" style:family="text"/>
    <style:style style:name="T43_167" style:family="text"/>
    <style:style style:name="T43_168" style:family="text"/>
    <style:style style:name="T43_169" style:family="text"/>
    <style:style style:name="T43_170" style:family="text"/>
    <style:style style:name="T43_171" style:family="text"/>
    <style:style style:name="T43_172" style:family="text"/>
    <style:style style:name="T43_173" style:family="text"/>
    <style:style style:name="T43_174" style:family="text"/>
    <style:style style:name="T43_175" style:family="text"/>
    <style:style style:name="T43_176" style:family="text"/>
    <style:style style:name="T43_177" style:family="text"/>
    <style:style style:name="T43_178" style:family="text"/>
    <style:style style:name="T43_179" style:family="text"/>
    <style:style style:name="T43_180" style:family="text"/>
    <style:style style:name="T43_181" style:family="text"/>
    <style:style style:name="T43_182" style:family="text"/>
    <style:style style:name="T43_183" style:family="text"/>
    <style:style style:name="T43_184" style:family="text"/>
    <style:style style:name="T43_185" style:family="text"/>
    <style:style style:name="T43_186" style:family="text"/>
    <style:style style:name="T43_187" style:family="text"/>
    <style:style style:name="T43_188" style:family="text"/>
    <style:style style:name="T43_189" style:family="text"/>
    <style:style style:name="T43_190" style:family="text"/>
    <style:style style:name="T43_191" style:family="text"/>
    <style:style style:name="T43_192" style:family="text"/>
    <style:style style:name="T43_193" style:family="text"/>
    <style:style style:name="T43_194" style:family="text"/>
    <style:style style:name="T43_195" style:family="text"/>
    <style:style style:name="T43_196" style:family="text"/>
    <style:style style:name="T43_197" style:family="text"/>
    <style:style style:name="T43_198" style:family="text"/>
    <style:style style:name="T43_199" style:family="text"/>
    <style:style style:name="T43_200" style:family="text"/>
    <style:style style:name="T43_201" style:family="text"/>
    <style:style style:name="T43_202" style:family="text"/>
    <style:style style:name="T43_203" style:family="text"/>
    <style:style style:name="T43_204" style:family="text"/>
    <style:style style:name="T43_205" style:family="text"/>
    <style:style style:name="T43_206" style:family="text"/>
    <style:style style:name="T43_207" style:family="text"/>
    <style:style style:name="T43_208" style:family="text"/>
    <style:style style:name="T43_209" style:family="text"/>
    <style:style style:name="T43_210" style:family="text"/>
    <style:style style:name="T43_211" style:family="text"/>
    <style:style style:name="T43_212" style:family="text"/>
    <style:style style:name="T43_213" style:family="text"/>
    <style:style style:name="T43_214" style:family="text"/>
    <style:style style:name="T43_215" style:family="text"/>
    <style:style style:name="T43_216" style:family="text"/>
    <style:style style:name="T43_217" style:family="text"/>
    <style:style style:name="T43_218" style:family="text"/>
    <style:style style:name="T43_219" style:family="text"/>
    <style:style style:name="T43_220" style:family="text"/>
    <style:style style:name="T43_221" style:family="text"/>
    <style:style style:name="T43_222" style:family="text"/>
    <style:style style:name="T43_223" style:family="text"/>
    <style:style style:name="T43_224" style:family="text"/>
    <style:style style:name="T43_225" style:family="text"/>
    <style:style style:name="T43_226" style:family="text"/>
    <style:style style:name="T43_227" style:family="text"/>
    <style:style style:name="T43_228" style:family="text"/>
    <style:style style:name="T43_229" style:family="text"/>
    <style:style style:name="T43_230" style:family="text"/>
    <style:style style:name="T43_231" style:family="text"/>
    <style:style style:name="T43_232" style:family="text"/>
    <style:style style:name="T43_233" style:family="text"/>
    <style:style style:name="T43_234" style:family="text"/>
    <style:style style:name="T43_235" style:family="text"/>
    <style:style style:name="T43_236" style:family="text"/>
    <style:style style:name="T43_237" style:family="text"/>
    <style:style style:name="T43_238" style:family="text"/>
    <style:style style:name="T43_239" style:family="text"/>
    <style:style style:name="T43_240" style:family="text"/>
    <style:style style:name="T43_241" style:family="text"/>
    <style:style style:name="T43_242" style:family="text"/>
    <style:style style:name="T43_243" style:family="text"/>
    <style:style style:name="T43_244" style:family="text"/>
    <style:style style:name="T43_245" style:family="text"/>
    <style:style style:name="T43_246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P47" style:family="paragraph" style:parent-style-name="Standard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>
      <style:text-properties fo:color="#ff0000"/>
    </style:style>
    <style:style style:name="T59_2" style:family="text">
      <style:text-properties fo:color="#ff0000"/>
    </style:style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>
      <style:text-properties fo:color="#ff0000"/>
    </style:style>
    <style:style style:name="T60_2" style:family="text">
      <style:text-properties fo:color="#ff0000"/>
    </style:style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T62_13" style:family="text"/>
    <style:style style:name="T62_14" style:family="text">
      <style:text-properties fo:color="#1155cc" style:text-underline-style="solid" style:text-underline-color="font-color"/>
    </style:style>
    <style:style style:name="T62_15" style:family="text"/>
    <style:style style:name="T62_16" style:family="text">
      <style:text-properties fo:color="#1155cc" style:text-underline-style="solid" style:text-underline-color="font-color"/>
    </style:style>
    <style:style style:name="T62_17" style:family="text"/>
    <style:style style:name="T62_18" style:family="text">
      <style:text-properties fo:color="#1155cc" style:text-underline-style="solid" style:text-underline-color="font-color"/>
    </style:style>
    <style:style style:name="T62_19" style:family="text"/>
    <style:style style:name="T62_20" style:family="text">
      <style:text-properties fo:color="#1155cc" style:text-underline-style="solid" style:text-underline-color="font-color"/>
    </style:style>
    <style:style style:name="T62_21" style:family="text"/>
    <style:style style:name="T62_22" style:family="text">
      <style:text-properties fo:color="#1155cc" style:text-underline-style="solid" style:text-underline-color="font-color"/>
    </style:style>
    <style:style style:name="T62_23" style:family="text"/>
    <style:style style:name="T62_24" style:family="text">
      <style:text-properties fo:color="#1155cc" style:text-underline-style="solid" style:text-underline-color="font-color"/>
    </style:style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>
      <style:text-properties fo:font-weight="bold" style:font-weight-asian="bold" style:font-weight-complex="bold" style:text-underline-style="solid" style:text-underline-color="font-color"/>
    </style:style>
    <style:style style:name="T62_69" style:family="text">
      <style:text-properties fo:font-weight="bold" style:font-weight-asian="bold" style:font-weight-complex="bold"/>
    </style:style>
    <style:style style:name="T62_70" style:family="text">
      <style:text-properties fo:color="#ff0000" fo:font-weight="bold" style:font-weight-asian="bold" style:font-weight-complex="bold" style:text-underline-style="solid" style:text-underline-color="font-color"/>
    </style:style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T64_3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T67_108" style:family="text"/>
    <style:style style:name="T67_109" style:family="text"/>
    <style:style style:name="T67_110" style:family="text"/>
    <style:style style:name="T67_111" style:family="text"/>
    <style:style style:name="T67_112" style:family="text"/>
    <style:style style:name="T67_113" style:family="text"/>
    <style:style style:name="T67_114" style:family="text"/>
    <style:style style:name="T67_115" style:family="text"/>
    <style:style style:name="T67_116" style:family="text"/>
    <style:style style:name="T67_117" style:family="text"/>
    <style:style style:name="T67_118" style:family="text"/>
    <style:style style:name="T67_119" style:family="text"/>
    <style:style style:name="T67_120" style:family="text"/>
    <style:style style:name="T67_121" style:family="text"/>
    <style:style style:name="T67_122" style:family="text"/>
    <style:style style:name="T67_123" style:family="text"/>
    <style:style style:name="T67_124" style:family="text"/>
    <style:style style:name="T67_125" style:family="text"/>
    <style:style style:name="T67_126" style:family="text"/>
    <style:style style:name="T67_127" style:family="text"/>
    <style:style style:name="T67_128" style:family="text"/>
    <style:style style:name="T67_129" style:family="text"/>
    <style:style style:name="T67_130" style:family="text"/>
    <style:style style:name="T67_131" style:family="text"/>
    <style:style style:name="T67_132" style:family="text"/>
    <style:style style:name="T67_133" style:family="text"/>
    <style:style style:name="T67_134" style:family="text"/>
    <style:style style:name="T67_135" style:family="text"/>
    <style:style style:name="T67_136" style:family="text"/>
    <style:style style:name="T67_137" style:family="text"/>
    <style:style style:name="T67_138" style:family="text"/>
    <style:style style:name="T67_139" style:family="text"/>
    <style:style style:name="T67_140" style:family="text"/>
    <style:style style:name="T67_141" style:family="text"/>
    <style:style style:name="T67_142" style:family="text"/>
    <style:style style:name="T67_143" style:family="text"/>
    <style:style style:name="T67_144" style:family="text"/>
    <style:style style:name="T67_145" style:family="text"/>
    <style:style style:name="T67_146" style:family="text"/>
    <style:style style:name="T67_147" style:family="text"/>
    <style:style style:name="T67_148" style:family="text"/>
    <style:style style:name="T67_149" style:family="text"/>
    <style:style style:name="T67_150" style:family="text"/>
    <style:style style:name="T67_151" style:family="text"/>
    <style:style style:name="T67_152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T71_3" style:family="text">
      <style:text-properties fo:font-weight="bold" style:font-weight-asian="bold" style:font-weight-complex="bold"/>
    </style:style>
    <style:style style:name="T71_4" style:family="text">
      <style:text-properties fo:font-weight="bold" style:font-weight-asian="bold" style:font-weight-complex="bold"/>
    </style:style>
    <style:style style:name="T71_5" style:family="text">
      <style:text-properties fo:font-weight="bold" style:font-weight-asian="bold" style:font-weight-complex="bold"/>
    </style:style>
    <style:style style:name="T71_6" style:family="text">
      <style:text-properties fo:font-weight="bold" style:font-weight-asian="bold" style:font-weight-complex="bold"/>
    </style:style>
    <style:style style:name="T71_7" style:family="text"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/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T73_111" style:family="text"/>
    <style:style style:name="T73_112" style:family="text"/>
    <style:style style:name="T73_113" style:family="text"/>
    <style:style style:name="T73_114" style:family="text"/>
    <style:style style:name="T73_115" style:family="text"/>
    <style:style style:name="T73_116" style:family="text"/>
    <style:style style:name="T73_117" style:family="text"/>
    <style:style style:name="T73_118" style:family="text"/>
    <style:style style:name="T73_119" style:family="text"/>
    <style:style style:name="T73_120" style:family="text"/>
    <style:style style:name="T73_121" style:family="text"/>
    <style:style style:name="T73_122" style:family="text"/>
    <style:style style:name="T73_123" style:family="text"/>
    <style:style style:name="T73_124" style:family="text"/>
    <style:style style:name="T73_125" style:family="text"/>
    <style:style style:name="T73_126" style:family="text"/>
    <style:style style:name="T73_127" style:family="text"/>
    <style:style style:name="T73_128" style:family="text"/>
    <style:style style:name="T73_129" style:family="text"/>
    <style:style style:name="T73_130" style:family="text"/>
    <style:style style:name="T73_131" style:family="text"/>
    <style:style style:name="T73_132" style:family="text"/>
    <style:style style:name="T73_133" style:family="text"/>
    <style:style style:name="T73_134" style:family="text"/>
    <style:style style:name="T73_135" style:family="text"/>
    <style:style style:name="T73_136" style:family="text"/>
    <style:style style:name="T73_137" style:family="text"/>
    <style:style style:name="T73_138" style:family="text"/>
    <style:style style:name="T73_139" style:family="text"/>
    <style:style style:name="T73_140" style:family="text"/>
    <style:style style:name="T73_141" style:family="text"/>
    <style:style style:name="T73_142" style:family="text"/>
    <style:style style:name="T73_143" style:family="text"/>
    <style:style style:name="T73_144" style:family="text"/>
    <style:style style:name="T73_145" style:family="text"/>
    <style:style style:name="T73_146" style:family="text"/>
    <style:style style:name="T73_147" style:family="text"/>
    <style:style style:name="T73_148" style:family="text"/>
    <style:style style:name="T73_149" style:family="text"/>
    <style:style style:name="T73_150" style:family="text"/>
    <style:style style:name="T73_151" style:family="text"/>
    <style:style style:name="T73_152" style:family="text"/>
    <style:style style:name="T73_153" style:family="text"/>
    <style:style style:name="T73_154" style:family="text"/>
    <style:style style:name="T73_155" style:family="text"/>
    <style:style style:name="T73_156" style:family="text"/>
    <style:style style:name="T73_157" style:family="text"/>
    <style:style style:name="T73_158" style:family="text"/>
    <style:style style:name="T73_159" style:family="text"/>
    <style:style style:name="T73_160" style:family="text"/>
    <style:style style:name="T73_161" style:family="text"/>
    <style:style style:name="T73_162" style:family="text"/>
    <style:style style:name="T73_163" style:family="text"/>
    <style:style style:name="T73_164" style:family="text"/>
    <style:style style:name="T73_165" style:family="text"/>
    <style:style style:name="T73_166" style:family="text"/>
    <style:style style:name="T73_167" style:family="text"/>
    <style:style style:name="T73_168" style:family="text"/>
    <style:style style:name="T73_169" style:family="text"/>
    <style:style style:name="T73_170" style:family="text"/>
    <style:style style:name="T73_171" style:family="text"/>
    <style:style style:name="T73_172" style:family="text"/>
    <style:style style:name="T73_173" style:family="text"/>
    <style:style style:name="T73_174" style:family="text"/>
    <style:style style:name="T73_175" style:family="text"/>
    <style:style style:name="T73_176" style:family="text"/>
    <style:style style:name="T73_177" style:family="text"/>
    <style:style style:name="T73_178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>
      <style:text-properties fo:font-weight="bold" style:font-weight-asian="bold" style:font-weight-complex="bold"/>
    </style:style>
    <style:style style:name="T76_3" style:family="text">
      <style:text-properties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/>
    <style:style style:name="T77_109" style:family="text"/>
    <style:style style:name="T77_110" style:family="text"/>
    <style:style style:name="T77_111" style:family="text"/>
    <style:style style:name="T77_112" style:family="text"/>
    <style:style style:name="T77_113" style:family="text"/>
    <style:style style:name="T77_114" style:family="text"/>
    <style:style style:name="T77_115" style:family="text"/>
    <style:style style:name="T77_116" style:family="text"/>
    <style:style style:name="T77_117" style:family="text"/>
    <style:style style:name="T77_118" style:family="text"/>
    <style:style style:name="T77_119" style:family="text"/>
    <style:style style:name="T77_120" style:family="text"/>
    <style:style style:name="T77_121" style:family="text"/>
    <style:style style:name="T77_122" style:family="text"/>
    <style:style style:name="T77_123" style:family="text"/>
    <style:style style:name="T77_124" style:family="text"/>
    <style:style style:name="T77_125" style:family="text"/>
    <style:style style:name="T77_126" style:family="text"/>
    <style:style style:name="T77_127" style:family="text"/>
    <style:style style:name="T77_128" style:family="text"/>
    <style:style style:name="T77_129" style:family="text"/>
    <style:style style:name="T77_130" style:family="text"/>
    <style:style style:name="T77_131" style:family="text"/>
    <style:style style:name="T77_132" style:family="text"/>
    <style:style style:name="T77_133" style:family="text"/>
    <style:style style:name="T77_134" style:family="text"/>
    <style:style style:name="T77_135" style:family="text"/>
    <style:style style:name="T77_136" style:family="text"/>
    <style:style style:name="T77_137" style:family="text"/>
    <style:style style:name="T77_138" style:family="text"/>
    <style:style style:name="T77_139" style:family="text"/>
    <style:style style:name="T77_140" style:family="text"/>
    <style:style style:name="T77_141" style:family="text"/>
    <style:style style:name="T77_142" style:family="text"/>
    <style:style style:name="T77_143" style:family="text"/>
    <style:style style:name="T77_144" style:family="text"/>
    <style:style style:name="T77_145" style:family="text"/>
    <style:style style:name="T77_146" style:family="text"/>
    <style:style style:name="T77_147" style:family="text"/>
    <style:style style:name="T77_148" style:family="text"/>
    <style:style style:name="T77_149" style:family="text"/>
    <style:style style:name="T77_150" style:family="text"/>
    <style:style style:name="T77_151" style:family="text"/>
    <style:style style:name="T77_152" style:family="text"/>
    <style:style style:name="T77_153" style:family="text"/>
    <style:style style:name="T77_154" style:family="text"/>
    <style:style style:name="T77_155" style:family="text"/>
    <style:style style:name="T77_156" style:family="text"/>
    <style:style style:name="T77_157" style:family="text"/>
    <style:style style:name="T77_158" style:family="text"/>
    <style:style style:name="T77_159" style:family="text"/>
    <style:style style:name="T77_160" style:family="text"/>
    <style:style style:name="T77_161" style:family="text"/>
    <style:style style:name="T77_162" style:family="text"/>
    <style:style style:name="T77_163" style:family="text"/>
    <style:style style:name="T77_164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T78_115" style:family="text"/>
    <style:style style:name="T78_116" style:family="text"/>
    <style:style style:name="T78_117" style:family="text"/>
    <style:style style:name="T78_118" style:family="text"/>
    <style:style style:name="T78_119" style:family="text"/>
    <style:style style:name="T78_120" style:family="text"/>
    <style:style style:name="T78_121" style:family="text"/>
    <style:style style:name="T78_122" style:family="text"/>
    <style:style style:name="T78_123" style:family="text"/>
    <style:style style:name="T78_124" style:family="text"/>
    <style:style style:name="T78_125" style:family="text"/>
    <style:style style:name="T78_126" style:family="text"/>
    <style:style style:name="T78_127" style:family="text"/>
    <style:style style:name="T78_128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T79_123" style:family="text"/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T79_130" style:family="text"/>
    <style:style style:name="T79_131" style:family="text"/>
    <style:style style:name="T79_132" style:family="text"/>
    <style:style style:name="T79_133" style:family="text"/>
    <style:style style:name="T79_134" style:family="text"/>
    <style:style style:name="T79_135" style:family="text"/>
    <style:style style:name="T79_136" style:family="text"/>
    <style:style style:name="T79_137" style:family="text"/>
    <style:style style:name="T79_138" style:family="text"/>
    <style:style style:name="T79_139" style:family="text"/>
    <style:style style:name="T79_140" style:family="text"/>
    <style:style style:name="T79_141" style:family="text"/>
    <style:style style:name="T79_142" style:family="text"/>
    <style:style style:name="T79_143" style:family="text"/>
    <style:style style:name="T79_144" style:family="text"/>
    <style:style style:name="T79_145" style:family="text"/>
    <style:style style:name="T79_146" style:family="text"/>
    <style:style style:name="T79_147" style:family="text"/>
    <style:style style:name="T79_148" style:family="text"/>
    <style:style style:name="T79_149" style:family="text"/>
    <style:style style:name="T79_150" style:family="text"/>
    <style:style style:name="T79_151" style:family="text"/>
    <style:style style:name="T79_152" style:family="text"/>
    <style:style style:name="T79_153" style:family="text"/>
    <style:style style:name="T79_154" style:family="text"/>
    <style:style style:name="T79_155" style:family="text"/>
    <style:style style:name="T79_156" style:family="text"/>
    <style:style style:name="T79_157" style:family="text"/>
    <style:style style:name="T79_158" style:family="text"/>
    <style:style style:name="T79_159" style:family="text"/>
    <style:style style:name="T79_160" style:family="text"/>
    <style:style style:name="T79_161" style:family="text"/>
    <style:style style:name="T79_162" style:family="text"/>
    <style:style style:name="T79_163" style:family="text"/>
    <style:style style:name="T79_164" style:family="text"/>
    <style:style style:name="T79_165" style:family="text"/>
    <style:style style:name="T79_166" style:family="text"/>
    <style:style style:name="T79_167" style:family="text"/>
    <style:style style:name="T79_168" style:family="text"/>
    <style:style style:name="T79_169" style:family="text"/>
    <style:style style:name="T79_170" style:family="text"/>
    <style:style style:name="T79_171" style:family="text"/>
    <style:style style:name="T79_172" style:family="text"/>
    <style:style style:name="T79_173" style:family="text"/>
    <style:style style:name="T79_174" style:family="text"/>
    <style:style style:name="T79_175" style:family="text"/>
    <style:style style:name="T79_176" style:family="text"/>
    <style:style style:name="T79_177" style:family="text"/>
    <style:style style:name="T79_178" style:family="text"/>
    <style:style style:name="T79_179" style:family="text"/>
    <style:style style:name="T79_180" style:family="text"/>
    <style:style style:name="T79_181" style:family="text"/>
    <style:style style:name="T79_182" style:family="text"/>
    <style:style style:name="T79_183" style:family="text"/>
    <style:style style:name="T79_184" style:family="text"/>
    <style:style style:name="T79_185" style:family="text"/>
    <style:style style:name="T79_186" style:family="text"/>
    <style:style style:name="T79_187" style:family="text"/>
    <style:style style:name="T79_188" style:family="text"/>
    <style:style style:name="T79_189" style:family="text"/>
    <style:style style:name="T79_190" style:family="text"/>
    <style:style style:name="T79_191" style:family="text"/>
    <style:style style:name="T79_192" style:family="text"/>
    <style:style style:name="T79_193" style:family="text"/>
    <style:style style:name="T79_194" style:family="text"/>
    <style:style style:name="T79_195" style:family="text"/>
    <style:style style:name="T79_196" style:family="text"/>
    <style:style style:name="T79_197" style:family="text"/>
    <style:style style:name="T79_198" style:family="text"/>
    <style:style style:name="T79_199" style:family="text"/>
    <style:style style:name="T79_200" style:family="text"/>
    <style:style style:name="T79_201" style:family="text"/>
    <style:style style:name="T79_202" style:family="text"/>
    <style:style style:name="T79_203" style:family="text"/>
    <style:style style:name="T79_204" style:family="text"/>
    <style:style style:name="T79_205" style:family="text"/>
    <style:style style:name="T79_206" style:family="text"/>
    <style:style style:name="T79_207" style:family="text"/>
    <style:style style:name="T79_208" style:family="text"/>
    <style:style style:name="T79_209" style:family="text"/>
    <style:style style:name="T79_210" style:family="text"/>
    <style:style style:name="T79_211" style:family="text"/>
    <style:style style:name="T79_212" style:family="text"/>
    <style:style style:name="T79_213" style:family="text"/>
    <style:style style:name="T79_214" style:family="text"/>
    <style:style style:name="T79_215" style:family="text"/>
    <style:style style:name="T79_216" style:family="text"/>
    <style:style style:name="T79_217" style:family="text"/>
    <style:style style:name="T79_218" style:family="text"/>
    <style:style style:name="T79_219" style:family="text"/>
    <style:style style:name="T79_220" style:family="text"/>
    <style:style style:name="T79_221" style:family="text"/>
    <style:style style:name="T79_222" style:family="text"/>
    <style:style style:name="T79_223" style:family="text"/>
    <style:style style:name="T79_224" style:family="text"/>
    <style:style style:name="T79_225" style:family="text"/>
    <style:style style:name="T79_226" style:family="text"/>
    <style:style style:name="T79_227" style:family="text"/>
    <style:style style:name="T79_228" style:family="text"/>
    <style:style style:name="T79_229" style:family="text"/>
    <style:style style:name="T79_230" style:family="text"/>
    <style:style style:name="T79_231" style:family="text"/>
    <style:style style:name="T79_232" style:family="text"/>
    <style:style style:name="T79_233" style:family="text"/>
    <style:style style:name="T79_234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T81_3" style:family="text">
      <style:text-properties fo:font-weight="bold" style:font-weight-asian="bold" style:font-weight-complex="bold"/>
    </style:style>
    <style:style style:name="T81_4" style:family="text">
      <style:text-properties fo:font-weight="bold" style:font-weight-asian="bold" style:font-weight-complex="bold"/>
    </style:style>
    <style:style style:name="T81_5" style:family="text"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T82_85" style:family="text"/>
    <style:style style:name="T82_86" style:family="text"/>
    <style:style style:name="T82_87" style:family="text"/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T82_94" style:family="text"/>
    <style:style style:name="T82_95" style:family="text"/>
    <style:style style:name="T82_96" style:family="text"/>
    <style:style style:name="T82_97" style:family="text"/>
    <style:style style:name="T82_98" style:family="text"/>
    <style:style style:name="T82_99" style:family="text"/>
    <style:style style:name="T82_100" style:family="text"/>
    <style:style style:name="T82_101" style:family="text"/>
    <style:style style:name="T82_102" style:family="text"/>
    <style:style style:name="T82_103" style:family="text"/>
    <style:style style:name="T82_104" style:family="text"/>
    <style:style style:name="T82_105" style:family="text"/>
    <style:style style:name="T82_106" style:family="text"/>
    <style:style style:name="T82_107" style:family="text"/>
    <style:style style:name="T82_108" style:family="text"/>
    <style:style style:name="T82_109" style:family="text"/>
    <style:style style:name="T82_110" style:family="text"/>
    <style:style style:name="T82_111" style:family="text"/>
    <style:style style:name="T82_112" style:family="text"/>
    <style:style style:name="T82_113" style:family="text"/>
    <style:style style:name="T82_114" style:family="text"/>
    <style:style style:name="T82_115" style:family="text"/>
    <style:style style:name="T82_116" style:family="text"/>
    <style:style style:name="T82_117" style:family="text"/>
    <style:style style:name="T82_118" style:family="text"/>
    <style:style style:name="T82_119" style:family="text"/>
    <style:style style:name="T82_120" style:family="text"/>
    <style:style style:name="T82_121" style:family="text"/>
    <style:style style:name="T82_122" style:family="text"/>
    <style:style style:name="T82_123" style:family="text"/>
    <style:style style:name="T82_124" style:family="text"/>
    <style:style style:name="T82_125" style:family="text"/>
    <style:style style:name="T82_126" style:family="text"/>
    <style:style style:name="T82_127" style:family="text"/>
    <style:style style:name="T82_128" style:family="text"/>
    <style:style style:name="T82_129" style:family="text"/>
    <style:style style:name="T82_130" style:family="text"/>
    <style:style style:name="T82_131" style:family="text"/>
    <style:style style:name="T82_132" style:family="text"/>
    <style:style style:name="T82_133" style:family="text"/>
    <style:style style:name="T82_134" style:family="text"/>
    <style:style style:name="T82_135" style:family="text"/>
    <style:style style:name="T82_136" style:family="text"/>
    <style:style style:name="T82_137" style:family="text"/>
    <style:style style:name="T82_138" style:family="text"/>
    <style:style style:name="T82_139" style:family="text"/>
    <style:style style:name="T82_140" style:family="text"/>
    <style:style style:name="T82_141" style:family="text"/>
    <style:style style:name="T82_142" style:family="text"/>
    <style:style style:name="T82_143" style:family="text"/>
    <style:style style:name="T82_144" style:family="text"/>
    <style:style style:name="T82_145" style:family="text"/>
    <style:style style:name="T82_146" style:family="text"/>
    <style:style style:name="T82_147" style:family="text"/>
    <style:style style:name="T82_148" style:family="text"/>
    <style:style style:name="T82_149" style:family="text"/>
    <style:style style:name="T82_150" style:family="text"/>
    <style:style style:name="T82_151" style:family="text"/>
    <style:style style:name="T82_152" style:family="text"/>
    <style:style style:name="T82_153" style:family="text"/>
    <style:style style:name="T82_154" style:family="text"/>
    <style:style style:name="T82_155" style:family="text"/>
    <style:style style:name="T82_156" style:family="text"/>
    <style:style style:name="T82_157" style:family="text"/>
    <style:style style:name="T82_158" style:family="text"/>
    <style:style style:name="T82_159" style:family="text"/>
    <style:style style:name="T82_160" style:family="text"/>
    <style:style style:name="T82_161" style:family="text"/>
    <style:style style:name="T82_162" style:family="text"/>
    <style:style style:name="T82_163" style:family="text"/>
    <style:style style:name="T82_164" style:family="text"/>
    <style:style style:name="T82_165" style:family="text"/>
    <style:style style:name="T82_166" style:family="text"/>
    <style:style style:name="T82_167" style:family="text"/>
    <style:style style:name="T82_168" style:family="text"/>
    <style:style style:name="T82_169" style:family="text"/>
    <style:style style:name="T82_170" style:family="text"/>
    <style:style style:name="T82_171" style:family="text"/>
    <style:style style:name="T82_172" style:family="text"/>
    <style:style style:name="T82_173" style:family="text"/>
    <style:style style:name="T82_174" style:family="text"/>
    <style:style style:name="T82_175" style:family="text"/>
    <style:style style:name="T82_176" style:family="text"/>
    <style:style style:name="T82_177" style:family="text"/>
    <style:style style:name="T82_178" style:family="text"/>
    <style:style style:name="T82_179" style:family="text"/>
    <style:style style:name="T82_180" style:family="text"/>
    <style:style style:name="T82_181" style:family="text"/>
    <style:style style:name="T82_182" style:family="text"/>
    <style:style style:name="T82_183" style:family="text"/>
    <style:style style:name="T82_184" style:family="text"/>
    <style:style style:name="T82_185" style:family="text"/>
    <style:style style:name="T82_186" style:family="text"/>
    <style:style style:name="T82_187" style:family="text"/>
    <style:style style:name="T82_188" style:family="text"/>
    <style:style style:name="T82_189" style:family="text"/>
    <style:style style:name="T82_190" style:family="text"/>
    <style:style style:name="T82_191" style:family="text"/>
    <style:style style:name="T82_192" style:family="text"/>
    <style:style style:name="T82_193" style:family="text"/>
    <style:style style:name="T82_194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Heading_20_1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/>
    <style:style style:name="T86_96" style:family="text"/>
    <style:style style:name="T86_97" style:family="text"/>
    <style:style style:name="T86_98" style:family="text"/>
    <style:style style:name="T86_99" style:family="text"/>
    <style:style style:name="T86_100" style:family="text"/>
    <style:style style:name="T86_101" style:family="text"/>
    <style:style style:name="T86_102" style:family="text"/>
    <style:style style:name="T86_103" style:family="text"/>
    <style:style style:name="T86_104" style:family="text"/>
    <style:style style:name="T86_105" style:family="text"/>
    <style:style style:name="T86_106" style:family="text"/>
    <style:style style:name="T86_107" style:family="text"/>
    <style:style style:name="T86_108" style:family="text"/>
    <style:style style:name="T86_109" style:family="text"/>
    <style:style style:name="T86_110" style:family="text"/>
    <style:style style:name="T86_111" style:family="text"/>
    <style:style style:name="T86_112" style:family="text"/>
    <style:style style:name="T86_113" style:family="text"/>
    <style:style style:name="T86_114" style:family="text"/>
    <style:style style:name="T86_115" style:family="text"/>
    <style:style style:name="T86_116" style:family="text"/>
    <style:style style:name="T86_117" style:family="text"/>
    <style:style style:name="T86_118" style:family="text"/>
    <style:style style:name="T86_119" style:family="text"/>
    <style:style style:name="T86_120" style:family="text"/>
    <style:style style:name="T86_121" style:family="text"/>
    <style:style style:name="T86_122" style:family="text"/>
    <style:style style:name="T86_123" style:family="text"/>
    <style:style style:name="T86_124" style:family="text"/>
    <style:style style:name="T86_125" style:family="text"/>
    <style:style style:name="T86_126" style:family="text"/>
    <style:style style:name="T86_127" style:family="text"/>
    <style:style style:name="T86_128" style:family="text"/>
    <style:style style:name="T86_129" style:family="text"/>
    <style:style style:name="T86_130" style:family="text"/>
    <style:style style:name="T86_131" style:family="text"/>
    <style:style style:name="T86_132" style:family="text"/>
    <style:style style:name="T86_133" style:family="text"/>
    <style:style style:name="T86_134" style:family="text"/>
    <style:style style:name="T86_135" style:family="text"/>
    <style:style style:name="T86_136" style:family="text"/>
    <style:style style:name="T86_137" style:family="text"/>
    <style:style style:name="T86_138" style:family="text"/>
    <style:style style:name="T86_139" style:family="text"/>
    <style:style style:name="T86_140" style:family="text"/>
    <style:style style:name="T86_141" style:family="text"/>
    <style:style style:name="T86_142" style:family="text"/>
    <style:style style:name="T86_143" style:family="text"/>
    <style:style style:name="T86_144" style:family="text"/>
    <style:style style:name="T86_145" style:family="text"/>
    <style:style style:name="T86_146" style:family="text"/>
    <style:style style:name="T86_147" style:family="text"/>
    <style:style style:name="T86_148" style:family="text"/>
    <style:style style:name="T86_149" style:family="text"/>
    <style:style style:name="T86_150" style:family="text"/>
    <style:style style:name="T86_151" style:family="text"/>
    <style:style style:name="T86_152" style:family="text"/>
    <style:style style:name="T86_153" style:family="text"/>
    <style:style style:name="T86_154" style:family="text"/>
    <style:style style:name="T86_155" style:family="text"/>
    <style:style style:name="T86_156" style:family="text"/>
    <style:style style:name="T86_157" style:family="text"/>
    <style:style style:name="T86_158" style:family="text"/>
    <style:style style:name="T86_159" style:family="text"/>
    <style:style style:name="T86_160" style:family="text"/>
    <style:style style:name="T86_161" style:family="text"/>
    <style:style style:name="T86_162" style:family="text"/>
    <style:style style:name="T86_163" style:family="text"/>
    <style:style style:name="T86_164" style:family="text"/>
    <style:style style:name="T86_165" style:family="text"/>
    <style:style style:name="T86_166" style:family="text"/>
    <style:style style:name="T86_167" style:family="text"/>
    <style:style style:name="T86_168" style:family="text"/>
    <style:style style:name="T86_169" style:family="text"/>
    <style:style style:name="T86_170" style:family="text"/>
    <style:style style:name="T86_171" style:family="text"/>
    <style:style style:name="T86_172" style:family="text"/>
    <style:style style:name="T86_173" style:family="text"/>
    <style:style style:name="T86_174" style:family="text"/>
    <style:style style:name="T86_175" style:family="text"/>
    <style:style style:name="T86_176" style:family="text"/>
    <style:style style:name="T86_177" style:family="text"/>
    <style:style style:name="T86_178" style:family="text"/>
    <style:style style:name="T86_179" style:family="text"/>
    <style:style style:name="T86_180" style:family="text"/>
    <style:style style:name="T86_181" style:family="text"/>
    <style:style style:name="T86_182" style:family="text"/>
    <style:style style:name="T86_183" style:family="text"/>
    <style:style style:name="T86_184" style:family="text"/>
    <style:style style:name="T86_185" style:family="text"/>
    <style:style style:name="T86_186" style:family="text"/>
    <style:style style:name="T86_187" style:family="text"/>
    <style:style style:name="T86_188" style:family="text"/>
    <style:style style:name="T86_189" style:family="text"/>
    <style:style style:name="T86_190" style:family="text"/>
    <style:style style:name="T86_191" style:family="text"/>
    <style:style style:name="T86_192" style:family="text"/>
    <style:style style:name="T86_193" style:family="text"/>
    <style:style style:name="T86_194" style:family="text"/>
    <style:style style:name="T86_195" style:family="text"/>
    <style:style style:name="T86_196" style:family="text"/>
    <style:style style:name="T86_197" style:family="text"/>
    <style:style style:name="T86_198" style:family="text"/>
    <style:style style:name="T86_199" style:family="text"/>
    <style:style style:name="T86_200" style:family="text"/>
    <style:style style:name="T86_201" style:family="text"/>
    <style:style style:name="T86_202" style:family="text"/>
    <style:style style:name="T86_203" style:family="text"/>
    <style:style style:name="T86_204" style:family="text"/>
    <style:style style:name="T86_205" style:family="text"/>
    <style:style style:name="T86_206" style:family="text"/>
    <style:style style:name="T86_207" style:family="text"/>
    <style:style style:name="T86_208" style:family="text"/>
    <style:style style:name="T86_209" style:family="text"/>
    <style:style style:name="T86_210" style:family="text"/>
    <style:style style:name="T86_211" style:family="text"/>
    <style:style style:name="T86_212" style:family="text"/>
    <style:style style:name="T86_213" style:family="text"/>
    <style:style style:name="T86_214" style:family="text"/>
    <style:style style:name="T86_215" style:family="text"/>
    <style:style style:name="T86_216" style:family="text"/>
    <style:style style:name="T86_217" style:family="text"/>
    <style:style style:name="T86_218" style:family="text"/>
    <style:style style:name="T86_219" style:family="text"/>
    <style:style style:name="T86_220" style:family="text"/>
    <style:style style:name="T86_221" style:family="text"/>
    <style:style style:name="T86_222" style:family="text"/>
    <style:style style:name="T86_223" style:family="text"/>
    <style:style style:name="T86_224" style:family="text"/>
    <style:style style:name="T86_225" style:family="text"/>
    <style:style style:name="T86_226" style:family="text"/>
    <style:style style:name="T86_227" style:family="text"/>
    <style:style style:name="T86_228" style:family="text"/>
    <style:style style:name="T86_229" style:family="text"/>
    <style:style style:name="T86_230" style:family="text"/>
    <style:style style:name="T86_231" style:family="text"/>
    <style:style style:name="T86_232" style:family="text"/>
    <style:style style:name="T86_233" style:family="text"/>
    <style:style style:name="T86_234" style:family="text"/>
    <style:style style:name="T86_235" style:family="text"/>
    <style:style style:name="T86_236" style:family="text"/>
    <style:style style:name="T86_237" style:family="text"/>
    <style:style style:name="T86_238" style:family="text"/>
    <style:style style:name="T86_239" style:family="text"/>
    <style:style style:name="T86_240" style:family="text"/>
    <style:style style:name="T86_241" style:family="text"/>
    <style:style style:name="T86_242" style:family="text"/>
    <style:style style:name="T86_243" style:family="text"/>
    <style:style style:name="T86_244" style:family="text"/>
    <style:style style:name="T86_245" style:family="text"/>
    <style:style style:name="T86_246" style:family="text"/>
    <style:style style:name="T86_247" style:family="text"/>
    <style:style style:name="T86_248" style:family="text"/>
    <style:style style:name="T86_249" style:family="text"/>
    <style:style style:name="T86_250" style:family="text"/>
    <style:style style:name="T86_251" style:family="text"/>
    <style:style style:name="T86_252" style:family="text"/>
    <style:style style:name="T86_253" style:family="text"/>
    <style:style style:name="T86_254" style:family="text"/>
    <style:style style:name="T86_255" style:family="text"/>
    <style:style style:name="T86_256" style:family="text"/>
    <style:style style:name="T86_257" style:family="text"/>
    <style:style style:name="T86_258" style:family="text"/>
    <style:style style:name="T86_259" style:family="text"/>
    <style:style style:name="T86_260" style:family="text"/>
    <style:style style:name="T86_261" style:family="text"/>
    <style:style style:name="T86_262" style:family="text"/>
    <style:style style:name="T86_263" style:family="text"/>
    <style:style style:name="T86_264" style:family="text"/>
    <style:style style:name="T86_265" style:family="text"/>
    <style:style style:name="T86_266" style:family="text"/>
    <style:style style:name="T86_267" style:family="text"/>
    <style:style style:name="T86_268" style:family="text"/>
    <style:style style:name="T86_269" style:family="text"/>
    <style:style style:name="T86_270" style:family="text"/>
    <style:style style:name="T86_271" style:family="text"/>
    <style:style style:name="T86_272" style:family="text"/>
    <style:style style:name="T86_273" style:family="text"/>
    <style:style style:name="T86_274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P91" style:family="paragraph" style:parent-style-name="Standard">
      <style:paragraph-properties fo:break-before="auto" fo:line-height="115%" fo:margin-top="0cm" fo:margin-bottom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3" style:family="text"/>
    <style:style style:name="T93_4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5" style:family="text"/>
    <style:style style:name="T93_6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7" style:family="text"/>
    <style:style style:name="T93_8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9" style:family="text"/>
    <style:style style:name="T93_10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11" style:family="text"/>
    <style:style style:name="T93_12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13" style:family="text"/>
    <style:style style:name="T93_14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15" style:family="text"/>
    <style:style style:name="T93_16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17" style:family="text"/>
    <style:style style:name="T93_18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19" style:family="text"/>
    <style:style style:name="T93_20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21" style:family="text"/>
    <style:style style:name="T93_22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23" style:family="text"/>
    <style:style style:name="T93_24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25" style:family="text"/>
    <style:style style:name="T93_26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27" style:family="text"/>
    <style:style style:name="T93_28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29" style:family="text"/>
    <style:style style:name="T93_30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31" style:family="text"/>
    <style:style style:name="T93_32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33" style:family="text"/>
    <style:style style:name="T93_34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3_3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4_3" style:family="text"/>
    <style:style style:name="T94_4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4_5" style:family="text"/>
    <style:style style:name="T94_6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4_7" style:family="text"/>
    <style:style style:name="T94_8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4_9" style:family="text"/>
    <style:style style:name="T94_10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4_11" style:family="text"/>
    <style:style style:name="T94_12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4_13" style:family="text"/>
    <style:style style:name="T94_14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4_15" style:family="text"/>
    <style:style style:name="T94_16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4_17" style:family="text"/>
    <style:style style:name="T94_18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4_19" style:family="text"/>
    <style:style style:name="T94_20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4_21" style:family="text"/>
    <style:style style:name="T94_22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4_23" style:family="text"/>
    <style:style style:name="T94_24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4_25" style:family="text"/>
    <style:style style:name="T94_26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4_27" style:family="text"/>
    <style:style style:name="T94_28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4_29" style:family="text"/>
    <style:style style:name="T94_30" style:family="text">
      <style:text-properties fo:background-color="#ffffff" fo:color="#1155cc" style:font-name="Verdana" fo:font-size="9pt" style:font-name-asian="Verdana" style:font-size-asian="9pt" style:font-name-complex="Verdana" style:font-size-complex="9pt" style:text-underline-style="solid" style:text-underline-color="font-color"/>
    </style:style>
    <style:style style:name="T94_3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95" style:family="paragraph" style:parent-style-name="Standard">
      <style:paragraph-properties fo:break-before="auto" fo:line-height="115%" style:writing-mode="lr-tb"/>
      <style:text-properties fo:background-color="#ffffff" style:font-name="Verdana" fo:font-size="9pt" style:font-name-asian="Verdana" style:font-size-asian="9pt" style:font-name-complex="Verdana" style:font-size-complex="9pt"/>
    </style:style>
  </office:automatic-styles>
  <office:body>
    <office:text>
      <text:p text:style-name="P1"><text:span text:style-name="T1_1">Репутационная</text:span><text:span text:style-name="T1_2"><text:s/></text:span><text:span text:style-name="T1_3">система</text:span><text:span text:style-name="T1_4"><text:s/></text:span><text:span text:style-name="T1_5">регистрации</text:span><text:span text:style-name="T1_6"><text:s/></text:span><text:span text:style-name="T1_7">договорных</text:span><text:span text:style-name="T1_8"><text:s/></text:span><text:span text:style-name="T1_9">отношений</text:span><text:span text:style-name="T1_10">,<text:s/></text:span><text:span text:style-name="T1_11">работающая</text:span><text:span text:style-name="T1_12"><text:s/></text:span><text:span text:style-name="T1_13">на</text:span><text:span text:style-name="T1_14"><text:s/></text:span><text:span text:style-name="T1_15">основе</text:span><text:span text:style-name="T1_16"><text:s/></text:span><text:span text:style-name="T1_17">распределенной</text:span><text:span text:style-name="T1_18"><text:s/></text:span><text:span text:style-name="T1_19">базы</text:span><text:span text:style-name="T1_20"><text:s/></text:span><text:span text:style-name="T1_21">данных</text:span><text:span text:style-name="T1_22"><text:s/></text:span><text:span text:style-name="T1_23">типа</text:span><text:span text:style-name="T1_24"><text:s/></text:span><text:span text:style-name="T1_25">блокчейн</text:span><text:span text:style-name="T1_26">.<text:s/></text:span></text:p>
      <text:p text:style-name="P2"/>
      <text:p text:style-name="P3"><text:span text:style-name="T3_1">Система</text:span><text:span text:style-name="T3_2"><text:s/></text:span><text:span text:style-name="T3_3">хранит</text:span><text:span text:style-name="T3_4"><text:s/></text:span><text:span text:style-name="T3_5">в</text:span><text:span text:style-name="T3_6"><text:s/></text:span><text:span text:style-name="T3_7">себе</text:span><text:span text:style-name="T3_8"><text:s/></text:span><text:span text:style-name="T3_9">информацию</text:span><text:span text:style-name="T3_10"><text:s/></text:span><text:span text:style-name="T3_11">о</text:span><text:span text:style-name="T3_12"><text:s/></text:span><text:span text:style-name="T3_13">репутации</text:span><text:span text:style-name="T3_14"><text:s/></text:span><text:span text:style-name="T3_15">пользователей</text:span><text:span text:style-name="T3_16">,<text:s/></text:span><text:span text:style-name="T3_17">основанную</text:span><text:span text:style-name="T3_18"><text:s/></text:span><text:span text:style-name="T3_19">на</text:span><text:span text:style-name="T3_20"><text:s/></text:span><text:span text:style-name="T3_21">заключенных</text:span><text:span text:style-name="T3_22"><text:s/></text:span><text:span text:style-name="T3_23">между</text:span><text:span text:style-name="T3_24"><text:s/></text:span><text:span text:style-name="T3_25">пользователями</text:span><text:span text:style-name="T3_26"><text:s/></text:span><text:span text:style-name="T3_27">сделках</text:span><text:span text:style-name="T3_28">.<text:s/></text:span><text:span text:style-name="T3_29">Пользователи</text:span><text:span text:style-name="T3_30"><text:s/></text:span><text:span text:style-name="T3_31">вступают</text:span><text:span text:style-name="T3_32"><text:s/></text:span><text:span text:style-name="T3_33">в</text:span><text:span text:style-name="T3_34"><text:s/></text:span><text:span text:style-name="T3_35">договорные</text:span><text:span text:style-name="T3_36"><text:s/></text:span><text:span text:style-name="T3_37">отношения</text:span><text:span text:style-name="T3_38"><text:s/></text:span><text:span text:style-name="T3_39">и</text:span><text:span text:style-name="T3_40"><text:s/></text:span><text:span text:style-name="T3_41">для</text:span><text:span text:style-name="T3_42"><text:s/></text:span><text:span text:style-name="T3_43">снижения</text:span><text:span text:style-name="T3_44"><text:s/></text:span><text:span text:style-name="T3_45">рисков</text:span><text:span text:style-name="T3_46"><text:s/></text:span><text:span text:style-name="T3_47">регистрируют</text:span><text:span text:style-name="T3_48"><text:s/></text:span><text:span text:style-name="T3_49">свои</text:span><text:span text:style-name="T3_50"><text:s/></text:span><text:span text:style-name="T3_51">отношения</text:span><text:span text:style-name="T3_52"><text:s/></text:span><text:span text:style-name="T3_53">в</text:span><text:span text:style-name="T3_54"><text:s/></text:span><text:span text:style-name="T3_55">системе</text:span><text:span text:style-name="T3_56">.<text:s/></text:span><text:span text:style-name="T3_57">Благодаря</text:span><text:span text:style-name="T3_58"><text:s/></text:span><text:span text:style-name="T3_59">этому</text:span><text:span text:style-name="T3_60"><text:s/></text:span><text:span text:style-name="T3_61">каждый</text:span><text:span text:style-name="T3_62"><text:s/></text:span><text:span text:style-name="T3_63">из</text:span><text:span text:style-name="T3_64"><text:s/></text:span><text:span text:style-name="T3_65">них</text:span><text:span text:style-name="T3_66">,<text:s/></text:span><text:span text:style-name="T3_67">во</text:span><text:span text:style-name="T3_68">-</text:span><text:span text:style-name="T3_69">первых</text:span><text:span text:style-name="T3_70">,<text:s/></text:span><text:span text:style-name="T3_71">видит</text:span><text:span text:style-name="T3_72"><text:s/></text:span><text:span text:style-name="T3_73">историю</text:span><text:span text:style-name="T3_74"><text:s/></text:span><text:span text:style-name="T3_75">взаимоотношений</text:span><text:span text:style-name="T3_76"><text:s/></text:span><text:span text:style-name="T3_77">своего</text:span><text:span text:style-name="T3_78"><text:s/></text:span><text:span text:style-name="T3_79">потенциального</text:span><text:span text:style-name="T3_80"><text:s/></text:span><text:span text:style-name="T3_81">контрагента</text:span><text:span text:style-name="T3_82"><text:s/></text:span><text:span text:style-name="T3_83">в</text:span><text:span text:style-name="T3_84"><text:s/></text:span><text:span text:style-name="T3_85">виде</text:span><text:span text:style-name="T3_86"><text:s/></text:span><text:span text:style-name="T3_87">репутации</text:span><text:span text:style-name="T3_88">,<text:s/></text:span><text:span text:style-name="T3_89">которая</text:span><text:span text:style-name="T3_90"><text:s/></text:span><text:span text:style-name="T3_91">из</text:span><text:span text:style-name="T3_92"><text:s/></text:span><text:span text:style-name="T3_93">себя</text:span><text:span text:style-name="T3_94"><text:s/></text:span><text:span text:style-name="T3_95">представляет</text:span><text:span text:style-name="T3_96"><text:s/></text:span><text:span text:style-name="T3_97">счетчик</text:span><text:span text:style-name="T3_98"><text:s/></text:span><text:span text:style-name="T3_99">отзывов</text:span><text:span text:style-name="T3_100"><text:s/></text:span><text:span text:style-name="T3_101">положительные</text:span><text:span text:style-name="T3_102">/</text:span><text:span text:style-name="T3_103">отрицательные</text:span><text:span text:style-name="T3_104"><text:s/>+<text:s/></text:span><text:span text:style-name="T3_105">дополнительная</text:span><text:span text:style-name="T3_106"><text:s/></text:span><text:span text:style-name="T3_107">информация</text:span><text:span text:style-name="T3_108"><text:s/></text:span><text:span text:style-name="T3_109">о</text:span><text:span text:style-name="T3_110"><text:s/></text:span><text:span text:style-name="T3_111">компетенциях</text:span><text:span text:style-name="T3_112"><text:s/></text:span><text:span text:style-name="T3_113">и</text:span><text:span text:style-name="T3_114"><text:s/></text:span><text:span text:style-name="T3_115">квалификациях</text:span><text:span text:style-name="T3_116"><text:s/>(</text:span><text:span text:style-name="T3_117">подробное</text:span><text:span text:style-name="T3_118"><text:s/></text:span><text:span text:style-name="T3_119">описание</text:span><text:span text:style-name="T3_120"><text:s/></text:span><text:span text:style-name="T3_121">ниже</text:span><text:span text:style-name="T3_122">).<text:s/></text:span><text:span text:style-name="T3_123">Во</text:span><text:span text:style-name="T3_124">-</text:span><text:span text:style-name="T3_125">вторых</text:span><text:span text:style-name="T3_126">,<text:s/></text:span><text:span text:style-name="T3_127">возникает</text:span><text:span text:style-name="T3_128"><text:s/></text:span><text:span text:style-name="T3_129">дополнительная</text:span><text:span text:style-name="T3_130"><text:s/></text:span><text:span text:style-name="T3_131">гарантия</text:span><text:span text:style-name="T3_132">,<text:s/></text:span><text:span text:style-name="T3_133">контрагенты</text:span><text:span text:style-name="T3_134"><text:s/></text:span><text:span text:style-name="T3_135">несут</text:span><text:span text:style-name="T3_136"><text:s/></text:span><text:span text:style-name="T3_137">ответственность</text:span><text:span text:style-name="T3_138"><text:s/></text:span><text:span text:style-name="T3_139">своей</text:span><text:span text:style-name="T3_140"><text:s/></text:span><text:span text:style-name="T3_141">репутацией</text:span><text:span text:style-name="T3_142"><text:s/></text:span><text:span text:style-name="T3_143">за</text:span><text:span text:style-name="T3_144"><text:s/></text:span><text:span text:style-name="T3_145">взятые</text:span><text:span text:style-name="T3_146"><text:s/></text:span><text:span text:style-name="T3_147">на</text:span><text:span text:style-name="T3_148"><text:s/></text:span><text:span text:style-name="T3_149">себя</text:span><text:span text:style-name="T3_150"><text:s/></text:span><text:span text:style-name="T3_151">обязательства</text:span><text:span text:style-name="T3_152">,<text:s/></text:span><text:span text:style-name="T3_153">так</text:span><text:span text:style-name="T3_154"><text:s/></text:span><text:span text:style-name="T3_155">как</text:span><text:span text:style-name="T3_156"><text:s/></text:span><text:span text:style-name="T3_157">заключение</text:span><text:span text:style-name="T3_158"><text:s/></text:span><text:span text:style-name="T3_159">сделки</text:span><text:span text:style-name="T3_160"><text:s/></text:span><text:span text:style-name="T3_161">между</text:span><text:span text:style-name="T3_162"><text:s/></text:span><text:span text:style-name="T3_163">пользователями</text:span><text:span text:style-name="T3_164"><text:s/></text:span><text:span text:style-name="T3_165">дает</text:span><text:span text:style-name="T3_166"><text:s/></text:span><text:span text:style-name="T3_167">им</text:span><text:span text:style-name="T3_168"><text:s/></text:span><text:span text:style-name="T3_169">право</text:span><text:span text:style-name="T3_170"><text:s/></text:span><text:span text:style-name="T3_171">дополнить</text:span><text:span text:style-name="T3_172"><text:s/></text:span><text:span text:style-name="T3_173">репутацию</text:span><text:span text:style-name="T3_174"><text:s/></text:span><text:span text:style-name="T3_175">контрагента</text:span><text:span text:style-name="T3_176"><text:s/></text:span><text:span text:style-name="T3_177">своим</text:span><text:span text:style-name="T3_178"><text:s/></text:span><text:span text:style-name="T3_179">отзывом</text:span><text:span text:style-name="T3_180">.<text:s/></text:span><text:span text:style-name="T3_181">В</text:span><text:span text:style-name="T3_182"><text:s/></text:span><text:span text:style-name="T3_183">таком</text:span><text:span text:style-name="T3_184"><text:s/></text:span><text:span text:style-name="T3_185">случае</text:span><text:span text:style-name="T3_186"><text:s/></text:span><text:span text:style-name="T3_187">оба</text:span><text:span text:style-name="T3_188"><text:s/></text:span><text:span text:style-name="T3_189">пользователя</text:span><text:span text:style-name="T3_190"><text:s/></text:span><text:span text:style-name="T3_191">заведомо</text:span><text:span text:style-name="T3_192"><text:s/></text:span><text:span text:style-name="T3_193">мотивируются</text:span><text:span text:style-name="T3_194"><text:s/></text:span><text:span text:style-name="T3_195">на</text:span><text:span text:style-name="T3_196"><text:s/></text:span><text:span text:style-name="T3_197">то</text:span><text:span text:style-name="T3_198">,<text:s/></text:span><text:span text:style-name="T3_199">чтобы</text:span><text:span text:style-name="T3_200"><text:s/></text:span><text:span text:style-name="T3_201">быть</text:span><text:span text:style-name="T3_202"><text:s/></text:span><text:span text:style-name="T3_203">честными</text:span><text:span text:style-name="T3_204">,<text:s/></text:span><text:span text:style-name="T3_205">ответственными</text:span><text:span text:style-name="T3_206"><text:s/></text:span><text:span text:style-name="T3_207">и</text:span><text:span text:style-name="T3_208"><text:s/></text:span><text:span text:style-name="T3_209">доброжелательными</text:span><text:span text:style-name="T3_210">.<text:s/></text:span></text:p>
      <text:p text:style-name="P4"/>
      <text:p text:style-name="P5"><text:span text:style-name="T5_1">Каждый</text:span><text:span text:style-name="T5_2"><text:s/></text:span><text:span text:style-name="T5_3">пользователь</text:span><text:span text:style-name="T5_4"><text:s/></text:span><text:span text:style-name="T5_5">системы</text:span><text:span text:style-name="T5_6"><text:s/></text:span><text:span text:style-name="T5_7">имеет</text:span><text:span text:style-name="T5_8"><text:s/></text:span><text:span text:style-name="T5_9">уникальный</text:span><text:span text:style-name="T5_10"><text:s/></text:span><text:span text:style-name="T5_11">идентификатор</text:span><text:span text:style-name="T5_12">.<text:s/></text:span><text:span text:style-name="T5_13">Существуют</text:span><text:span text:style-name="T5_14"><text:s/></text:span><text:span text:style-name="T5_15">принципиальные</text:span><text:span text:style-name="T5_16"><text:s/></text:span><text:span text:style-name="T5_17">ограничения</text:span><text:span text:style-name="T5_18">:<text:s/></text:span><text:span text:style-name="T5_19">одно</text:span><text:span text:style-name="T5_20"><text:s/></text:span><text:span text:style-name="T5_21">физическое</text:span><text:span text:style-name="T5_22"><text:s/></text:span><text:span text:style-name="T5_23">лицо</text:span><text:span text:style-name="T5_24"><text:s/></text:span><text:span text:style-name="T5_25">имеет</text:span><text:span text:style-name="T5_26"><text:s/></text:span><text:span text:style-name="T5_27">право</text:span><text:span text:style-name="T5_28"><text:s/></text:span><text:span text:style-name="T5_29">на</text:span><text:span text:style-name="T5_30"><text:s/></text:span><text:span text:style-name="T5_31">создание</text:span><text:span text:style-name="T5_32"><text:s/></text:span><text:span text:style-name="T5_33">единственной</text:span><text:span text:style-name="T5_34"><text:s/></text:span><text:span text:style-name="T5_35">учетной</text:span><text:span text:style-name="T5_36"><text:s/></text:span><text:span text:style-name="T5_37">записи</text:span><text:span text:style-name="T5_38">,<text:s/></text:span><text:span text:style-name="T5_39">повторная</text:span><text:span text:style-name="T5_40"><text:s/></text:span><text:span text:style-name="T5_41">регистрация</text:span><text:span text:style-name="T5_42"><text:s/></text:span><text:span text:style-name="T5_43">невозможна</text:span><text:span text:style-name="T5_44">.<text:s/></text:span><text:span text:style-name="T5_45">Гарантируется</text:span><text:span text:style-name="T5_46"><text:s/></text:span><text:span text:style-name="T5_47">отождествление</text:span><text:span text:style-name="T5_48"><text:s/></text:span><text:span text:style-name="T5_49">аккаунта</text:span><text:span text:style-name="T5_50"><text:s/></text:span><text:span text:style-name="T5_51">с</text:span><text:span text:style-name="T5_52"><text:s/></text:span><text:span text:style-name="T5_53">конкретной</text:span><text:span text:style-name="T5_54"><text:s/></text:span><text:span text:style-name="T5_55">личностью</text:span><text:span text:style-name="T5_56">.<text:s/></text:span><text:span text:style-name="T5_57">Гарантией</text:span><text:span text:style-name="T5_58"><text:s/></text:span><text:span text:style-name="T5_59">исключающей</text:span><text:span text:style-name="T5_60"><text:s/></text:span><text:span text:style-name="T5_61">анонимизацию</text:span><text:span text:style-name="T5_62"><text:s/></text:span><text:span text:style-name="T5_63">учетных</text:span><text:span text:style-name="T5_64"><text:s/></text:span><text:span text:style-name="T5_65">записей</text:span><text:span text:style-name="T5_66"><text:s/></text:span><text:span text:style-name="T5_67">служит</text:span><text:span text:style-name="T5_68"><text:s/></text:span><text:span text:style-name="T5_69">система</text:span><text:span text:style-name="T5_70"><text:s/></text:span><text:span text:style-name="T5_71">приглашений</text:span><text:span text:style-name="T5_72"><text:s/>(</text:span><text:span text:style-name="T5_73">инвайтов</text:span><text:span text:style-name="T5_74">)<text:s/></text:span><text:span text:style-name="T5_75">и</text:span><text:span text:style-name="T5_76"><text:s/></text:span><text:span text:style-name="T5_77">поручительства</text:span><text:span text:style-name="T5_78">.<text:s/></text:span><text:span text:style-name="T5_79">То</text:span><text:span text:style-name="T5_80"><text:s/></text:span><text:span text:style-name="T5_81">есть</text:span><text:span text:style-name="T5_82"><text:s/></text:span><text:span text:style-name="T5_83">пользователь</text:span><text:span text:style-name="T5_84"><text:s/></text:span><text:span text:style-name="T5_85">может</text:span><text:span text:style-name="T5_86"><text:s/></text:span><text:span text:style-name="T5_87">зарегистрироваться</text:span><text:span text:style-name="T5_88"><text:s/></text:span><text:span text:style-name="T5_89">исключительно</text:span><text:span text:style-name="T5_90"><text:s/></text:span><text:span text:style-name="T5_91">по</text:span><text:span text:style-name="T5_92"><text:s/></text:span><text:span text:style-name="T5_93">приглашению</text:span><text:span text:style-name="T5_94"><text:s/></text:span><text:span text:style-name="T5_95">одного</text:span><text:span text:style-name="T5_96"><text:s/></text:span><text:span text:style-name="T5_97">из</text:span><text:span text:style-name="T5_98"><text:s/></text:span><text:span text:style-name="T5_99">авторизованных</text:span><text:span text:style-name="T5_100"><text:s/></text:span><text:span text:style-name="T5_101">пользователей</text:span><text:span text:style-name="T5_102">,<text:s/></text:span><text:span text:style-name="T5_103">который</text:span><text:span text:style-name="T5_104"><text:s/></text:span><text:span text:style-name="T5_105">возьмет</text:span><text:span text:style-name="T5_106"><text:s/></text:span><text:span text:style-name="T5_107">на</text:span><text:span text:style-name="T5_108"><text:s/></text:span><text:span text:style-name="T5_109">себя</text:span><text:span text:style-name="T5_110"><text:s/></text:span><text:span text:style-name="T5_111">ответственность</text:span><text:span text:style-name="T5_112"><text:s/></text:span><text:span text:style-name="T5_113">подтвердить</text:span><text:span text:style-name="T5_114">,<text:s/></text:span><text:span text:style-name="T5_115">что</text:span><text:span text:style-name="T5_116"><text:s/></text:span><text:span text:style-name="T5_117">новый</text:span><text:span text:style-name="T5_118"><text:s/></text:span><text:span text:style-name="T5_119">пользователь</text:span><text:span text:style-name="T5_120"><text:s/></text:span><text:span text:style-name="T5_121">именно</text:span><text:span text:style-name="T5_122"><text:s/></text:span><text:span text:style-name="T5_123">тот</text:span><text:span text:style-name="T5_124">,<text:s/></text:span><text:span text:style-name="T5_125">за</text:span><text:span text:style-name="T5_126"><text:s/></text:span><text:span text:style-name="T5_127">кого</text:span><text:span text:style-name="T5_128"><text:s/></text:span><text:span text:style-name="T5_129">себя</text:span><text:span text:style-name="T5_130"><text:s/></text:span><text:span text:style-name="T5_131">выдает</text:span><text:span text:style-name="T5_132">.<text:s/></text:span><text:span text:style-name="T5_133">То</text:span><text:span text:style-name="T5_134"><text:s/></text:span><text:span text:style-name="T5_135">есть</text:span><text:span text:style-name="T5_136"><text:s/></text:span><text:span text:style-name="T5_137">поручитель</text:span><text:span text:style-name="T5_138"><text:s/></text:span><text:span text:style-name="T5_139">несет</text:span><text:span text:style-name="T5_140"><text:s/></text:span><text:span text:style-name="T5_141">репутационную</text:span><text:span text:style-name="T5_142"><text:s/></text:span><text:span text:style-name="T5_143">ответственность</text:span><text:span text:style-name="T5_144"><text:s/></text:span><text:span text:style-name="T5_145">за</text:span><text:span text:style-name="T5_146"><text:s/></text:span><text:span text:style-name="T5_147">достоверность</text:span><text:span text:style-name="T5_148"><text:s/></text:span><text:span text:style-name="T5_149">идентификации</text:span><text:span text:style-name="T5_150"><text:s/></text:span><text:span text:style-name="T5_151">приглашенного</text:span><text:span text:style-name="T5_152">.<text:s text:c="2"/></text:span></text:p>
      <text:p text:style-name="P6"/>
      <text:p text:style-name="P7"><text:span text:style-name="T7_1">В</text:span><text:span text:style-name="T7_2"><text:s/></text:span><text:span text:style-name="T7_3">системе</text:span><text:span text:style-name="T7_4"><text:s/></text:span><text:span text:style-name="T7_5">существует</text:span><text:span text:style-name="T7_6"><text:s/></text:span><text:span text:style-name="T7_7">несколько</text:span><text:span text:style-name="T7_8"><text:s/></text:span><text:span text:style-name="T7_9">сущностей</text:span><text:span text:style-name="T7_10">:<text:s/></text:span></text:p>
      <text:list text:style-name="LS1" xml:id="list0">
        <text:list-item>
          <text:p text:style-name="P8"><text:span text:style-name="T8_1">ID</text:span><text:span text:style-name="T8_2"><text:s/></text:span><text:span text:style-name="T8_3">пользователя</text:span><text:span text:style-name="T8_4"><text:s/>-<text:s/></text:span><text:span text:style-name="T8_5">аккаунт</text:span></text:p>
        </text:list-item>
        <text:list-item>
          <text:p text:style-name="P9"><text:span text:style-name="T9_1">ID</text:span><text:span text:style-name="T9_2"><text:s/></text:span><text:span text:style-name="T9_3">вещи</text:span><text:span text:style-name="T9_4"><text:s/>(</text:span><text:span text:style-name="T9_5">товара</text:span><text:span text:style-name="T9_6">)</text:span></text:p>
        </text:list-item>
        <text:list-item>
          <text:p text:style-name="P10"><text:span text:style-name="T10_1">ID</text:span><text:span text:style-name="T10_2"><text:s/></text:span><text:span text:style-name="T10_3">организации</text:span></text:p>
        </text:list-item>
        <text:list-item>
          <text:p text:style-name="P11"><text:span text:style-name="T11_1">Транзакция</text:span><text:span text:style-name="T11_2"><text:s/>-<text:s/></text:span><text:span text:style-name="T11_3">установление</text:span><text:span text:style-name="T11_4"><text:s/></text:span><text:span text:style-name="T11_5">связи</text:span><text:span text:style-name="T11_6"><text:s/></text:span><text:span text:style-name="T11_7">между</text:span><text:span text:style-name="T11_8"><text:s/></text:span><text:span text:style-name="T11_9">пользователями</text:span><text:span text:style-name="T11_10"><text:s/></text:span><text:span text:style-name="T11_11">и</text:span><text:span text:style-name="T11_12"><text:s/></text:span><text:span text:style-name="T11_13">товарами</text:span><text:span text:style-name="T11_14">.<text:s/></text:span><text:span text:style-name="T11_15">Транзакция</text:span><text:span text:style-name="T11_16"><text:s/></text:span><text:span text:style-name="T11_17">служит</text:span><text:span text:style-name="T11_18"><text:s/></text:span><text:span text:style-name="T11_19">основанием</text:span><text:span text:style-name="T11_20"><text:s/></text:span><text:span text:style-name="T11_21">для</text:span><text:span text:style-name="T11_22"><text:s/></text:span><text:span text:style-name="T11_23">написания</text:span><text:span text:style-name="T11_24"><text:s/></text:span><text:span text:style-name="T11_25">отзывов</text:span><text:span text:style-name="T11_26"><text:s/></text:span><text:span text:style-name="T11_27">и</text:span><text:span text:style-name="T11_28"><text:s/></text:span><text:span text:style-name="T11_29">передачи</text:span><text:span text:style-name="T11_30"><text:s/></text:span><text:span text:style-name="T11_31">ценностей</text:span><text:span text:style-name="T11_32">.<text:s/></text:span><text:span text:style-name="T11_33">В</text:span><text:span text:style-name="T11_34"><text:s/></text:span><text:span text:style-name="T11_35">блоке</text:span><text:span text:style-name="T11_36"><text:s/></text:span><text:span text:style-name="T11_37">сохраняются</text:span><text:span text:style-name="T11_38"><text:s/></text:span><text:span text:style-name="T11_39">айдишники</text:span><text:span text:style-name="T11_40"><text:s/></text:span><text:span text:style-name="T11_41">субъектов</text:span><text:span text:style-name="T11_42"><text:s/></text:span><text:span text:style-name="T11_43">и</text:span><text:span text:style-name="T11_44"><text:s/></text:span><text:span text:style-name="T11_45">объектов</text:span><text:span text:style-name="T11_46">,<text:s/></text:span><text:span text:style-name="T11_47">дата</text:span><text:span text:style-name="T11_48"><text:s/></text:span><text:span text:style-name="T11_49">сделки</text:span><text:span text:style-name="T11_50">,<text:s/></text:span><text:span text:style-name="T11_51">основание</text:span><text:span text:style-name="T11_52"><text:s/>(</text:span><text:span text:style-name="T11_53">контракт</text:span><text:span text:style-name="T11_54">,<text:s/></text:span><text:span text:style-name="T11_55">договор</text:span><text:span text:style-name="T11_56">,<text:s/></text:span><text:span text:style-name="T11_57">возможно</text:span><text:span text:style-name="T11_58"><text:s/></text:span><text:span text:style-name="T11_59">стоит</text:span><text:span text:style-name="T11_60"><text:s/></text:span><text:span text:style-name="T11_61">в</text:span><text:span text:style-name="T11_62"><text:s/></text:span><text:span text:style-name="T11_63">блоке</text:span><text:span text:style-name="T11_64"><text:s/></text:span><text:span text:style-name="T11_65">хранить</text:span><text:span text:style-name="T11_66"><text:s/></text:span><text:span text:style-name="T11_67">лишь</text:span><text:span text:style-name="T11_68"><text:s/></text:span><text:span text:style-name="T11_69">хэш</text:span><text:span text:style-name="T11_70"><text:s/></text:span><text:span text:style-name="T11_71">документа</text:span><text:span text:style-name="T11_72">,<text:s/></text:span><text:span text:style-name="T11_73">само</text:span><text:span text:style-name="T11_74"><text:s/></text:span><text:span text:style-name="T11_75">основание</text:span><text:span text:style-name="T11_76">,<text:s/></text:span><text:span text:style-name="T11_77">вероятно</text:span><text:span text:style-name="T11_78">,<text:s/></text:span><text:span text:style-name="T11_79">должно</text:span><text:span text:style-name="T11_80"><text:s/></text:span><text:span text:style-name="T11_81">быть</text:span><text:span text:style-name="T11_82"><text:s/></text:span><text:span text:style-name="T11_83">зашифровано</text:span><text:span text:style-name="T11_84"><text:s/></text:span><text:span text:style-name="T11_85">настройками</text:span><text:span text:style-name="T11_86"><text:s/></text:span><text:span text:style-name="T11_87">приватности</text:span><text:span text:style-name="T11_88">).<text:s/></text:span><text:span text:style-name="T11_89">Также</text:span><text:span text:style-name="T11_90"><text:s/></text:span><text:span text:style-name="T11_91">хэш</text:span><text:span text:style-name="T11_92"><text:s/></text:span><text:span text:style-name="T11_93">доказательств</text:span><text:span text:style-name="T11_94">.<text:s text:c="2"/></text:span></text:p>
        </text:list-item>
        <text:list-item>
          <text:p text:style-name="P12"><text:span text:style-name="T12_1">Proof</text:span><text:span text:style-name="T12_2"><text:s/>-<text:s/></text:span><text:span text:style-name="T12_3">доказательство</text:span><text:span text:style-name="T12_4">.<text:s/></text:span><text:span text:style-name="T12_5">Это</text:span><text:span text:style-name="T12_6"><text:s/></text:span><text:span text:style-name="T12_7">какой</text:span><text:span text:style-name="T12_8">-</text:span><text:span text:style-name="T12_9">либо</text:span><text:span text:style-name="T12_10"><text:s/></text:span><text:span text:style-name="T12_11">документ</text:span><text:span text:style-name="T12_12">,<text:s/></text:span><text:span text:style-name="T12_13">подтверждающий</text:span><text:span text:style-name="T12_14"><text:s/></text:span><text:span text:style-name="T12_15">факт</text:span><text:span text:style-name="T12_16"><text:s/></text:span><text:span text:style-name="T12_17">транзакции</text:span><text:span text:style-name="T12_18">.<text:s/></text:span><text:span text:style-name="T12_19">Например</text:span><text:span text:style-name="T12_20"><text:s/></text:span><text:span text:style-name="T12_21">таким</text:span><text:span text:style-name="T12_22"><text:s/></text:span><text:span text:style-name="T12_23">документом</text:span><text:span text:style-name="T12_24"><text:s/></text:span><text:span text:style-name="T12_25">может</text:span><text:span text:style-name="T12_26"><text:s/></text:span><text:span text:style-name="T12_27">служить</text:span><text:span text:style-name="T12_28"><text:s/></text:span><text:span text:style-name="T12_29">видеозапись</text:span><text:span text:style-name="T12_30"><text:s/></text:span><text:span text:style-name="T12_31">заключения</text:span><text:span text:style-name="T12_32"><text:s/></text:span><text:span text:style-name="T12_33">сделки</text:span><text:span text:style-name="T12_34">.<text:s/></text:span><text:span text:style-name="T12_35">Сама</text:span><text:span text:style-name="T12_36"><text:s/></text:span><text:span text:style-name="T12_37">запись</text:span><text:span text:style-name="T12_38"><text:s/></text:span><text:span text:style-name="T12_39">может</text:span><text:span text:style-name="T12_40"><text:s/></text:span><text:span text:style-name="T12_41">храниться</text:span><text:span text:style-name="T12_42"><text:s/></text:span><text:span text:style-name="T12_43">где</text:span><text:span text:style-name="T12_44"><text:s/></text:span><text:span text:style-name="T12_45">угодно</text:span><text:span text:style-name="T12_46">,<text:s/></text:span><text:span text:style-name="T12_47">вероятнее</text:span><text:span text:style-name="T12_48"><text:s/></text:span><text:span text:style-name="T12_49">всего</text:span><text:span text:style-name="T12_50"><text:s/></text:span><text:span text:style-name="T12_51">в</text:span><text:span text:style-name="T12_52"><text:s/></text:span><text:span text:style-name="T12_53">базе</text:span><text:span text:style-name="T12_54"><text:s/></text:span><text:span text:style-name="T12_55">данных</text:span><text:span text:style-name="T12_56"><text:s/></text:span><text:span text:style-name="T12_57">какого</text:span><text:span text:style-name="T12_58">-</text:span><text:span text:style-name="T12_59">либо</text:span><text:span text:style-name="T12_60"><text:s/></text:span><text:span text:style-name="T12_61">коммерческого</text:span><text:span text:style-name="T12_62"><text:s/></text:span><text:span text:style-name="T12_63">сервиса</text:span><text:span text:style-name="T12_64">,<text:s/></text:span><text:span text:style-name="T12_65">а</text:span><text:span text:style-name="T12_66"><text:s/></text:span><text:span text:style-name="T12_67">в</text:span><text:span text:style-name="T12_68"><text:s/></text:span><text:span text:style-name="T12_69">базе</text:span><text:span text:style-name="T12_70"><text:s/></text:span><text:span text:style-name="T12_71">данных</text:span><text:span text:style-name="T12_72"><text:s/></text:span><text:span text:style-name="T12_73">блокчейна</text:span><text:span text:style-name="T12_74"><text:s/></text:span><text:span text:style-name="T12_75">сохраняется</text:span><text:span text:style-name="T12_76"><text:s/></text:span><text:span text:style-name="T12_77">лишь</text:span><text:span text:style-name="T12_78"><text:s/></text:span><text:span text:style-name="T12_79">хэш</text:span><text:span text:style-name="T12_80"><text:s/></text:span><text:span text:style-name="T12_81">этого</text:span><text:span text:style-name="T12_82"><text:s/></text:span><text:span text:style-name="T12_83">файла</text:span><text:span text:style-name="T12_84">,<text:s/></text:span><text:span text:style-name="T12_85">привязанный</text:span><text:span text:style-name="T12_86"><text:s/></text:span><text:span text:style-name="T12_87">к</text:span><text:span text:style-name="T12_88"><text:s/></text:span><text:span text:style-name="T12_89">транзакции</text:span><text:span text:style-name="T12_90">.<text:s/></text:span><text:span text:style-name="T12_91">Хэш</text:span><text:span text:style-name="T12_92"><text:s/></text:span><text:span text:style-name="T12_93">гарантирует</text:span><text:span text:style-name="T12_94">,<text:s/></text:span><text:span text:style-name="T12_95">что</text:span><text:span text:style-name="T12_96"><text:s/></text:span><text:span text:style-name="T12_97">это</text:span><text:span text:style-name="T12_98"><text:s/></text:span><text:span text:style-name="T12_99">именно</text:span><text:span text:style-name="T12_100"><text:s/></text:span><text:span text:style-name="T12_101">тот</text:span><text:span text:style-name="T12_102"><text:s/></text:span><text:span text:style-name="T12_103">файл</text:span><text:span text:style-name="T12_104">.<text:s/></text:span></text:p>
        </text:list-item>
        <text:list-item>
          <text:p text:style-name="P13"><text:span text:style-name="T13_1">Отзывы</text:span></text:p>
        </text:list-item>
      </text:list>
      <text:p text:style-name="P14"/>
      <text:p text:style-name="P15"><text:span text:style-name="T15_1">Вход</text:span><text:span text:style-name="T15_2"><text:s/></text:span><text:span text:style-name="T15_3">в</text:span><text:span text:style-name="T15_4"><text:s/></text:span><text:span text:style-name="T15_5">систему</text:span><text:span text:style-name="T15_6"><text:s/></text:span><text:span text:style-name="T15_7">и</text:span><text:span text:style-name="T15_8"><text:s/></text:span><text:span text:style-name="T15_9">верификация</text:span></text:p>
      <text:p text:style-name="P16"><text:span text:style-name="T16_1">В</text:span><text:span text:style-name="T16_2"><text:s/></text:span><text:span text:style-name="T16_3">стартовый</text:span><text:span text:style-name="T16_4"><text:s/></text:span><text:span text:style-name="T16_5">момент</text:span><text:span text:style-name="T16_6"><text:s/></text:span><text:span text:style-name="T16_7">системы</text:span><text:span text:style-name="T16_8"><text:s/></text:span><text:span text:style-name="T16_9">существует</text:span><text:span text:style-name="T16_10"><text:s/></text:span><text:span text:style-name="T16_11">только</text:span><text:span text:style-name="T16_12"><text:s/></text:span><text:span text:style-name="T16_13">аккаунт</text:span><text:span text:style-name="T16_14"><text:s/>№1,<text:s/></text:span><text:span text:style-name="T16_15">который</text:span><text:span text:style-name="T16_16"><text:s/></text:span><text:span text:style-name="T16_17">является</text:span><text:span text:style-name="T16_18"><text:s/></text:span><text:span text:style-name="T16_19">первым</text:span><text:span text:style-name="T16_20"><text:s/></text:span><text:span text:style-name="T16_21">авторизационным</text:span><text:span text:style-name="T16_22"><text:s/></text:span><text:span text:style-name="T16_23">центром</text:span><text:span text:style-name="T16_24">,<text:s/></text:span><text:span text:style-name="T16_25">имеющим</text:span><text:span text:style-name="T16_26"><text:s/></text:span><text:span text:style-name="T16_27">права</text:span><text:span text:style-name="T16_28"><text:s/></text:span><text:span text:style-name="T16_29">включать</text:span><text:span text:style-name="T16_30"><text:s/></text:span><text:span text:style-name="T16_31">в</text:span><text:span text:style-name="T16_32"><text:s/></text:span><text:span text:style-name="T16_33">сеть</text:span><text:span text:style-name="T16_34"><text:s/></text:span><text:span text:style-name="T16_35">новые</text:span><text:span text:style-name="T16_36"><text:s/></text:span><text:span text:style-name="T16_37">аккаунты</text:span><text:span text:style-name="T16_38">.<text:s/></text:span></text:p>
      <text:p text:style-name="P17"><text:span text:style-name="T17_1">Приглашение</text:span><text:span text:style-name="T17_2"><text:s/></text:span><text:span text:style-name="T17_3">в</text:span><text:span text:style-name="T17_4"><text:s/></text:span><text:span text:style-name="T17_5">систему</text:span><text:span text:style-name="T17_6"><text:s/>(</text:span><text:span text:style-name="T17_7">инвайт</text:span><text:span text:style-name="T17_8">)<text:s/></text:span><text:span text:style-name="T17_9">имеет</text:span><text:span text:style-name="T17_10"><text:s/></text:span><text:span text:style-name="T17_11">право</text:span><text:span text:style-name="T17_12"><text:s/></text:span><text:span text:style-name="T17_13">производить</text:span><text:span text:style-name="T17_14"><text:s/></text:span><text:span text:style-name="T17_15">исключительно</text:span><text:span text:style-name="T17_16"><text:s/></text:span><text:span text:style-name="T17_17">авторизационный</text:span><text:span text:style-name="T17_18"><text:s/></text:span><text:span text:style-name="T17_19">центр</text:span><text:span text:style-name="T17_20"><text:s/>-<text:s/></text:span><text:span text:style-name="T17_21">узел</text:span><text:span text:style-name="T17_22">,<text:s/></text:span><text:span text:style-name="T17_23">обладающий</text:span><text:span text:style-name="T17_24"><text:s/></text:span><text:span text:style-name="T17_25">определенными</text:span><text:span text:style-name="T17_26"><text:s/></text:span><text:span text:style-name="T17_27">статистическими</text:span><text:span text:style-name="T17_28"><text:s/></text:span><text:span text:style-name="T17_29">характеристиками</text:span><text:span text:style-name="T17_30">.<text:s/></text:span><text:span text:style-name="T17_31">Это</text:span><text:span text:style-name="T17_32"><text:s/></text:span><text:span text:style-name="T17_33">необходимо</text:span><text:span text:style-name="T17_34"><text:s/></text:span><text:span text:style-name="T17_35">для</text:span><text:span text:style-name="T17_36"><text:s/></text:span><text:span text:style-name="T17_37">того</text:span><text:span text:style-name="T17_38">,<text:s/></text:span><text:span text:style-name="T17_39">чтобы</text:span><text:span text:style-name="T17_40"><text:s/></text:span><text:span text:style-name="T17_41">полностью</text:span><text:span text:style-name="T17_42"><text:s/></text:span><text:span text:style-name="T17_43">исключить</text:span><text:span text:style-name="T17_44"><text:s/></text:span><text:span text:style-name="T17_45">анонимную</text:span><text:span text:style-name="T17_46"><text:s/></text:span><text:span text:style-name="T17_47">регистрацию</text:span><text:span text:style-name="T17_48"><text:s/></text:span><text:span text:style-name="T17_49">и</text:span><text:span text:style-name="T17_50"><text:s/></text:span><text:span text:style-name="T17_51">создание</text:span><text:span text:style-name="T17_52"><text:s/></text:span><text:span text:style-name="T17_53">ботов</text:span><text:span text:style-name="T17_54">.<text:s/></text:span><text:span text:style-name="T17_55">По</text:span><text:span text:style-name="T17_56"><text:s/></text:span><text:span text:style-name="T17_57">сути</text:span><text:span text:style-name="T17_58"><text:s/></text:span><text:span text:style-name="T17_59">любой</text:span><text:span text:style-name="T17_60"><text:s/></text:span><text:span text:style-name="T17_61">пользователь</text:span><text:span text:style-name="T17_62"><text:s/></text:span><text:span text:style-name="T17_63">может</text:span><text:span text:style-name="T17_64"><text:s/></text:span><text:span text:style-name="T17_65">стать</text:span><text:span text:style-name="T17_66"><text:s/></text:span><text:span text:style-name="T17_67">авторизационным</text:span><text:span text:style-name="T17_68"><text:s/></text:span><text:span text:style-name="T17_69">центром</text:span><text:span text:style-name="T17_70"><text:s/></text:span><text:span text:style-name="T17_71">при</text:span><text:span text:style-name="T17_72"><text:s/></text:span><text:span text:style-name="T17_73">выполнении</text:span><text:span text:style-name="T17_74"><text:s/></text:span><text:span text:style-name="T17_75">следующих</text:span><text:span text:style-name="T17_76"><text:s/></text:span><text:span text:style-name="T17_77">требований</text:span><text:span text:style-name="T17_78"><text:s/>(</text:span><text:span text:style-name="T17_79">исключение</text:span><text:span text:style-name="T17_80"><text:s/></text:span><text:span text:style-name="T17_81">составляет</text:span><text:span text:style-name="T17_82"><text:s/></text:span><text:span text:style-name="T17_83">пользователи</text:span><text:span text:style-name="T17_84"><text:s/></text:span><text:span text:style-name="T17_85">с</text:span><text:span text:style-name="T17_86"><text:s/></text:span><text:span text:style-name="T17_87">id</text:span><text:span text:style-name="T17_88">&lt;</text:span><text:span text:style-name="T17_89">i</text:span><text:span text:style-name="T17_90">,<text:s/></text:span><text:span text:style-name="T17_91">где</text:span><text:span text:style-name="T17_92"><text:s/></text:span><text:span text:style-name="T17_93">i</text:span><text:span text:style-name="T17_94"><text:s/>-<text:s/></text:span><text:span text:style-name="T17_95">число</text:span><text:span text:style-name="T17_96"><text:s/></text:span><text:span text:style-name="T17_97">членов</text:span><text:span text:style-name="T17_98"><text:s/></text:span><text:span text:style-name="T17_99">комманды</text:span><text:span text:style-name="T17_100"><text:s/></text:span><text:span text:style-name="T17_101">разработчиков</text:span><text:span text:style-name="T17_102">).<text:s/></text:span><text:span text:style-name="T17_103">Разработчики</text:span><text:span text:style-name="T17_104"><text:s/></text:span><text:span text:style-name="T17_105">обладают</text:span><text:span text:style-name="T17_106"><text:s/></text:span><text:span text:style-name="T17_107">такими</text:span><text:span text:style-name="T17_108"><text:s/></text:span><text:span text:style-name="T17_109">же</text:span><text:span text:style-name="T17_110"><text:s/></text:span><text:span text:style-name="T17_111">правами</text:span><text:span text:style-name="T17_112">,<text:s/></text:span><text:span text:style-name="T17_113">как</text:span><text:span text:style-name="T17_114"><text:s/></text:span><text:span text:style-name="T17_115">и</text:span><text:span text:style-name="T17_116"><text:s/></text:span><text:span text:style-name="T17_117">аккаунт</text:span><text:span text:style-name="T17_118"><text:s/>№1.<text:s/></text:span></text:p>
      <text:list text:style-name="LS2" xml:id="list6">
        <text:list-item>
          <text:p text:style-name="P18"><text:span text:style-name="T18_1">Быть</text:span><text:span text:style-name="T18_2"><text:s/></text:span><text:span text:style-name="T18_3">зарегистрированным</text:span><text:span text:style-name="T18_4"><text:s/></text:span><text:span text:style-name="T18_5">в</text:span><text:span text:style-name="T18_6"><text:s/></text:span><text:span text:style-name="T18_7">сети</text:span><text:span text:style-name="T18_8"><text:s/></text:span><text:span text:style-name="T18_9">не</text:span><text:span text:style-name="T18_10"><text:s/></text:span><text:span text:style-name="T18_11">менее</text:span><text:span text:style-name="T18_12"><text:s/></text:span><text:span text:style-name="T18_13">года</text:span><text:span text:style-name="T18_14">.<text:s/></text:span><text:span text:style-name="T18_15">Изначально</text:span><text:span text:style-name="T18_16"><text:s/></text:span><text:span text:style-name="T18_17">срок</text:span><text:span text:style-name="T18_18"><text:s/></text:span><text:span text:style-name="T18_19">может</text:span><text:span text:style-name="T18_20"><text:s/></text:span><text:span text:style-name="T18_21">быть</text:span><text:span text:style-name="T18_22"><text:s/></text:span><text:span text:style-name="T18_23">меньше</text:span><text:span text:style-name="T18_24">,<text:s/></text:span><text:span text:style-name="T18_25">а</text:span><text:span text:style-name="T18_26"><text:s/></text:span><text:span text:style-name="T18_27">по</text:span><text:span text:style-name="T18_28"><text:s/></text:span><text:span text:style-name="T18_29">мере</text:span><text:span text:style-name="T18_30"><text:s/></text:span><text:span text:style-name="T18_31">роста</text:span><text:span text:style-name="T18_32"><text:s/></text:span><text:span text:style-name="T18_33">сети</text:span><text:span text:style-name="T18_34"><text:s/></text:span><text:span text:style-name="T18_35">может</text:span><text:span text:style-name="T18_36"><text:s/></text:span><text:span text:style-name="T18_37">достичь</text:span><text:span text:style-name="T18_38">,<text:s/></text:span><text:span text:style-name="T18_39">к</text:span><text:span text:style-name="T18_40"><text:s/></text:span><text:span text:style-name="T18_41">примеру</text:span><text:span text:style-name="T18_42">,<text:s/>10<text:s/></text:span><text:span text:style-name="T18_43">лет</text:span><text:span text:style-name="T18_44">.</text:span></text:p>
        </text:list-item>
        <text:list-item>
          <text:p text:style-name="P19"><text:span text:style-name="T19_1">Иметь</text:span><text:span text:style-name="T19_2"><text:s/></text:span><text:span text:style-name="T19_3">не</text:span><text:span text:style-name="T19_4"><text:s/></text:span><text:span text:style-name="T19_5">менее</text:span><text:span text:style-name="T19_6"><text:s/></text:span><text:span text:style-name="T19_7">Х</text:span><text:span text:style-name="T19_8"><text:s/></text:span><text:span text:style-name="T19_9">поручителей</text:span><text:span text:style-name="T19_10"><text:s/>(</text:span><text:span text:style-name="T19_11">пользователей</text:span><text:span text:style-name="T19_12">,<text:s/></text:span><text:span text:style-name="T19_13">которые</text:span><text:span text:style-name="T19_14"><text:s/></text:span><text:span text:style-name="T19_15">выразили</text:span><text:span text:style-name="T19_16"><text:s/></text:span><text:span text:style-name="T19_17">готовность</text:span><text:span text:style-name="T19_18"><text:s/></text:span><text:span text:style-name="T19_19">нести</text:span><text:span text:style-name="T19_20"><text:s/></text:span><text:span text:style-name="T19_21">репутационную</text:span><text:span text:style-name="T19_22"><text:s/></text:span><text:span text:style-name="T19_23">ответственность</text:span><text:span text:style-name="T19_24"><text:s/></text:span><text:span text:style-name="T19_25">за</text:span><text:span text:style-name="T19_26"><text:s/></text:span><text:span text:style-name="T19_27">достоверность</text:span><text:span text:style-name="T19_28"><text:s/></text:span><text:span text:style-name="T19_29">идентификации</text:span><text:span text:style-name="T19_30"><text:s/></text:span><text:span text:style-name="T19_31">данного</text:span><text:span text:style-name="T19_32"><text:s/></text:span><text:span text:style-name="T19_33">пользователя</text:span><text:span text:style-name="T19_34">).<text:s/></text:span></text:p>
        </text:list-item>
        <text:list-item>
          <text:p text:style-name="P20"><text:span text:style-name="T20_1">Разветвленность</text:span><text:span text:style-name="T20_2"><text:s/></text:span><text:span text:style-name="T20_3">сети</text:span><text:span text:style-name="T20_4"><text:s/></text:span><text:span text:style-name="T20_5">поручителей</text:span><text:span text:style-name="T20_6"><text:s/>(</text:span><text:span text:style-name="T20_7">их</text:span><text:span text:style-name="T20_8"><text:s/></text:span><text:span text:style-name="T20_9">независимость</text:span><text:span text:style-name="T20_10">)<text:s/></text:span><text:span text:style-name="T20_11">должна</text:span><text:span text:style-name="T20_12"><text:s/></text:span><text:span text:style-name="T20_13">быть</text:span><text:span text:style-name="T20_14"><text:s/></text:span><text:span text:style-name="T20_15">не</text:span><text:span text:style-name="T20_16"><text:s/></text:span><text:span text:style-name="T20_17">менее</text:span><text:span text:style-name="T20_18"><text:s/></text:span><text:span text:style-name="T20_19">Y</text:span><text:span text:style-name="T20_20">.<text:s/></text:span></text:p>
        </text:list-item>
        <text:list-item>
          <text:p text:style-name="P21"><text:span text:style-name="T21_1">Количество</text:span><text:span text:style-name="T21_2"><text:s/></text:span><text:span text:style-name="T21_3">оценок</text:span><text:span text:style-name="T21_4"><text:s/></text:span><text:span text:style-name="T21_5">репутации</text:span><text:span text:style-name="T21_6"><text:s/></text:span><text:span text:style-name="T21_7">не</text:span><text:span text:style-name="T21_8"><text:s/></text:span><text:span text:style-name="T21_9">менее</text:span><text:span text:style-name="T21_10"><text:s/></text:span><text:span text:style-name="T21_11">Z</text:span></text:p>
        </text:list-item>
        <text:list-item>
          <text:p text:style-name="P22"><text:span text:style-name="T22_1">Разветвленность</text:span><text:span text:style-name="T22_2"><text:s/></text:span><text:span text:style-name="T22_3">контрактов</text:span><text:span text:style-name="T22_4"><text:s/></text:span><text:span text:style-name="T22_5">не</text:span><text:span text:style-name="T22_6"><text:s/></text:span><text:span text:style-name="T22_7">менее</text:span><text:span text:style-name="T22_8"><text:s/></text:span><text:span text:style-name="T22_9">L</text:span></text:p>
        </text:list-item>
        <text:list-item>
          <text:p text:style-name="P23"><text:span text:style-name="T23_1">Оборот</text:span><text:span text:style-name="T23_2"><text:s/></text:span><text:span text:style-name="T23_3">в</text:span><text:span text:style-name="T23_4"><text:s/></text:span><text:span text:style-name="T23_5">сети</text:span><text:span text:style-name="T23_6"><text:s/></text:span><text:span text:style-name="T23_7">не</text:span><text:span text:style-name="T23_8"><text:s/></text:span><text:span text:style-name="T23_9">менее</text:span><text:span text:style-name="T23_10"><text:s/></text:span><text:span text:style-name="T23_11">M</text:span></text:p>
        </text:list-item>
        <text:list-item>
          <text:p text:style-name="P24"><text:span text:style-name="T24_1">Поручительство</text:span><text:span text:style-name="T24_2"><text:s/></text:span><text:span text:style-name="T24_3">как</text:span><text:span text:style-name="T24_4"><text:s/></text:span><text:span text:style-name="T24_5">минимум</text:span><text:span text:style-name="T24_6"><text:s/></text:span><text:span text:style-name="T24_7">одного</text:span><text:span text:style-name="T24_8"><text:s/></text:span><text:span text:style-name="T24_9">дополнительного</text:span><text:span text:style-name="T24_10"><text:s/></text:span><text:span text:style-name="T24_11">авторизационного</text:span><text:span text:style-name="T24_12"><text:s/></text:span><text:span text:style-name="T24_13">центра</text:span><text:span text:style-name="T24_14">.</text:span></text:p>
        </text:list-item>
      </text:list>
      <text:p text:style-name="P25"><text:span text:style-name="T25_1">Со</text:span><text:span text:style-name="T25_2"><text:s/></text:span><text:span text:style-name="T25_3">временем</text:span><text:span text:style-name="T25_4">,<text:s/></text:span><text:span text:style-name="T25_5">по</text:span><text:span text:style-name="T25_6"><text:s/></text:span><text:span text:style-name="T25_7">мере</text:span><text:span text:style-name="T25_8"><text:s/></text:span><text:span text:style-name="T25_9">роста</text:span><text:span text:style-name="T25_10"><text:s/></text:span><text:span text:style-name="T25_11">сети</text:span><text:span text:style-name="T25_12">,<text:s/></text:span><text:span text:style-name="T25_13">критерии</text:span><text:span text:style-name="T25_14"><text:s/></text:span><text:span text:style-name="T25_15">X</text:span><text:span text:style-name="T25_16">,</text:span><text:span text:style-name="T25_17">Y</text:span><text:span text:style-name="T25_18">,</text:span><text:span text:style-name="T25_19">Z</text:span><text:span text:style-name="T25_20">,</text:span><text:span text:style-name="T25_21">L</text:span><text:span text:style-name="T25_22">,</text:span><text:span text:style-name="T25_23">M</text:span><text:span text:style-name="T25_24"><text:s/></text:span><text:span text:style-name="T25_25">будут</text:span><text:span text:style-name="T25_26"><text:s/></text:span><text:span text:style-name="T25_27">расти</text:span><text:span text:style-name="T25_28"><text:s/></text:span><text:span text:style-name="T25_29">по</text:span><text:span text:style-name="T25_30"><text:s/></text:span><text:span text:style-name="T25_31">определенному</text:span><text:span text:style-name="T25_32">,<text:s/></text:span><text:span text:style-name="T25_33">что</text:span><text:span text:style-name="T25_34"><text:s/></text:span><text:span text:style-name="T25_35">увеличивает</text:span><text:span text:style-name="T25_36"><text:s/></text:span><text:span text:style-name="T25_37">сложность</text:span><text:span text:style-name="T25_38"><text:s/></text:span><text:span text:style-name="T25_39">становления</text:span><text:span text:style-name="T25_40"><text:s/></text:span><text:span text:style-name="T25_41">авторизационным</text:span><text:span text:style-name="T25_42"><text:s/></text:span><text:span text:style-name="T25_43">центром</text:span><text:span text:style-name="T25_44">.<text:s/></text:span></text:p>
      <text:p text:style-name="P26"><text:span text:style-name="T26_1">В</text:span><text:span text:style-name="T26_2"><text:s/></text:span><text:span text:style-name="T26_3">случае</text:span><text:span text:style-name="T26_4"><text:s/></text:span><text:span text:style-name="T26_5">обнаружения</text:span><text:span text:style-name="T26_6"><text:s/></text:span><text:span text:style-name="T26_7">фальшивого</text:span><text:span text:style-name="T26_8"><text:s/></text:span><text:span text:style-name="T26_9">аккаунта</text:span><text:span text:style-name="T26_10">,<text:s/></text:span><text:span text:style-name="T26_11">созданного</text:span><text:span text:style-name="T26_12"><text:s/></text:span><text:span text:style-name="T26_13">определенным</text:span><text:span text:style-name="T26_14"><text:s/></text:span><text:span text:style-name="T26_15">авторизационным</text:span><text:span text:style-name="T26_16"><text:s/></text:span><text:span text:style-name="T26_17">центром</text:span><text:span text:style-name="T26_18">,<text:s/></text:span><text:span text:style-name="T26_19">лицензия</text:span><text:span text:style-name="T26_20"><text:s/></text:span><text:span text:style-name="T26_21">этого</text:span><text:span text:style-name="T26_22"><text:s/></text:span><text:span text:style-name="T26_23">центра</text:span><text:span text:style-name="T26_24"><text:s/></text:span><text:span text:style-name="T26_25">анулируется</text:span><text:span text:style-name="T26_26">.</text:span></text:p>
      <text:p text:style-name="P27"><text:span text:style-name="T27_1">Выглядеть</text:span><text:span text:style-name="T27_2"><text:s/></text:span><text:span text:style-name="T27_3">это</text:span><text:span text:style-name="T27_4"><text:s/></text:span><text:span text:style-name="T27_5">может</text:span><text:span text:style-name="T27_6"><text:s/></text:span><text:span text:style-name="T27_7">так</text:span><text:span text:style-name="T27_8">:<text:s/></text:span><text:span text:style-name="T27_9">если</text:span><text:span text:style-name="T27_10"><text:s/></text:span><text:span text:style-name="T27_11">U</text:span><text:span text:style-name="T27_12">[</text:span><text:span text:style-name="T27_13">i</text:span><text:span text:style-name="T27_14">]<text:s/></text:span><text:span text:style-name="T27_15">заявил</text:span><text:span text:style-name="T27_16">,<text:s/></text:span><text:span text:style-name="T27_17">что</text:span><text:span text:style-name="T27_18"><text:s/></text:span><text:span text:style-name="T27_19">U</text:span><text:span text:style-name="T27_20">[</text:span><text:span text:style-name="T27_21">j</text:span><text:span text:style-name="T27_22">]<text:s/>-<text:s/></text:span><text:span text:style-name="T27_23">фальшивый</text:span><text:span text:style-name="T27_24">,<text:s/></text:span><text:span text:style-name="T27_25">то</text:span><text:span text:style-name="T27_26"><text:s/></text:span><text:span text:style-name="T27_27">аккаунт</text:span><text:span text:style-name="T27_28"><text:s/></text:span><text:span text:style-name="T27_29">U</text:span><text:span text:style-name="T27_30">[</text:span><text:span text:style-name="T27_31">j</text:span><text:span text:style-name="T27_32">]<text:s/></text:span><text:span text:style-name="T27_33">блокируется</text:span><text:span text:style-name="T27_34">,<text:s/></text:span><text:span text:style-name="T27_35">а</text:span><text:span text:style-name="T27_36"><text:s/></text:span><text:span text:style-name="T27_37">у</text:span><text:span text:style-name="T27_38"><text:s/></text:span><text:span text:style-name="T27_39">центра</text:span><text:span text:style-name="T27_40">,<text:s/></text:span><text:span text:style-name="T27_41">авторизовавшего</text:span><text:span text:style-name="T27_42"><text:s/></text:span><text:span text:style-name="T27_43">его</text:span><text:span text:style-name="T27_44">,<text:s/></text:span><text:span text:style-name="T27_45">отбирается</text:span><text:span text:style-name="T27_46"><text:s/></text:span><text:span text:style-name="T27_47">лицензия</text:span><text:span text:style-name="T27_48"><text:s/></text:span><text:span text:style-name="T27_49">до</text:span><text:span text:style-name="T27_50"><text:s/></text:span><text:span text:style-name="T27_51">того</text:span><text:span text:style-name="T27_52"><text:s/></text:span><text:span text:style-name="T27_53">момента</text:span><text:span text:style-name="T27_54">,<text:s/></text:span><text:span text:style-name="T27_55">пока</text:span><text:span text:style-name="T27_56"><text:s/></text:span><text:span text:style-name="T27_57">U</text:span><text:span text:style-name="T27_58">[</text:span><text:span text:style-name="T27_59">j</text:span><text:span text:style-name="T27_60">]<text:s/></text:span><text:span text:style-name="T27_61">не</text:span><text:span text:style-name="T27_62"><text:s/></text:span><text:span text:style-name="T27_63">докажет</text:span><text:span text:style-name="T27_64"><text:s/></text:span><text:span text:style-name="T27_65">в</text:span><text:span text:style-name="T27_66"><text:s/></text:span><text:span text:style-name="T27_67">другом</text:span><text:span text:style-name="T27_68"><text:s/></text:span><text:span text:style-name="T27_69">авторизационном</text:span><text:span text:style-name="T27_70"><text:s/></text:span><text:span text:style-name="T27_71">центре</text:span><text:span text:style-name="T27_72"><text:s/></text:span><text:span text:style-name="T27_73">своей</text:span><text:span text:style-name="T27_74"><text:s/></text:span><text:span text:style-name="T27_75">реальности</text:span><text:span text:style-name="T27_76">.<text:s/></text:span></text:p>
      <text:p text:style-name="P28"><text:span text:style-name="T28_1"><text:s/></text:span><text:span text:style-name="T28_2">Если</text:span><text:span text:style-name="T28_3"><text:s/></text:span><text:span text:style-name="T28_4">жалоб</text:span><text:span text:style-name="T28_5"><text:s/></text:span><text:span text:style-name="T28_6">больше</text:span><text:span text:style-name="T28_7"><text:s/></text:span><text:span text:style-name="T28_8">одной</text:span><text:span text:style-name="T28_9">,<text:s/></text:span><text:span text:style-name="T28_10">все</text:span><text:span text:style-name="T28_11">,<text:s/></text:span><text:span text:style-name="T28_12">кто</text:span><text:span text:style-name="T28_13"><text:s/></text:span><text:span text:style-name="T28_14">введены</text:span><text:span text:style-name="T28_15"><text:s/></text:span><text:span text:style-name="T28_16">в</text:span><text:span text:style-name="T28_17"><text:s/></text:span><text:span text:style-name="T28_18">системы</text:span><text:span text:style-name="T28_19"><text:s/></text:span><text:span text:style-name="T28_20">данным</text:span><text:span text:style-name="T28_21"><text:s/></text:span><text:span text:style-name="T28_22">центром</text:span><text:span text:style-name="T28_23"><text:s/></text:span><text:span text:style-name="T28_24">должны</text:span><text:span text:style-name="T28_25"><text:s/></text:span><text:span text:style-name="T28_26">пройти</text:span><text:span text:style-name="T28_27"><text:s/></text:span><text:span text:style-name="T28_28">повторную</text:span><text:span text:style-name="T28_29"><text:s/></text:span><text:span text:style-name="T28_30">авторизацию</text:span><text:span text:style-name="T28_31"><text:s/></text:span><text:span text:style-name="T28_32">у</text:span><text:span text:style-name="T28_33"><text:s/></text:span><text:span text:style-name="T28_34">иных</text:span><text:span text:style-name="T28_35"><text:s/></text:span><text:span text:style-name="T28_36">центров</text:span><text:span text:style-name="T28_37">.<text:s/></text:span></text:p>
      <text:p text:style-name="P29"/>
      <text:p text:style-name="P30"><text:span text:style-name="T30_1">Приватность</text:span><text:span text:style-name="T30_2"><text:s/></text:span><text:span text:style-name="T30_3">и</text:span><text:span text:style-name="T30_4"><text:s/></text:span><text:span text:style-name="T30_5">анонимность</text:span></text:p>
      <text:p text:style-name="P31"/>
      <text:p text:style-name="P32"><text:span text:style-name="T32_1">Репутация</text:span><text:span text:style-name="T32_2"><text:s/></text:span><text:span text:style-name="T32_3">пользователя</text:span><text:span text:style-name="T32_4"><text:s/></text:span><text:span text:style-name="T32_5">по</text:span><text:span text:style-name="T32_6"><text:s/></text:span><text:span text:style-name="T32_7">умолчанию</text:span><text:span text:style-name="T32_8"><text:s/></text:span><text:span text:style-name="T32_9">не</text:span><text:span text:style-name="T32_10"><text:s/></text:span><text:span text:style-name="T32_11">является</text:span><text:span text:style-name="T32_12"><text:s/></text:span><text:span text:style-name="T32_13">открытой</text:span><text:span text:style-name="T32_14"><text:s/></text:span><text:span text:style-name="T32_15">для</text:span><text:span text:style-name="T32_16"><text:s/></text:span><text:span text:style-name="T32_17">всех</text:span><text:span text:style-name="T32_18">,<text:s/></text:span><text:span text:style-name="T32_19">пользователь</text:span><text:span text:style-name="T32_20"><text:s/></text:span><text:span text:style-name="T32_21">сам</text:span><text:span text:style-name="T32_22"><text:s/></text:span><text:span text:style-name="T32_23">решает</text:span><text:span text:style-name="T32_24">,<text:s/></text:span><text:span text:style-name="T32_25">кому</text:span><text:span text:style-name="T32_26"><text:s/></text:span><text:span text:style-name="T32_27">он</text:span><text:span text:style-name="T32_28"><text:s/></text:span><text:span text:style-name="T32_29">ее</text:span><text:span text:style-name="T32_30"><text:s/></text:span><text:span text:style-name="T32_31">откроет</text:span><text:span text:style-name="T32_32">.<text:s/></text:span><text:span text:style-name="T32_33">Открывается</text:span><text:span text:style-name="T32_34"><text:s/></text:span><text:span text:style-name="T32_35">репутация</text:span><text:span text:style-name="T32_36"><text:s/></text:span><text:span text:style-name="T32_37">по</text:span><text:span text:style-name="T32_38"><text:s/></text:span><text:span text:style-name="T32_39">запросу</text:span><text:span text:style-name="T32_40">.<text:s/></text:span><text:span text:style-name="T32_41">Если</text:span><text:span text:style-name="T32_42"><text:s/></text:span><text:span text:style-name="T32_43">пользователь</text:span><text:span text:style-name="T32_44"><text:s/></text:span><text:span text:style-name="T32_45">А</text:span><text:span text:style-name="T32_46"><text:s/></text:span><text:span text:style-name="T32_47">обращается</text:span><text:span text:style-name="T32_48"><text:s/></text:span><text:span text:style-name="T32_49">с</text:span><text:span text:style-name="T32_50"><text:s/></text:span><text:span text:style-name="T32_51">запросом</text:span><text:span text:style-name="T32_52"><text:s/>(</text:span><text:span text:style-name="T32_53">предложением</text:span><text:span text:style-name="T32_54"><text:s/></text:span><text:span text:style-name="T32_55">сделки</text:span><text:span text:style-name="T32_56">)<text:s/></text:span><text:span text:style-name="T32_57">к</text:span><text:span text:style-name="T32_58"><text:s/></text:span><text:span text:style-name="T32_59">В</text:span><text:span text:style-name="T32_60">,<text:s/></text:span><text:span text:style-name="T32_61">то</text:span><text:span text:style-name="T32_62"><text:s/></text:span><text:span text:style-name="T32_63">В</text:span><text:span text:style-name="T32_64"><text:s/></text:span><text:span text:style-name="T32_65">автоматически</text:span><text:span text:style-name="T32_66"><text:s/></text:span><text:span text:style-name="T32_67">видит</text:span><text:span text:style-name="T32_68"><text:s/></text:span><text:span text:style-name="T32_69">репутацию</text:span><text:span text:style-name="T32_70"><text:s/></text:span><text:span text:style-name="T32_71">пользователя</text:span><text:span text:style-name="T32_72"><text:s/></text:span><text:span text:style-name="T32_73">А</text:span><text:span text:style-name="T32_74"><text:s/></text:span><text:span text:style-name="T32_75">и</text:span><text:span text:style-name="T32_76"><text:s/></text:span><text:span text:style-name="T32_77">может</text:span><text:span text:style-name="T32_78"><text:s/></text:span><text:span text:style-name="T32_79">со</text:span><text:span text:style-name="T32_80"><text:s/></text:span><text:span text:style-name="T32_81">своей</text:span><text:span text:style-name="T32_82"><text:s/></text:span><text:span text:style-name="T32_83">стороны</text:span><text:span text:style-name="T32_84"><text:s/></text:span><text:span text:style-name="T32_85">принять</text:span><text:span text:style-name="T32_86"><text:s/></text:span><text:span text:style-name="T32_87">условия</text:span><text:span text:style-name="T32_88"><text:s/></text:span><text:span text:style-name="T32_89">сделки</text:span><text:span text:style-name="T32_90"><text:s/></text:span><text:span text:style-name="T32_91">и</text:span><text:span text:style-name="T32_92"><text:s/></text:span><text:span text:style-name="T32_93">заключить</text:span><text:span text:style-name="T32_94"><text:s/></text:span><text:span text:style-name="T32_95">договор</text:span><text:span text:style-name="T32_96"><text:s/></text:span><text:span text:style-name="T32_97">или</text:span><text:span text:style-name="T32_98"><text:s/></text:span><text:span text:style-name="T32_99">отклонить</text:span><text:span text:style-name="T32_100">.<text:s/></text:span><text:span text:style-name="T32_101">Но</text:span><text:span text:style-name="T32_102"><text:s/></text:span><text:span text:style-name="T32_103">сделка</text:span><text:span text:style-name="T32_104"><text:s/></text:span><text:span text:style-name="T32_105">будет</text:span><text:span text:style-name="T32_106"><text:s/></text:span><text:span text:style-name="T32_107">считаться</text:span><text:span text:style-name="T32_108"><text:s/></text:span><text:span text:style-name="T32_109">заключенной</text:span><text:span text:style-name="T32_110"><text:s/></text:span><text:span text:style-name="T32_111">только</text:span><text:span text:style-name="T32_112"><text:s/></text:span><text:span text:style-name="T32_113">после</text:span><text:span text:style-name="T32_114"><text:s/></text:span><text:span text:style-name="T32_115">того</text:span><text:span text:style-name="T32_116">,<text:s/></text:span><text:span text:style-name="T32_117">как</text:span><text:span text:style-name="T32_118"><text:s/></text:span><text:span text:style-name="T32_119">ее</text:span><text:span text:style-name="T32_120"><text:s/></text:span><text:span text:style-name="T32_121">акцептует</text:span><text:span text:style-name="T32_122"><text:s/></text:span><text:span text:style-name="T32_123">со</text:span><text:span text:style-name="T32_124"><text:s/></text:span><text:span text:style-name="T32_125">своей</text:span><text:span text:style-name="T32_126"><text:s/></text:span><text:span text:style-name="T32_127">стороны</text:span><text:span text:style-name="T32_128"><text:s/></text:span><text:span text:style-name="T32_129">А</text:span><text:span text:style-name="T32_130">,<text:s/></text:span><text:span text:style-name="T32_131">который</text:span><text:span text:style-name="T32_132"><text:s/></text:span><text:span text:style-name="T32_133">видит</text:span><text:span text:style-name="T32_134"><text:s/></text:span><text:span text:style-name="T32_135">репутацию</text:span><text:span text:style-name="T32_136"><text:s/></text:span><text:span text:style-name="T32_137">B</text:span><text:span text:style-name="T32_138"><text:s/></text:span><text:span text:style-name="T32_139">только</text:span><text:span text:style-name="T32_140"><text:s/></text:span><text:span text:style-name="T32_141">с</text:span><text:span text:style-name="T32_142"><text:s/></text:span><text:span text:style-name="T32_143">того</text:span><text:span text:style-name="T32_144"><text:s/></text:span><text:span text:style-name="T32_145">момента</text:span><text:span text:style-name="T32_146">,<text:s/></text:span><text:span text:style-name="T32_147">как</text:span><text:span text:style-name="T32_148"><text:s/></text:span><text:span text:style-name="T32_149">В</text:span><text:span text:style-name="T32_150"><text:s/></text:span><text:span text:style-name="T32_151">акцептовал</text:span><text:span text:style-name="T32_152"><text:s/></text:span><text:span text:style-name="T32_153">сделку</text:span><text:span text:style-name="T32_154">.<text:s/></text:span><text:span text:style-name="T32_155">До</text:span><text:span text:style-name="T32_156"><text:s/></text:span><text:span text:style-name="T32_157">того</text:span><text:span text:style-name="T32_158"><text:s/></text:span><text:span text:style-name="T32_159">момента</text:span><text:span text:style-name="T32_160">,<text:s/></text:span><text:span text:style-name="T32_161">пока</text:span><text:span text:style-name="T32_162"><text:s/></text:span><text:span text:style-name="T32_163">А</text:span><text:span text:style-name="T32_164"><text:s/></text:span><text:span text:style-name="T32_165">не</text:span><text:span text:style-name="T32_166"><text:s/></text:span><text:span text:style-name="T32_167">подтвердил</text:span><text:span text:style-name="T32_168"><text:s/></text:span><text:span text:style-name="T32_169">сделку</text:span><text:span text:style-name="T32_170">,<text:s/></text:span><text:span text:style-name="T32_171">оба</text:span><text:span text:style-name="T32_172"><text:s/></text:span><text:span text:style-name="T32_173">пользователя</text:span><text:span text:style-name="T32_174"><text:s/></text:span><text:span text:style-name="T32_175">имеют</text:span><text:span text:style-name="T32_176"><text:s/></text:span><text:span text:style-name="T32_177">возможность</text:span><text:span text:style-name="T32_178"><text:s/></text:span><text:span text:style-name="T32_179">ее</text:span><text:span text:style-name="T32_180"><text:s/></text:span><text:span text:style-name="T32_181">аннулировать</text:span><text:span text:style-name="T32_182"><text:s/></text:span><text:span text:style-name="T32_183">без</text:span><text:span text:style-name="T32_184"><text:s/></text:span><text:span text:style-name="T32_185">каких</text:span><text:span text:style-name="T32_186"><text:s/></text:span><text:span text:style-name="T32_187">либо</text:span><text:span text:style-name="T32_188"><text:s/></text:span><text:span text:style-name="T32_189">последствий</text:span><text:span text:style-name="T32_190">.<text:s/></text:span><text:span text:style-name="T32_191">После</text:span><text:span text:style-name="T32_192"><text:s/></text:span><text:span text:style-name="T32_193">принятия</text:span><text:span text:style-name="T32_194"><text:s/></text:span><text:span text:style-name="T32_195">сделки</text:span><text:span text:style-name="T32_196"><text:s/></text:span><text:span text:style-name="T32_197">обоими</text:span><text:span text:style-name="T32_198"><text:s/></text:span><text:span text:style-name="T32_199">сторонами</text:span><text:span text:style-name="T32_200"><text:s/></text:span><text:span text:style-name="T32_201">аннулировать</text:span><text:span text:style-name="T32_202"><text:s/></text:span><text:span text:style-name="T32_203">ее</text:span><text:span text:style-name="T32_204"><text:s/></text:span><text:span text:style-name="T32_205">невозможно</text:span><text:span text:style-name="T32_206">.<text:s/></text:span><text:span text:style-name="T32_207">Оба</text:span><text:span text:style-name="T32_208"><text:s/></text:span><text:span text:style-name="T32_209">пользователя</text:span><text:span text:style-name="T32_210"><text:s/></text:span><text:span text:style-name="T32_211">получают</text:span><text:span text:style-name="T32_212"><text:s/></text:span><text:span text:style-name="T32_213">право</text:span><text:span text:style-name="T32_214"><text:s/></text:span><text:span text:style-name="T32_215">публиковать</text:span><text:span text:style-name="T32_216"><text:s/></text:span><text:span text:style-name="T32_217">отзывы</text:span><text:span text:style-name="T32_218"><text:s/></text:span><text:span text:style-name="T32_219">в</text:span><text:span text:style-name="T32_220"><text:s/></text:span><text:span text:style-name="T32_221">адрес</text:span><text:span text:style-name="T32_222"><text:s/></text:span><text:span text:style-name="T32_223">противоположной</text:span><text:span text:style-name="T32_224"><text:s/></text:span><text:span text:style-name="T32_225">стороны</text:span><text:span text:style-name="T32_226">.<text:s/></text:span></text:p>
      <text:p text:style-name="P33"><text:span text:style-name="T33_1">Тот</text:span><text:span text:style-name="T33_2"><text:s/></text:span><text:span text:style-name="T33_3">человек</text:span><text:span text:style-name="T33_4">,<text:s/></text:span><text:span text:style-name="T33_5">который</text:span><text:span text:style-name="T33_6"><text:s/></text:span><text:span text:style-name="T33_7">видит</text:span><text:span text:style-name="T33_8"><text:s/></text:span><text:span text:style-name="T33_9">репутацию</text:span><text:span text:style-name="T33_10"><text:s/></text:span><text:span text:style-name="T33_11">другого</text:span><text:span text:style-name="T33_12"><text:s/></text:span><text:span text:style-name="T33_13">имеет</text:span><text:span text:style-name="T33_14"><text:s/></text:span><text:span text:style-name="T33_15">возможность</text:span><text:span text:style-name="T33_16"><text:s/></text:span><text:span text:style-name="T33_17">видеть</text:span><text:span text:style-name="T33_18"><text:s/></text:span><text:span text:style-name="T33_19">все</text:span><text:span text:style-name="T33_20"><text:s/></text:span><text:span text:style-name="T33_21">основания</text:span><text:span text:style-name="T33_22">,<text:s/></text:span><text:span text:style-name="T33_23">на</text:span><text:span text:style-name="T33_24"><text:s/></text:span><text:span text:style-name="T33_25">которых</text:span><text:span text:style-name="T33_26"><text:s/></text:span><text:span text:style-name="T33_27">были</text:span><text:span text:style-name="T33_28"><text:s/></text:span><text:span text:style-name="T33_29">основаны</text:span><text:span text:style-name="T33_30"><text:s/></text:span><text:span text:style-name="T33_31">сделки</text:span><text:span text:style-name="T33_32">,<text:s/></text:span><text:span text:style-name="T33_33">составляющие</text:span><text:span text:style-name="T33_34"><text:s/></text:span><text:span text:style-name="T33_35">репутацию</text:span><text:span text:style-name="T33_36">,<text:s/></text:span><text:span text:style-name="T33_37">а</text:span><text:span text:style-name="T33_38"><text:s/></text:span><text:span text:style-name="T33_39">также</text:span><text:span text:style-name="T33_40"><text:s/></text:span><text:span text:style-name="T33_41">репутацию</text:span><text:span text:style-name="T33_42"><text:s/></text:span><text:span text:style-name="T33_43">тех</text:span><text:span text:style-name="T33_44">,<text:s/></text:span><text:span text:style-name="T33_45">кто</text:span><text:span text:style-name="T33_46"><text:s/></text:span><text:span text:style-name="T33_47">писал</text:span><text:span text:style-name="T33_48"><text:s/></text:span><text:span text:style-name="T33_49">эти</text:span><text:span text:style-name="T33_50"><text:s/></text:span><text:span text:style-name="T33_51">отзывы</text:span><text:span text:style-name="T33_52">,<text:s/></text:span><text:span text:style-name="T33_53">но</text:span><text:span text:style-name="T33_54"><text:s/></text:span><text:span text:style-name="T33_55">не</text:span><text:span text:style-name="T33_56"><text:s/></text:span><text:span text:style-name="T33_57">обязательно</text:span><text:span text:style-name="T33_58"><text:s/></text:span><text:span text:style-name="T33_59">видеть</text:span><text:span text:style-name="T33_60"><text:s/></text:span><text:span text:style-name="T33_61">их</text:span><text:span text:style-name="T33_62"><text:s/></text:span><text:span text:style-name="T33_63">имена</text:span><text:span text:style-name="T33_64">.</text:span></text:p>
      <text:p text:style-name="P34"><text:span text:style-name="T34_1">Вопрос</text:span><text:span text:style-name="T34_2"><text:s/></text:span><text:span text:style-name="T34_3">глубины</text:span><text:span text:style-name="T34_4"><text:s/></text:span><text:span text:style-name="T34_5">просмотра</text:span><text:span text:style-name="T34_6">:<text:s/></text:span><text:span text:style-name="T34_7">пользователь</text:span><text:span text:style-name="T34_8"><text:s/></text:span><text:span text:style-name="T34_9">видит</text:span><text:span text:style-name="T34_10"><text:s/></text:span><text:span text:style-name="T34_11">репутацию</text:span><text:span text:style-name="T34_12"><text:s/></text:span><text:span text:style-name="T34_13">в</text:span><text:span text:style-name="T34_14"><text:s/></text:span><text:span text:style-name="T34_15">виде</text:span><text:span text:style-name="T34_16"><text:s/></text:span><text:span text:style-name="T34_17">счетчика</text:span><text:span text:style-name="T34_18"><text:s/></text:span><text:span text:style-name="T34_19">отзывов</text:span><text:span text:style-name="T34_20"><text:s/></text:span><text:span text:style-name="T34_21">положительный</text:span><text:span text:style-name="T34_22">/</text:span><text:span text:style-name="T34_23">отрицательный</text:span><text:span text:style-name="T34_24">,<text:s/></text:span><text:span text:style-name="T34_25">где</text:span><text:span text:style-name="T34_26"><text:s/></text:span><text:span text:style-name="T34_27">каждая</text:span><text:span text:style-name="T34_28"><text:s/></text:span><text:span text:style-name="T34_29">цифра</text:span><text:span text:style-name="T34_30"><text:s/></text:span><text:span text:style-name="T34_31">является</text:span><text:span text:style-name="T34_32"><text:s/></text:span><text:span text:style-name="T34_33">ссылкой</text:span><text:span text:style-name="T34_34">,<text:s/></text:span><text:span text:style-name="T34_35">ведущей</text:span><text:span text:style-name="T34_36"><text:s/></text:span><text:span text:style-name="T34_37">к</text:span><text:span text:style-name="T34_38"><text:s/></text:span><text:span text:style-name="T34_39">соответствующему</text:span><text:span text:style-name="T34_40"><text:s/></text:span><text:span text:style-name="T34_41">списку</text:span><text:span text:style-name="T34_42"><text:s/></text:span><text:span text:style-name="T34_43">отзывов</text:span><text:span text:style-name="T34_44">.<text:s/></text:span><text:span text:style-name="T34_45">Каждый</text:span><text:span text:style-name="T34_46"><text:s/></text:span><text:span text:style-name="T34_47">отзыв</text:span><text:span text:style-name="T34_48"><text:s/></text:span><text:span text:style-name="T34_49">в</text:span><text:span text:style-name="T34_50"><text:s/></text:span><text:span text:style-name="T34_51">списке</text:span><text:span text:style-name="T34_52"><text:s/></text:span><text:span text:style-name="T34_53">имеет</text:span><text:span text:style-name="T34_54"><text:s/></text:span><text:span text:style-name="T34_55">блок</text:span><text:span text:style-name="T34_56"><text:s/></text:span><text:span text:style-name="T34_57">автора</text:span><text:span text:style-name="T34_58">,<text:s/></text:span><text:span text:style-name="T34_59">в</text:span><text:span text:style-name="T34_60"><text:s/></text:span><text:span text:style-name="T34_61">котором</text:span><text:span text:style-name="T34_62"><text:s/></text:span><text:span text:style-name="T34_63">есть</text:span><text:span text:style-name="T34_64"><text:s/></text:span><text:span text:style-name="T34_65">такой</text:span><text:span text:style-name="T34_66"><text:s/></text:span><text:span text:style-name="T34_67">же</text:span><text:span text:style-name="T34_68"><text:s/></text:span><text:span text:style-name="T34_69">счетчик</text:span><text:span text:style-name="T34_70"><text:s/></text:span><text:span text:style-name="T34_71">отзывов</text:span><text:span text:style-name="T34_72">,<text:s/></text:span><text:span text:style-name="T34_73">время</text:span><text:span text:style-name="T34_74">,<text:s/></text:span><text:span text:style-name="T34_75">которое</text:span><text:span text:style-name="T34_76"><text:s/></text:span><text:span text:style-name="T34_77">он</text:span><text:span text:style-name="T34_78"><text:s/></text:span><text:span text:style-name="T34_79">зарегистрирован</text:span><text:span text:style-name="T34_80"><text:s/></text:span><text:span text:style-name="T34_81">в</text:span><text:span text:style-name="T34_82"><text:s/></text:span><text:span text:style-name="T34_83">системе</text:span><text:span text:style-name="T34_84">.<text:s/></text:span><text:span text:style-name="T34_85">По</text:span><text:span text:style-name="T34_86"><text:s/></text:span><text:span text:style-name="T34_87">этому</text:span><text:span text:style-name="T34_88"><text:s/></text:span><text:span text:style-name="T34_89">счетчику</text:span><text:span text:style-name="T34_90"><text:s/></text:span><text:span text:style-name="T34_91">пользователь</text:span><text:span text:style-name="T34_92"><text:s/></text:span><text:span text:style-name="T34_93">может</text:span><text:span text:style-name="T34_94"><text:s/></text:span><text:span text:style-name="T34_95">переходить</text:span><text:span text:style-name="T34_96"><text:s/></text:span><text:span text:style-name="T34_97">к</text:span><text:span text:style-name="T34_98"><text:s/></text:span><text:span text:style-name="T34_99">новым</text:span><text:span text:style-name="T34_100"><text:s/></text:span><text:span text:style-name="T34_101">и</text:span><text:span text:style-name="T34_102"><text:s/></text:span><text:span text:style-name="T34_103">новым</text:span><text:span text:style-name="T34_104"><text:s/></text:span><text:span text:style-name="T34_105">пользователям</text:span><text:span text:style-name="T34_106">.<text:s/></text:span><text:span text:style-name="T34_107">Какая</text:span><text:span text:style-name="T34_108"><text:s/></text:span><text:span text:style-name="T34_109">глубина</text:span><text:span text:style-name="T34_110"><text:s/></text:span><text:span text:style-name="T34_111">просмотра</text:span><text:span text:style-name="T34_112"><text:s/></text:span><text:span text:style-name="T34_113">может</text:span><text:span text:style-name="T34_114"><text:s/></text:span><text:span text:style-name="T34_115">быть</text:span><text:span text:style-name="T34_116"><text:s/></text:span><text:span text:style-name="T34_117">оправданной</text:span><text:span text:style-name="T34_118">?<text:s/></text:span><text:span text:style-name="T34_119">Если</text:span><text:span text:style-name="T34_120"><text:s/></text:span><text:span text:style-name="T34_121">глубину</text:span><text:span text:style-name="T34_122"><text:s/></text:span><text:span text:style-name="T34_123">просмотра</text:span><text:span text:style-name="T34_124"><text:s/></text:span><text:span text:style-name="T34_125">не</text:span><text:span text:style-name="T34_126"><text:s/></text:span><text:span text:style-name="T34_127">ограничить</text:span><text:span text:style-name="T34_128">,<text:s/></text:span><text:span text:style-name="T34_129">существует</text:span><text:span text:style-name="T34_130"><text:s/></text:span><text:span text:style-name="T34_131">опасность</text:span><text:span text:style-name="T34_132">,<text:s/></text:span><text:span text:style-name="T34_133">что</text:span><text:span text:style-name="T34_134"><text:s/></text:span><text:span text:style-name="T34_135">какой</text:span><text:span text:style-name="T34_136">-</text:span><text:span text:style-name="T34_137">либо</text:span><text:span text:style-name="T34_138"><text:s/></text:span><text:span text:style-name="T34_139">скрипт</text:span><text:span text:style-name="T34_140"><text:s/></text:span><text:span text:style-name="T34_141">гуляя</text:span><text:span text:style-name="T34_142"><text:s/></text:span><text:span text:style-name="T34_143">по</text:span><text:span text:style-name="T34_144"><text:s/></text:span><text:span text:style-name="T34_145">этим</text:span><text:span text:style-name="T34_146"><text:s/></text:span><text:span text:style-name="T34_147">ссылкам</text:span><text:span text:style-name="T34_148"><text:s/></text:span><text:span text:style-name="T34_149">сможет</text:span><text:span text:style-name="T34_150"><text:s/></text:span><text:span text:style-name="T34_151">создать</text:span><text:span text:style-name="T34_152"><text:s/></text:span><text:span text:style-name="T34_153">открытую</text:span><text:span text:style-name="T34_154"><text:s/></text:span><text:span text:style-name="T34_155">базу</text:span><text:span text:style-name="T34_156"><text:s/></text:span><text:span text:style-name="T34_157">данных</text:span><text:span text:style-name="T34_158"><text:s/></text:span><text:span text:style-name="T34_159">на</text:span><text:span text:style-name="T34_160"><text:s/></text:span><text:span text:style-name="T34_161">всех</text:span><text:span text:style-name="T34_162"><text:s/></text:span><text:span text:style-name="T34_163">людей</text:span><text:span text:style-name="T34_164">,<text:s/></text:span><text:span text:style-name="T34_165">что</text:span><text:span text:style-name="T34_166"><text:s/></text:span><text:span text:style-name="T34_167">очевидно</text:span><text:span text:style-name="T34_168">,<text:s/></text:span><text:span text:style-name="T34_169">не</text:span><text:span text:style-name="T34_170"><text:s/></text:span><text:span text:style-name="T34_171">хорошо</text:span><text:span text:style-name="T34_172">.<text:s/></text:span></text:p>
      <text:p text:style-name="P35"><text:span text:style-name="T35_1">Возможно</text:span><text:span text:style-name="T35_2">,<text:s/></text:span><text:span text:style-name="T35_3">дальше</text:span><text:span text:style-name="T35_4"><text:s/></text:span><text:span text:style-name="T35_5">второго</text:span><text:span text:style-name="T35_6"><text:s/></text:span><text:span text:style-name="T35_7">уровня</text:span><text:span text:style-name="T35_8"><text:s/></text:span><text:span text:style-name="T35_9">репутацию</text:span><text:span text:style-name="T35_10"><text:s/></text:span><text:span text:style-name="T35_11">предоставлять</text:span><text:span text:style-name="T35_12"><text:s/></text:span><text:span text:style-name="T35_13">по</text:span><text:span text:style-name="T35_14"><text:s/></text:span><text:span text:style-name="T35_15">запросам</text:span><text:span text:style-name="T35_16">.<text:s/></text:span><text:span text:style-name="T35_17">Например</text:span><text:span text:style-name="T35_18">,<text:s/></text:span><text:span text:style-name="T35_19">пользователь</text:span><text:span text:style-name="T35_20"><text:s/></text:span><text:span text:style-name="T35_21">может</text:span><text:span text:style-name="T35_22"><text:s/></text:span><text:span text:style-name="T35_23">обратиться</text:span><text:span text:style-name="T35_24"><text:s/></text:span><text:span text:style-name="T35_25">к</text:span><text:span text:style-name="T35_26"><text:s/></text:span><text:span text:style-name="T35_27">кому</text:span><text:span text:style-name="T35_28">-</text:span><text:span text:style-name="T35_29">то</text:span><text:span text:style-name="T35_30"><text:s/></text:span><text:span text:style-name="T35_31">с</text:span><text:span text:style-name="T35_32"><text:s/></text:span><text:span text:style-name="T35_33">просьбой</text:span><text:span text:style-name="T35_34"><text:s/></text:span><text:span text:style-name="T35_35">раскрыть</text:span><text:span text:style-name="T35_36"><text:s/></text:span><text:span text:style-name="T35_37">репутацию</text:span><text:span text:style-name="T35_38">,<text:s/></text:span><text:span text:style-name="T35_39">объяснив</text:span><text:span text:style-name="T35_40"><text:s/></text:span><text:span text:style-name="T35_41">причины</text:span><text:span text:style-name="T35_42">.<text:s/></text:span><text:span text:style-name="T35_43">Это</text:span><text:span text:style-name="T35_44"><text:s/></text:span><text:span text:style-name="T35_45">подразумевает</text:span><text:span text:style-name="T35_46"><text:s/></text:span><text:span text:style-name="T35_47">наличие</text:span><text:span text:style-name="T35_48"><text:s/></text:span><text:span text:style-name="T35_49">в</text:span><text:span text:style-name="T35_50"><text:s/></text:span><text:span text:style-name="T35_51">системе</text:span><text:span text:style-name="T35_52"><text:s/></text:span><text:span text:style-name="T35_53">канала</text:span><text:span text:style-name="T35_54"><text:s/></text:span><text:span text:style-name="T35_55">личных</text:span><text:span text:style-name="T35_56"><text:s/></text:span><text:span text:style-name="T35_57">сообщений</text:span><text:span text:style-name="T35_58"><text:s/>(</text:span><text:span text:style-name="T35_59">мессенджера</text:span><text:span text:style-name="T35_60">),<text:s/></text:span><text:span text:style-name="T35_61">которая</text:span><text:span text:style-name="T35_62"><text:s/></text:span><text:span text:style-name="T35_63">может</text:span><text:span text:style-name="T35_64"><text:s/></text:span><text:span text:style-name="T35_65">быть</text:span><text:span text:style-name="T35_66"><text:s/></text:span><text:span text:style-name="T35_67">оправдана</text:span><text:span text:style-name="T35_68"><text:s/></text:span><text:span text:style-name="T35_69">и</text:span><text:span text:style-name="T35_70"><text:s/></text:span><text:span text:style-name="T35_71">в</text:span><text:span text:style-name="T35_72"><text:s/></text:span><text:span text:style-name="T35_73">других</text:span><text:span text:style-name="T35_74"><text:s/></text:span><text:span text:style-name="T35_75">случаях</text:span><text:span text:style-name="T35_76">.<text:s/></text:span></text:p>
      <text:p text:style-name="P36"/>
      <text:p text:style-name="P37"><text:span text:style-name="T37_1"><office:annotation><dc:creator/><text:p text:style-name="P38"><text:span text:style-name="T38_1">Заимствовано</text:span><text:span text:style-name="T38_2"><text:s/></text:span><text:span text:style-name="T38_3">из</text:span><text:span text:style-name="T38_4"><text:s/></text:span><text:span text:style-name="T38_5">http</text:span><text:span text:style-name="T38_6">://</text:span><text:span text:style-name="T38_7">ru</text:span><text:span text:style-name="T38_8">.</text:span><text:span text:style-name="T38_9">gplvote</text:span><text:span text:style-name="T38_10">.</text:span><text:span text:style-name="T38_11">org</text:span><text:span text:style-name="T38_12">/</text:span><text:span text:style-name="T38_13">details</text:span><text:span text:style-name="T38_14">.</text:span><text:span text:style-name="T38_15">html</text:span></text:p></office:annotation></text:span><text:span text:style-name="T38_16">Для</text:span><text:span text:style-name="T38_17"><text:s/></text:span><text:span text:style-name="T38_18">идентификации</text:span><text:span text:style-name="T38_19"><text:s/></text:span><text:span text:style-name="T38_20">пользователей</text:span><text:span text:style-name="T38_21"><text:s/></text:span><text:span text:style-name="T38_22">с</text:span><text:span text:style-name="T38_23"><text:s/></text:span><text:span text:style-name="T38_24">сохранением</text:span><text:span text:style-name="T38_25"><text:s/></text:span><text:span text:style-name="T38_26">анонимности</text:span><text:span text:style-name="T38_27"><text:s/></text:span><text:span text:style-name="T38_28">в</text:span><text:span text:style-name="T38_29"><text:s/></text:span><text:span text:style-name="T38_30">системе</text:span><text:span text:style-name="T38_31"><text:s/></text:span><text:span text:style-name="T38_32">используется</text:span><text:span text:style-name="T38_33"><text:s/></text:span><text:span text:style-name="T38_34">специальный</text:span><text:span text:style-name="T38_35"><text:s/></text:span><text:span text:style-name="T38_36">механизм</text:span><text:span text:style-name="T38_37"><text:s/>“</text:span><text:span text:style-name="T38_38">идентифицирующего</text:span><text:span text:style-name="T38_39"><text:s/></text:span><text:span text:style-name="T38_40">хэша</text:span><text:span text:style-name="T38_41">”.<text:s/></text:span><text:span text:style-name="T38_42">Определенный</text:span><text:span text:style-name="T38_43"><text:s/></text:span><text:span text:style-name="T38_44">фиксированный</text:span><text:span text:style-name="T38_45"><text:s/></text:span><text:span text:style-name="T38_46">набор</text:span><text:span text:style-name="T38_47"><text:s/></text:span><text:span text:style-name="T38_48">персональных</text:span><text:span text:style-name="T38_49"><text:s/></text:span><text:span text:style-name="T38_50">данных</text:span><text:span text:style-name="T38_51"><text:s/>“</text:span><text:span text:style-name="T38_52">зашифровывается</text:span><text:span text:style-name="T38_53">”<text:s/></text:span><text:span text:style-name="T38_54">использую</text:span><text:span text:style-name="T38_55"><text:s/></text:span><text:span text:style-name="T38_56">хэш</text:span><text:span text:style-name="T38_57">-</text:span><text:span text:style-name="T38_58">функцию</text:span><text:span text:style-name="T38_59"><text:s/></text:span><text:span text:style-name="T38_60">от</text:span><text:span text:style-name="T38_61"><text:s/></text:span><text:span text:style-name="T38_62">него</text:span><text:span text:style-name="T38_63">.<text:s/></text:span><text:span text:style-name="T38_64">При</text:span><text:span text:style-name="T38_65"><text:s/></text:span><text:span text:style-name="T38_66">этом</text:span><text:span text:style-name="T38_67"><text:s/>“</text:span><text:span text:style-name="T38_68">расшифровать</text:span><text:span text:style-name="T38_69">”<text:s/></text:span><text:span text:style-name="T38_70">эти</text:span><text:span text:style-name="T38_71"><text:s/></text:span><text:span text:style-name="T38_72">данные</text:span><text:span text:style-name="T38_73"><text:s/></text:span><text:span text:style-name="T38_74">невозможно</text:span><text:span text:style-name="T38_75">.<text:s/></text:span><text:span text:style-name="T38_76">Но</text:span><text:span text:style-name="T38_77"><text:s/></text:span><text:span text:style-name="T38_78">при</text:span><text:span text:style-name="T38_79"><text:s/></text:span><text:span text:style-name="T38_80">наличии</text:span><text:span text:style-name="T38_81"><text:s/></text:span><text:span text:style-name="T38_82">исходных</text:span><text:span text:style-name="T38_83"><text:s/></text:span><text:span text:style-name="T38_84">данных</text:span><text:span text:style-name="T38_85"><text:s/></text:span><text:span text:style-name="T38_86">можно</text:span><text:span text:style-name="T38_87"><text:s/></text:span><text:span text:style-name="T38_88">проверить</text:span><text:span text:style-name="T38_89"><text:s/></text:span><text:span text:style-name="T38_90">что</text:span><text:span text:style-name="T38_91"><text:s/></text:span><text:span text:style-name="T38_92">хэш</text:span><text:span text:style-name="T38_93"><text:s/></text:span><text:span text:style-name="T38_94">соответствует</text:span><text:span text:style-name="T38_95"><text:s/></text:span><text:span text:style-name="T38_96">этим</text:span><text:span text:style-name="T38_97"><text:s/></text:span><text:span text:style-name="T38_98">данным</text:span><text:span text:style-name="T38_99">.</text:span></text:p>
      <text:p text:style-name="P39"/>
      <text:p text:style-name="P40"/>
      <text:p text:style-name="P41"><text:span text:style-name="T41_1">Проблема</text:span><text:span text:style-name="T41_2"><text:s/></text:span><text:span text:style-name="T41_3">покаяния</text:span></text:p>
      <text:p text:style-name="P42"><text:span text:style-name="T42_1">Поскольку</text:span><text:span text:style-name="T42_2"><text:s/></text:span><text:span text:style-name="T42_3">репутация</text:span><text:span text:style-name="T42_4"><text:s/></text:span><text:span text:style-name="T42_5">является</text:span><text:span text:style-name="T42_6"><text:s/></text:span><text:span text:style-name="T42_7">пожизненной</text:span><text:span text:style-name="T42_8">,<text:s/></text:span><text:span text:style-name="T42_9">а</text:span><text:span text:style-name="T42_10"><text:s/></text:span><text:span text:style-name="T42_11">люди</text:span><text:span text:style-name="T42_12"><text:s/></text:span><text:span text:style-name="T42_13">хоть</text:span><text:span text:style-name="T42_14"><text:s/></text:span><text:span text:style-name="T42_15">крайне</text:span><text:span text:style-name="T42_16"><text:s/></text:span><text:span text:style-name="T42_17">редко</text:span><text:span text:style-name="T42_18">,<text:s/></text:span><text:span text:style-name="T42_19">но</text:span><text:span text:style-name="T42_20"><text:s/></text:span><text:span text:style-name="T42_21">все</text:span><text:span text:style-name="T42_22">-</text:span><text:span text:style-name="T42_23">таки</text:span><text:span text:style-name="T42_24"><text:s/></text:span><text:span text:style-name="T42_25">могут</text:span><text:span text:style-name="T42_26"><text:s/></text:span><text:span text:style-name="T42_27">меняться</text:span><text:span text:style-name="T42_28">,<text:s/></text:span><text:span text:style-name="T42_29">должна</text:span><text:span text:style-name="T42_30"><text:s/></text:span><text:span text:style-name="T42_31">существовать</text:span><text:span text:style-name="T42_32"><text:s/></text:span><text:span text:style-name="T42_33">система</text:span><text:span text:style-name="T42_34"><text:s/></text:span><text:span text:style-name="T42_35">покаяния</text:span><text:span text:style-name="T42_36">.<text:s/></text:span><text:span text:style-name="T42_37">То</text:span><text:span text:style-name="T42_38"><text:s/></text:span><text:span text:style-name="T42_39">есть</text:span><text:span text:style-name="T42_40"><text:s/></text:span><text:span text:style-name="T42_41">когда</text:span><text:span text:style-name="T42_42"><text:s/></text:span><text:span text:style-name="T42_43">пользователь</text:span><text:span text:style-name="T42_44"><text:s/></text:span><text:span text:style-name="T42_45">может</text:span><text:span text:style-name="T42_46"><text:s/></text:span><text:span text:style-name="T42_47">заявить</text:span><text:span text:style-name="T42_48"><text:s/></text:span><text:span text:style-name="T42_49">о</text:span><text:span text:style-name="T42_50"><text:s/></text:span><text:span text:style-name="T42_51">том</text:span><text:span text:style-name="T42_52">,<text:s/></text:span><text:span text:style-name="T42_53">что</text:span><text:span text:style-name="T42_54"><text:s/></text:span><text:span text:style-name="T42_55">он</text:span><text:span text:style-name="T42_56"><text:s/></text:span><text:span text:style-name="T42_57">решил</text:span><text:span text:style-name="T42_58"><text:s/></text:span><text:span text:style-name="T42_59">измениться</text:span><text:span text:style-name="T42_60">.<text:s/></text:span><text:span text:style-name="T42_61">Такому</text:span><text:span text:style-name="T42_62"><text:s/></text:span><text:span text:style-name="T42_63">пользователю</text:span><text:span text:style-name="T42_64"><text:s/></text:span><text:span text:style-name="T42_65">могут</text:span><text:span text:style-name="T42_66"><text:s/></text:span><text:span text:style-name="T42_67">быть</text:span><text:span text:style-name="T42_68"><text:s/></text:span><text:span text:style-name="T42_69">даны</text:span><text:span text:style-name="T42_70"><text:s/></text:span><text:span text:style-name="T42_71">шансы</text:span><text:span text:style-name="T42_72"><text:s/></text:span><text:span text:style-name="T42_73">начать</text:span><text:span text:style-name="T42_74"><text:s/></text:span><text:span text:style-name="T42_75">все</text:span><text:span text:style-name="T42_76"><text:s/></text:span><text:span text:style-name="T42_77">с</text:span><text:span text:style-name="T42_78"><text:s/></text:span><text:span text:style-name="T42_79">чистого</text:span><text:span text:style-name="T42_80"><text:s/></text:span><text:span text:style-name="T42_81">листа</text:span><text:span text:style-name="T42_82">.<text:s/></text:span><text:span text:style-name="T42_83">Это</text:span><text:span text:style-name="T42_84"><text:s/></text:span><text:span text:style-name="T42_85">может</text:span><text:span text:style-name="T42_86"><text:s/></text:span><text:span text:style-name="T42_87">быть</text:span><text:span text:style-name="T42_88"><text:s/></text:span><text:span text:style-name="T42_89">сделано</text:span><text:span text:style-name="T42_90"><text:s/></text:span><text:span text:style-name="T42_91">следующим</text:span><text:span text:style-name="T42_92"><text:s/></text:span><text:span text:style-name="T42_93">образом</text:span><text:span text:style-name="T42_94">.</text:span></text:p>
      <text:list text:style-name="LS3" xml:id="list13">
        <text:list-item>
          <text:p text:style-name="P43"><text:span text:style-name="T43_1">Возраста</text:span><text:span text:style-name="T43_2"><text:s/></text:span><text:span text:style-name="T43_3">покаяния</text:span><text:span text:style-name="T43_4">.<text:s/></text:span><text:span text:style-name="T43_5">Для</text:span><text:span text:style-name="T43_6"><text:s/></text:span><text:span text:style-name="T43_7">пользования</text:span><text:span text:style-name="T43_8"><text:s/></text:span><text:span text:style-name="T43_9">системой</text:span><text:span text:style-name="T43_10"><text:s/></text:span><text:span text:style-name="T43_11">должен</text:span><text:span text:style-name="T43_12"><text:s/></text:span><text:span text:style-name="T43_13">существовать</text:span><text:span text:style-name="T43_14"><text:s/></text:span><text:span text:style-name="T43_15">возрастной</text:span><text:span text:style-name="T43_16"><text:s/></text:span><text:span text:style-name="T43_17">ценз</text:span><text:span text:style-name="T43_18"><text:s/></text:span><text:span text:style-name="T43_19">в</text:span><text:span text:style-name="T43_20"><text:s/></text:span><text:span text:style-name="T43_21">силу</text:span><text:span text:style-name="T43_22"><text:s/></text:span><text:span text:style-name="T43_23">того</text:span><text:span text:style-name="T43_24">,<text:s/></text:span><text:span text:style-name="T43_25">что</text:span><text:span text:style-name="T43_26"><text:s/></text:span><text:span text:style-name="T43_27">ребенок</text:span><text:span text:style-name="T43_28"><text:s/></text:span><text:span text:style-name="T43_29">или</text:span><text:span text:style-name="T43_30"><text:s/></text:span><text:span text:style-name="T43_31">подросток</text:span><text:span text:style-name="T43_32"><text:s/></text:span><text:span text:style-name="T43_33">не</text:span><text:span text:style-name="T43_34"><text:s/></text:span><text:span text:style-name="T43_35">может</text:span><text:span text:style-name="T43_36"><text:s/></text:span><text:span text:style-name="T43_37">до</text:span><text:span text:style-name="T43_38"><text:s/></text:span><text:span text:style-name="T43_39">конца</text:span><text:span text:style-name="T43_40"><text:s/></text:span><text:span text:style-name="T43_41">осознавать</text:span><text:span text:style-name="T43_42"><text:s/></text:span><text:span text:style-name="T43_43">серьезность</text:span><text:span text:style-name="T43_44"><text:s/></text:span><text:span text:style-name="T43_45">репутационных</text:span><text:span text:style-name="T43_46"><text:s/></text:span><text:span text:style-name="T43_47">рисков</text:span><text:span text:style-name="T43_48"><text:s/></text:span><text:span text:style-name="T43_49">и</text:span><text:span text:style-name="T43_50"><text:s/></text:span><text:span text:style-name="T43_51">вести</text:span><text:span text:style-name="T43_52"><text:s/></text:span><text:span text:style-name="T43_53">себя</text:span><text:span text:style-name="T43_54"><text:s/></text:span><text:span text:style-name="T43_55">легкомысленно</text:span><text:span text:style-name="T43_56">.<text:s/></text:span><text:span text:style-name="T43_57">Степень</text:span><text:span text:style-name="T43_58"><text:s/></text:span><text:span text:style-name="T43_59">ответственности</text:span><text:span text:style-name="T43_60"><text:s/></text:span><text:span text:style-name="T43_61">подростка</text:span><text:span text:style-name="T43_62"><text:s/></text:span><text:span text:style-name="T43_63">должна</text:span><text:span text:style-name="T43_64"><text:s/></text:span><text:span text:style-name="T43_65">быть</text:span><text:span text:style-name="T43_66"><text:s/></text:span><text:span text:style-name="T43_67">ниже</text:span><text:span text:style-name="T43_68">,<text:s/></text:span><text:span text:style-name="T43_69">чем</text:span><text:span text:style-name="T43_70"><text:s/></text:span><text:span text:style-name="T43_71">ответственность</text:span><text:span text:style-name="T43_72"><text:s/></text:span><text:span text:style-name="T43_73">совершеннолетнего</text:span><text:span text:style-name="T43_74">.<text:s/></text:span><text:span text:style-name="T43_75">Так</text:span><text:span text:style-name="T43_76"><text:s/></text:span><text:span text:style-name="T43_77">для</text:span><text:span text:style-name="T43_78"><text:s/></text:span><text:span text:style-name="T43_79">того</text:span><text:span text:style-name="T43_80">,<text:s/></text:span><text:span text:style-name="T43_81">чтобы</text:span><text:span text:style-name="T43_82"><text:s/></text:span><text:span text:style-name="T43_83">даже</text:span><text:span text:style-name="T43_84"><text:s/></text:span><text:span text:style-name="T43_85">дети</text:span><text:span text:style-name="T43_86"><text:s/></text:span><text:span text:style-name="T43_87">могли</text:span><text:span text:style-name="T43_88"><text:s/></text:span><text:span text:style-name="T43_89">осваивать</text:span><text:span text:style-name="T43_90"><text:s/></text:span><text:span text:style-name="T43_91">систему</text:span><text:span text:style-name="T43_92"><text:s/></text:span><text:span text:style-name="T43_93">и</text:span><text:span text:style-name="T43_94"><text:s/></text:span><text:span text:style-name="T43_95">понимать</text:span><text:span text:style-name="T43_96"><text:s/></text:span><text:span text:style-name="T43_97">правила</text:span><text:span text:style-name="T43_98"><text:s/></text:span><text:span text:style-name="T43_99">игры</text:span><text:span text:style-name="T43_100">,<text:s/></text:span><text:span text:style-name="T43_101">можно</text:span><text:span text:style-name="T43_102"><text:s/></text:span><text:span text:style-name="T43_103">обозначить</text:span><text:span text:style-name="T43_104"><text:s/></text:span><text:span text:style-name="T43_105">некоторые</text:span><text:span text:style-name="T43_106"><text:s/></text:span><text:span text:style-name="T43_107">точки</text:span><text:span text:style-name="T43_108">,<text:s/></text:span><text:span text:style-name="T43_109">например</text:span><text:span text:style-name="T43_110"><text:s/>7,<text:s/>14,<text:s/>18<text:s/></text:span><text:span text:style-name="T43_111">лет</text:span><text:span text:style-name="T43_112">,<text:s/></text:span><text:span text:style-name="T43_113">когда</text:span><text:span text:style-name="T43_114"><text:s/></text:span><text:span text:style-name="T43_115">человек</text:span><text:span text:style-name="T43_116"><text:s/></text:span><text:span text:style-name="T43_117">может</text:span><text:span text:style-name="T43_118"><text:s/></text:span><text:span text:style-name="T43_119">скрыть</text:span><text:span text:style-name="T43_120"><text:s/></text:span><text:span text:style-name="T43_121">свою</text:span><text:span text:style-name="T43_122"><text:s/></text:span><text:span text:style-name="T43_123">негативную</text:span><text:span text:style-name="T43_124"><text:s/></text:span><text:span text:style-name="T43_125">историю</text:span><text:span text:style-name="T43_126">.<text:s/></text:span><text:span text:style-name="T43_127">При</text:span><text:span text:style-name="T43_128"><text:s/></text:span><text:span text:style-name="T43_129">этом</text:span><text:span text:style-name="T43_130"><text:s/></text:span><text:span text:style-name="T43_131">точная</text:span><text:span text:style-name="T43_132"><text:s/></text:span><text:span text:style-name="T43_133">дата</text:span><text:span text:style-name="T43_134"><text:s/></text:span><text:span text:style-name="T43_135">должна</text:span><text:span text:style-name="T43_136"><text:s/></text:span><text:span text:style-name="T43_137">быть</text:span><text:span text:style-name="T43_138"><text:s/></text:span><text:span text:style-name="T43_139">неизвестной</text:span><text:span text:style-name="T43_140">,<text:s/></text:span><text:span text:style-name="T43_141">чтобы</text:span><text:span text:style-name="T43_142"><text:s/></text:span><text:span text:style-name="T43_143">избежать</text:span><text:span text:style-name="T43_144"><text:s/></text:span><text:span text:style-name="T43_145">сознательных</text:span><text:span text:style-name="T43_146"><text:s/></text:span><text:span text:style-name="T43_147">злодеяний</text:span><text:span text:style-name="T43_148">.<text:s/></text:span><text:span text:style-name="T43_149">К</text:span><text:span text:style-name="T43_150"><text:s/></text:span><text:span text:style-name="T43_151">примеру</text:span><text:span text:style-name="T43_152"><text:s/></text:span><text:span text:style-name="T43_153">человек</text:span><text:span text:style-name="T43_154">,<text:s/></text:span><text:span text:style-name="T43_155">зная</text:span><text:span text:style-name="T43_156">,<text:s/></text:span><text:span text:style-name="T43_157">что</text:span><text:span text:style-name="T43_158"><text:s/></text:span><text:span text:style-name="T43_159">завтра</text:span><text:span text:style-name="T43_160"><text:s/></text:span><text:span text:style-name="T43_161">он</text:span><text:span text:style-name="T43_162"><text:s/></text:span><text:span text:style-name="T43_163">может</text:span><text:span text:style-name="T43_164"><text:s/></text:span><text:span text:style-name="T43_165">скрыть</text:span><text:span text:style-name="T43_166"><text:s/></text:span><text:span text:style-name="T43_167">свою</text:span><text:span text:style-name="T43_168"><text:s/></text:span><text:span text:style-name="T43_169">историю</text:span><text:span text:style-name="T43_170"><text:s/></text:span><text:span text:style-name="T43_171">сегодня</text:span><text:span text:style-name="T43_172"><text:s/></text:span><text:span text:style-name="T43_173">сознательно</text:span><text:span text:style-name="T43_174"><text:s/></text:span><text:span text:style-name="T43_175">совершает</text:span><text:span text:style-name="T43_176"><text:s/></text:span><text:span text:style-name="T43_177">преступление</text:span><text:span text:style-name="T43_178"><text:s/></text:span><text:span text:style-name="T43_179">с</text:span><text:span text:style-name="T43_180"><text:s/></text:span><text:span text:style-name="T43_181">целью</text:span><text:span text:style-name="T43_182"><text:s/></text:span><text:span text:style-name="T43_183">нажиться</text:span><text:span text:style-name="T43_184">.<text:s/></text:span><text:span text:style-name="T43_185">Для</text:span><text:span text:style-name="T43_186"><text:s/></text:span><text:span text:style-name="T43_187">того</text:span><text:span text:style-name="T43_188">,<text:s/></text:span><text:span text:style-name="T43_189">чтобы</text:span><text:span text:style-name="T43_190"><text:s/></text:span><text:span text:style-name="T43_191">такие</text:span><text:span text:style-name="T43_192"><text:s/></text:span><text:span text:style-name="T43_193">хитрецы</text:span><text:span text:style-name="T43_194"><text:s/></text:span><text:span text:style-name="T43_195">не</text:span><text:span text:style-name="T43_196"><text:s/></text:span><text:span text:style-name="T43_197">имели</text:span><text:span text:style-name="T43_198"><text:s/></text:span><text:span text:style-name="T43_199">шансов</text:span><text:span text:style-name="T43_200">,<text:s/></text:span><text:span text:style-name="T43_201">по</text:span><text:span text:style-name="T43_202"><text:s/></text:span><text:span text:style-name="T43_203">алгоритму</text:span><text:span text:style-name="T43_204"><text:s/></text:span><text:span text:style-name="T43_205">случайности</text:span><text:span text:style-name="T43_206"><text:s/></text:span><text:span text:style-name="T43_207">для</text:span><text:span text:style-name="T43_208"><text:s/></text:span><text:span text:style-name="T43_209">кого</text:span><text:span text:style-name="T43_210">-</text:span><text:span text:style-name="T43_211">то</text:span><text:span text:style-name="T43_212"><text:s/></text:span><text:span text:style-name="T43_213">эта</text:span><text:span text:style-name="T43_214"><text:s/></text:span><text:span text:style-name="T43_215">точка</text:span><text:span text:style-name="T43_216"><text:s/></text:span><text:span text:style-name="T43_217">может</text:span><text:span text:style-name="T43_218"><text:s/></text:span><text:span text:style-name="T43_219">наступить</text:span><text:span text:style-name="T43_220"><text:s/></text:span><text:span text:style-name="T43_221">раньше</text:span><text:span text:style-name="T43_222">,<text:s/></text:span><text:span text:style-name="T43_223">то</text:span><text:span text:style-name="T43_224"><text:s/></text:span><text:span text:style-name="T43_225">есть</text:span><text:span text:style-name="T43_226"><text:s/></text:span><text:span text:style-name="T43_227">когда</text:span><text:span text:style-name="T43_228"><text:s/></text:span><text:span text:style-name="T43_229">он</text:span><text:span text:style-name="T43_230"><text:s/></text:span><text:span text:style-name="T43_231">захочет</text:span><text:span text:style-name="T43_232"><text:s/></text:span><text:span text:style-name="T43_233">обнулить</text:span><text:span text:style-name="T43_234"><text:s/></text:span><text:span text:style-name="T43_235">репутацию</text:span><text:span text:style-name="T43_236">,<text:s/></text:span><text:span text:style-name="T43_237">может</text:span><text:span text:style-name="T43_238"><text:s/></text:span><text:span text:style-name="T43_239">оказаться</text:span><text:span text:style-name="T43_240"><text:s/></text:span><text:span text:style-name="T43_241">уже</text:span><text:span text:style-name="T43_242"><text:s/></text:span><text:span text:style-name="T43_243">слишком</text:span><text:span text:style-name="T43_244"><text:s/></text:span><text:span text:style-name="T43_245">поздно</text:span><text:span text:style-name="T43_246">.</text:span></text:p>
        </text:list-item>
        <text:list-item>
          <text:p text:style-name="P44"><text:span text:style-name="T44_1">Можно</text:span><text:span text:style-name="T44_2"><text:s/></text:span><text:span text:style-name="T44_3">предусмотреть</text:span><text:span text:style-name="T44_4"><text:s/></text:span><text:span text:style-name="T44_5">всего</text:span><text:span text:style-name="T44_6"><text:s/></text:span><text:span text:style-name="T44_7">два</text:span><text:span text:style-name="T44_8"><text:s/></text:span><text:span text:style-name="T44_9">или</text:span><text:span text:style-name="T44_10"><text:s/></text:span><text:span text:style-name="T44_11">три</text:span><text:span text:style-name="T44_12"><text:s/></text:span><text:span text:style-name="T44_13">шанса</text:span><text:span text:style-name="T44_14"><text:s/></text:span><text:span text:style-name="T44_15">на</text:span><text:span text:style-name="T44_16"><text:s/></text:span><text:span text:style-name="T44_17">всю</text:span><text:span text:style-name="T44_18"><text:s/></text:span><text:span text:style-name="T44_19">жизнь</text:span><text:span text:style-name="T44_20"><text:s/></text:span><text:span text:style-name="T44_21">человека</text:span><text:span text:style-name="T44_22">,<text:s/></text:span><text:span text:style-name="T44_23">не</text:span><text:span text:style-name="T44_24"><text:s/></text:span><text:span text:style-name="T44_25">привязываясь</text:span><text:span text:style-name="T44_26"><text:s/></text:span><text:span text:style-name="T44_27">к</text:span><text:span text:style-name="T44_28"><text:s/></text:span><text:span text:style-name="T44_29">возрасту</text:span><text:span text:style-name="T44_30">,<text:s/></text:span><text:span text:style-name="T44_31">но</text:span><text:span text:style-name="T44_32"><text:s/></text:span><text:span text:style-name="T44_33">с</text:span><text:span text:style-name="T44_34"><text:s/></text:span><text:span text:style-name="T44_35">фиксированным</text:span><text:span text:style-name="T44_36"><text:s/></text:span><text:span text:style-name="T44_37">промежутком</text:span><text:span text:style-name="T44_38"><text:s/></text:span><text:span text:style-name="T44_39">времени</text:span><text:span text:style-name="T44_40">,<text:s/></text:span><text:span text:style-name="T44_41">например</text:span><text:span text:style-name="T44_42">,<text:s/></text:span><text:span text:style-name="T44_43">не</text:span><text:span text:style-name="T44_44"><text:s/></text:span><text:span text:style-name="T44_45">чаще</text:span><text:span text:style-name="T44_46"><text:s/></text:span><text:span text:style-name="T44_47">чем</text:span><text:span text:style-name="T44_48"><text:s/></text:span><text:span text:style-name="T44_49">раз</text:span><text:span text:style-name="T44_50"><text:s/></text:span><text:span text:style-name="T44_51">в</text:span><text:span text:style-name="T44_52"><text:s/>5<text:s/></text:span><text:span text:style-name="T44_53">лет</text:span><text:span text:style-name="T44_54">.<text:s/></text:span></text:p>
        </text:list-item>
        <text:list-item>
          <text:p text:style-name="P45"><text:span text:style-name="T45_1">Если</text:span><text:span text:style-name="T45_2"><text:s/></text:span><text:span text:style-name="T45_3">человек</text:span><text:span text:style-name="T45_4"><text:s/></text:span><text:span text:style-name="T45_5">возвращается</text:span><text:span text:style-name="T45_6"><text:s/></text:span><text:span text:style-name="T45_7">к</text:span><text:span text:style-name="T45_8"><text:s/></text:span><text:span text:style-name="T45_9">недобросовестной</text:span><text:span text:style-name="T45_10"><text:s/></text:span><text:span text:style-name="T45_11">жизни</text:span><text:span text:style-name="T45_12"><text:s/></text:span><text:span text:style-name="T45_13">после</text:span><text:span text:style-name="T45_14"><text:s/></text:span><text:span text:style-name="T45_15">покаяния</text:span><text:span text:style-name="T45_16">,<text:s/></text:span><text:span text:style-name="T45_17">открывается</text:span><text:span text:style-name="T45_18"><text:s/></text:span><text:span text:style-name="T45_19">его</text:span><text:span text:style-name="T45_20"><text:s/></text:span><text:span text:style-name="T45_21">прежняя</text:span><text:span text:style-name="T45_22"><text:s/></text:span><text:span text:style-name="T45_23">репутация</text:span><text:span text:style-name="T45_24"><text:s/></text:span><text:span text:style-name="T45_25">и</text:span><text:span text:style-name="T45_26"><text:s/></text:span><text:span text:style-name="T45_27">факт</text:span><text:span text:style-name="T45_28"><text:s/></text:span><text:span text:style-name="T45_29">того</text:span><text:span text:style-name="T45_30">,<text:s/></text:span><text:span text:style-name="T45_31">что</text:span><text:span text:style-name="T45_32"><text:s/></text:span><text:span text:style-name="T45_33">он</text:span><text:span text:style-name="T45_34"><text:s/></text:span><text:span text:style-name="T45_35">запрашивал</text:span><text:span text:style-name="T45_36"><text:s/></text:span><text:span text:style-name="T45_37">покаяния</text:span><text:span text:style-name="T45_38">.</text:span></text:p>
        </text:list-item>
        <text:list-item>
          <text:p text:style-name="P46"><text:span text:style-name="T46_1">Институт</text:span><text:span text:style-name="T46_2"><text:s/></text:span><text:span text:style-name="T46_3">поручительства</text:span><text:span text:style-name="T46_4">.<text:s/></text:span><text:span text:style-name="T46_5">То</text:span><text:span text:style-name="T46_6"><text:s/></text:span><text:span text:style-name="T46_7">есть</text:span><text:span text:style-name="T46_8"><text:s/></text:span><text:span text:style-name="T46_9">для</text:span><text:span text:style-name="T46_10"><text:s/></text:span><text:span text:style-name="T46_11">того</text:span><text:span text:style-name="T46_12">,<text:s/></text:span><text:span text:style-name="T46_13">чтобы</text:span><text:span text:style-name="T46_14"><text:s/></text:span><text:span text:style-name="T46_15">система</text:span><text:span text:style-name="T46_16"><text:s/></text:span><text:span text:style-name="T46_17">приняла</text:span><text:span text:style-name="T46_18"><text:s/></text:span><text:span text:style-name="T46_19">его</text:span><text:span text:style-name="T46_20"><text:s/></text:span><text:span text:style-name="T46_21">покаяние</text:span><text:span text:style-name="T46_22">,<text:s/></text:span><text:span text:style-name="T46_23">за</text:span><text:span text:style-name="T46_24"><text:s/></text:span><text:span text:style-name="T46_25">него</text:span><text:span text:style-name="T46_26"><text:s/></text:span><text:span text:style-name="T46_27">должен</text:span><text:span text:style-name="T46_28"><text:s/></text:span><text:span text:style-name="T46_29">поручиться</text:span><text:span text:style-name="T46_30"><text:s/></text:span><text:span text:style-name="T46_31">другой</text:span><text:span text:style-name="T46_32"><text:s/></text:span><text:span text:style-name="T46_33">человек</text:span><text:span text:style-name="T46_34"><text:s/></text:span><text:span text:style-name="T46_35">с</text:span><text:span text:style-name="T46_36"><text:s/></text:span><text:span text:style-name="T46_37">безупречной</text:span><text:span text:style-name="T46_38"><text:s/></text:span><text:span text:style-name="T46_39">репутацией</text:span><text:span text:style-name="T46_40">.<text:s/></text:span><text:span text:style-name="T46_41">При</text:span><text:span text:style-name="T46_42"><text:s/></text:span><text:span text:style-name="T46_43">этом</text:span><text:span text:style-name="T46_44"><text:s/></text:span><text:span text:style-name="T46_45">если</text:span><text:span text:style-name="T46_46"><text:s/></text:span><text:span text:style-name="T46_47">покаяние</text:span><text:span text:style-name="T46_48"><text:s/></text:span><text:span text:style-name="T46_49">оказывается</text:span><text:span text:style-name="T46_50"><text:s/></text:span><text:span text:style-name="T46_51">ложным</text:span><text:span text:style-name="T46_52">,<text:s/></text:span><text:span text:style-name="T46_53">поручитель</text:span><text:span text:style-name="T46_54"><text:s/></text:span><text:span text:style-name="T46_55">получает</text:span><text:span text:style-name="T46_56"><text:s/></text:span><text:span text:style-name="T46_57">негативную</text:span><text:span text:style-name="T46_58"><text:s/></text:span><text:span text:style-name="T46_59">отметку</text:span><text:span text:style-name="T46_60"><text:s/></text:span><text:span text:style-name="T46_61">к</text:span><text:span text:style-name="T46_62"><text:s/></text:span><text:span text:style-name="T46_63">своей</text:span><text:span text:style-name="T46_64"><text:s/></text:span><text:span text:style-name="T46_65">репутации</text:span><text:span text:style-name="T46_66">.<text:s/></text:span></text:p>
        </text:list-item>
        <text:list-item>
          <text:p text:style-name="P47"><text:span text:style-name="T47_1">Как</text:span><text:span text:style-name="T47_2"><text:s/></text:span><text:span text:style-name="T47_3">вариант</text:span><text:span text:style-name="T47_4"><text:s/></text:span><text:span text:style-name="T47_5">для</text:span><text:span text:style-name="T47_6"><text:s/></text:span><text:span text:style-name="T47_7">того</text:span><text:span text:style-name="T47_8">,<text:s/></text:span><text:span text:style-name="T47_9">чтобы</text:span><text:span text:style-name="T47_10"><text:s/></text:span><text:span text:style-name="T47_11">пользователь</text:span><text:span text:style-name="T47_12"><text:s/></text:span><text:span text:style-name="T47_13">получил</text:span><text:span text:style-name="T47_14"><text:s/></text:span><text:span text:style-name="T47_15">разрешение</text:span><text:span text:style-name="T47_16"><text:s/></text:span><text:span text:style-name="T47_17">на</text:span><text:span text:style-name="T47_18"><text:s/></text:span><text:span text:style-name="T47_19">забвение</text:span><text:span text:style-name="T47_20"><text:s/></text:span><text:span text:style-name="T47_21">своих</text:span><text:span text:style-name="T47_22"><text:s/></text:span><text:span text:style-name="T47_23">грехов</text:span><text:span text:style-name="T47_24"><text:s/></text:span><text:span text:style-name="T47_25">он</text:span><text:span text:style-name="T47_26"><text:s/></text:span><text:span text:style-name="T47_27">должен</text:span><text:span text:style-name="T47_28"><text:s/></text:span><text:span text:style-name="T47_29">совершить</text:span><text:span text:style-name="T47_30"><text:s/></text:span><text:span text:style-name="T47_31">попытку</text:span><text:span text:style-name="T47_32"><text:s/></text:span><text:span text:style-name="T47_33">искупить</text:span><text:span text:style-name="T47_34"><text:s/></text:span><text:span text:style-name="T47_35">свою</text:span><text:span text:style-name="T47_36"><text:s/></text:span><text:span text:style-name="T47_37">вину</text:span><text:span text:style-name="T47_38"><text:s/></text:span><text:span text:style-name="T47_39">перед</text:span><text:span text:style-name="T47_40"><text:s/></text:span><text:span text:style-name="T47_41">тем</text:span><text:span text:style-name="T47_42">,<text:s/></text:span><text:span text:style-name="T47_43">кого</text:span><text:span text:style-name="T47_44"><text:s/></text:span><text:span text:style-name="T47_45">он</text:span><text:span text:style-name="T47_46"><text:s/></text:span><text:span text:style-name="T47_47">обидел</text:span><text:span text:style-name="T47_48">,<text:s/></text:span><text:span text:style-name="T47_49">предложив</text:span><text:span text:style-name="T47_50"><text:s/></text:span><text:span text:style-name="T47_51">какую</text:span><text:span text:style-name="T47_52">-</text:span><text:span text:style-name="T47_53">либо</text:span><text:span text:style-name="T47_54"><text:s/></text:span><text:span text:style-name="T47_55">компенсацию</text:span><text:span text:style-name="T47_56">.</text:span></text:p>
        </text:list-item>
      </text:list>
      <text:p text:style-name="P48"/>
      <text:p text:style-name="P49"><text:span text:style-name="T49_1">Проблема</text:span><text:span text:style-name="T49_2"><text:s/></text:span><text:span text:style-name="T49_3">искупления</text:span></text:p>
      <text:p text:style-name="P50"><text:span text:style-name="T50_1">Если</text:span><text:span text:style-name="T50_2"><text:s/></text:span><text:span text:style-name="T50_3">кто</text:span><text:span text:style-name="T50_4">-</text:span><text:span text:style-name="T50_5">либо</text:span><text:span text:style-name="T50_6"><text:s/></text:span><text:span text:style-name="T50_7">опубликовал</text:span><text:span text:style-name="T50_8"><text:s/></text:span><text:span text:style-name="T50_9">отзыв</text:span><text:span text:style-name="T50_10"><text:s/></text:span><text:span text:style-name="T50_11">о</text:span><text:span text:style-name="T50_12"><text:s/></text:span><text:span text:style-name="T50_13">ком</text:span><text:span text:style-name="T50_14">-</text:span><text:span text:style-name="T50_15">либо</text:span><text:span text:style-name="T50_16">,<text:s/></text:span><text:span text:style-name="T50_17">то</text:span><text:span text:style-name="T50_18"><text:s/></text:span><text:span text:style-name="T50_19">не</text:span><text:span text:style-name="T50_20"><text:s/></text:span><text:span text:style-name="T50_21">должно</text:span><text:span text:style-name="T50_22"><text:s/></text:span><text:span text:style-name="T50_23">существовать</text:span><text:span text:style-name="T50_24"><text:s/></text:span><text:span text:style-name="T50_25">возможности</text:span><text:span text:style-name="T50_26"><text:s/></text:span><text:span text:style-name="T50_27">этот</text:span><text:span text:style-name="T50_28"><text:s/></text:span><text:span text:style-name="T50_29">отзыв</text:span><text:span text:style-name="T50_30"><text:s/></text:span><text:span text:style-name="T50_31">исправить</text:span><text:span text:style-name="T50_32">,<text:s/></text:span><text:span text:style-name="T50_33">ибо</text:span><text:span text:style-name="T50_34"><text:s/></text:span><text:span text:style-name="T50_35">это</text:span><text:span text:style-name="T50_36"><text:s/></text:span><text:span text:style-name="T50_37">потенциальная</text:span><text:span text:style-name="T50_38"><text:s/></text:span><text:span text:style-name="T50_39">уязвимость</text:span><text:span text:style-name="T50_40"><text:s/></text:span><text:span text:style-name="T50_41">системы</text:span><text:span text:style-name="T50_42">.<text:s/></text:span><text:span text:style-name="T50_43">Но</text:span><text:span text:style-name="T50_44"><text:s/></text:span><text:span text:style-name="T50_45">должен</text:span><text:span text:style-name="T50_46"><text:s/></text:span><text:span text:style-name="T50_47">существовать</text:span><text:span text:style-name="T50_48"><text:s/></text:span><text:span text:style-name="T50_49">механизм</text:span><text:span text:style-name="T50_50">,<text:s/></text:span><text:span text:style-name="T50_51">когда</text:span><text:span text:style-name="T50_52"><text:s/></text:span><text:span text:style-name="T50_53">автор</text:span><text:span text:style-name="T50_54"><text:s/></text:span><text:span text:style-name="T50_55">отзыва</text:span><text:span text:style-name="T50_56"><text:s/></text:span><text:span text:style-name="T50_57">может</text:span><text:span text:style-name="T50_58"><text:s/></text:span><text:span text:style-name="T50_59">изменить</text:span><text:span text:style-name="T50_60"><text:s/></text:span><text:span text:style-name="T50_61">свое</text:span><text:span text:style-name="T50_62"><text:s/></text:span><text:span text:style-name="T50_63">мнение</text:span><text:span text:style-name="T50_64">,<text:s/></text:span><text:span text:style-name="T50_65">например</text:span><text:span text:style-name="T50_66">,<text:s/></text:span><text:span text:style-name="T50_67">в</text:span><text:span text:style-name="T50_68"><text:s/></text:span><text:span text:style-name="T50_69">следствии</text:span><text:span text:style-name="T50_70"><text:s/></text:span><text:span text:style-name="T50_71">того</text:span><text:span text:style-name="T50_72">,<text:s/></text:span><text:span text:style-name="T50_73">что</text:span><text:span text:style-name="T50_74"><text:s/></text:span><text:span text:style-name="T50_75">ущерб</text:span><text:span text:style-name="T50_76"><text:s/></text:span><text:span text:style-name="T50_77">был</text:span><text:span text:style-name="T50_78"><text:s/></text:span><text:span text:style-name="T50_79">полностью</text:span><text:span text:style-name="T50_80"><text:s/></text:span><text:span text:style-name="T50_81">компенсирован</text:span><text:span text:style-name="T50_82">.<text:s/></text:span><text:span text:style-name="T50_83">То</text:span><text:span text:style-name="T50_84"><text:s/></text:span><text:span text:style-name="T50_85">есть</text:span><text:span text:style-name="T50_86"><text:s/></text:span><text:span text:style-name="T50_87">должна</text:span><text:span text:style-name="T50_88"><text:s/></text:span><text:span text:style-name="T50_89">быть</text:span><text:span text:style-name="T50_90"><text:s/></text:span><text:span text:style-name="T50_91">возможность</text:span><text:span text:style-name="T50_92"><text:s/></text:span><text:span text:style-name="T50_93">публиковать</text:span><text:span text:style-name="T50_94"><text:s/></text:span><text:span text:style-name="T50_95">новый</text:span><text:span text:style-name="T50_96"><text:s/></text:span><text:span text:style-name="T50_97">отзыв</text:span><text:span text:style-name="T50_98">,<text:s/></text:span><text:span text:style-name="T50_99">который</text:span><text:span text:style-name="T50_100"><text:s/></text:span><text:span text:style-name="T50_101">мог</text:span><text:span text:style-name="T50_102"><text:s/></text:span><text:span text:style-name="T50_103">бы</text:span><text:span text:style-name="T50_104"><text:s/></text:span><text:span text:style-name="T50_105">быть</text:span><text:span text:style-name="T50_106"><text:s/></text:span><text:span text:style-name="T50_107">ассоциирован</text:span><text:span text:style-name="T50_108"><text:s/></text:span><text:span text:style-name="T50_109">со</text:span><text:span text:style-name="T50_110"><text:s/></text:span><text:span text:style-name="T50_111">старым</text:span><text:span text:style-name="T50_112">.<text:s/></text:span></text:p>
      <text:p text:style-name="P51"/>
      <text:p text:style-name="P52"><text:span text:style-name="T52_1">Измерение</text:span><text:span text:style-name="T52_2"><text:s/></text:span><text:span text:style-name="T52_3">репутации</text:span><text:span text:style-name="T52_4"><text:line-break/></text:span><text:span text:style-name="T52_5">Измерением</text:span><text:span text:style-name="T52_6"><text:s/></text:span><text:span text:style-name="T52_7">репутации</text:span><text:span text:style-name="T52_8"><text:s/></text:span><text:span text:style-name="T52_9">в</text:span><text:span text:style-name="T52_10"><text:s/></text:span><text:span text:style-name="T52_11">первую</text:span><text:span text:style-name="T52_12"><text:s/></text:span><text:span text:style-name="T52_13">очередь</text:span><text:span text:style-name="T52_14"><text:s/></text:span><text:span text:style-name="T52_15">служит</text:span><text:span text:style-name="T52_16"><text:s/></text:span><text:span text:style-name="T52_17">счетчик</text:span><text:span text:style-name="T52_18"><text:s/></text:span><text:span text:style-name="T52_19">отзывов</text:span><text:span text:style-name="T52_20"><text:s/></text:span><text:span text:style-name="T52_21">положительные</text:span><text:span text:style-name="T52_22">/</text:span><text:span text:style-name="T52_23">отрицательные</text:span><text:span text:style-name="T52_24">.<text:s/></text:span><text:span text:style-name="T52_25">Каждая</text:span><text:span text:style-name="T52_26"><text:s/></text:span><text:span text:style-name="T52_27">цифра</text:span><text:span text:style-name="T52_28"><text:s/></text:span><text:span text:style-name="T52_29">является</text:span><text:span text:style-name="T52_30"><text:s/></text:span><text:span text:style-name="T52_31">ссылкой</text:span><text:span text:style-name="T52_32">,<text:s/></text:span><text:span text:style-name="T52_33">ведущей</text:span><text:span text:style-name="T52_34"><text:s/></text:span><text:span text:style-name="T52_35">к</text:span><text:span text:style-name="T52_36"><text:s/></text:span><text:span text:style-name="T52_37">соответствующему</text:span><text:span text:style-name="T52_38"><text:s/></text:span><text:span text:style-name="T52_39">списку</text:span><text:span text:style-name="T52_40"><text:s/></text:span><text:span text:style-name="T52_41">отзывов</text:span><text:span text:style-name="T52_42">.<text:s/><text:line-break/></text:span><text:span text:style-name="T52_43">Оценка</text:span><text:span text:style-name="T52_44"><text:s/></text:span><text:span text:style-name="T52_45">взаимодействия</text:span><text:span text:style-name="T52_46"><text:s/></text:span><text:span text:style-name="T52_47">происходит</text:span><text:span text:style-name="T52_48"><text:s/></text:span><text:span text:style-name="T52_49">по</text:span><text:span text:style-name="T52_50"><text:s/></text:span><text:span text:style-name="T52_51">пяти</text:span><text:span text:style-name="T52_52"><text:s/></text:span><text:span text:style-name="T52_53">бальной</text:span><text:span text:style-name="T52_54"><text:s/></text:span><text:span text:style-name="T52_55">шкале</text:span><text:span text:style-name="T52_56">:<text:s/></text:span><text:span text:style-name="T52_57">Отлично</text:span><text:span text:style-name="T52_58">,<text:s/></text:span><text:span text:style-name="T52_59">хорошо</text:span><text:span text:style-name="T52_60">,<text:s/></text:span><text:span text:style-name="T52_61">удовлетворительно</text:span><text:span text:style-name="T52_62">,<text:s/></text:span><text:span text:style-name="T52_63">плохо</text:span><text:span text:style-name="T52_64">,<text:s/></text:span><text:span text:style-name="T52_65">ужасно</text:span><text:span text:style-name="T52_66">.<text:s/></text:span><text:span text:style-name="T52_67">Верхние</text:span><text:span text:style-name="T52_68"><text:s/></text:span><text:span text:style-name="T52_69">три</text:span><text:span text:style-name="T52_70"><text:s/></text:span><text:span text:style-name="T52_71">оценки</text:span><text:span text:style-name="T52_72"><text:s/></text:span><text:span text:style-name="T52_73">являются</text:span><text:span text:style-name="T52_74"><text:s/></text:span><text:span text:style-name="T52_75">положительными</text:span><text:span text:style-name="T52_76">.<text:s/>“</text:span><text:span text:style-name="T52_77">Ужасно</text:span><text:span text:style-name="T52_78">”<text:s/></text:span><text:span text:style-name="T52_79">подразумевает</text:span><text:span text:style-name="T52_80"><text:s/></text:span><text:span text:style-name="T52_81">злой</text:span><text:span text:style-name="T52_82"><text:s/></text:span><text:span text:style-name="T52_83">умысел</text:span><text:span text:style-name="T52_84"><text:s/></text:span><text:span text:style-name="T52_85">в</text:span><text:span text:style-name="T52_86"><text:s/></text:span><text:span text:style-name="T52_87">действиях</text:span><text:span text:style-name="T52_88"><text:s/></text:span><text:span text:style-name="T52_89">человека</text:span><text:span text:style-name="T52_90">,<text:s/></text:span><text:span text:style-name="T52_91">заслужившего</text:span><text:span text:style-name="T52_92"><text:s/></text:span><text:span text:style-name="T52_93">ее</text:span><text:span text:style-name="T52_94">.<text:s/>“</text:span><text:span text:style-name="T52_95">Плохо</text:span><text:span text:style-name="T52_96">”<text:s/>-<text:s/></text:span><text:span text:style-name="T52_97">подразумевает</text:span><text:span text:style-name="T52_98"><text:s/></text:span><text:span text:style-name="T52_99">то</text:span><text:span text:style-name="T52_100">,<text:s/></text:span><text:span text:style-name="T52_101">что</text:span><text:span text:style-name="T52_102"><text:s/></text:span><text:span text:style-name="T52_103">результат</text:span><text:span text:style-name="T52_104"><text:s/></text:span><text:span text:style-name="T52_105">неприемлем</text:span><text:span text:style-name="T52_106">,<text:s/></text:span><text:span text:style-name="T52_107">но</text:span><text:span text:style-name="T52_108"><text:s/></text:span><text:span text:style-name="T52_109">злого</text:span><text:span text:style-name="T52_110"><text:s/></text:span><text:span text:style-name="T52_111">умысла</text:span><text:span text:style-name="T52_112"><text:s/></text:span><text:span text:style-name="T52_113">не</text:span><text:span text:style-name="T52_114"><text:s/></text:span><text:span text:style-name="T52_115">было</text:span><text:span text:style-name="T52_116">,<text:s/></text:span><text:span text:style-name="T52_117">а</text:span><text:span text:style-name="T52_118"><text:s/></text:span><text:span text:style-name="T52_119">была</text:span><text:span text:style-name="T52_120">,<text:s/></text:span><text:span text:style-name="T52_121">например</text:span><text:span text:style-name="T52_122">,<text:s/></text:span><text:span text:style-name="T52_123">халатность</text:span><text:span text:style-name="T52_124">.<text:s/></text:span></text:p>
      <text:p text:style-name="P53"><text:span text:style-name="T53_1">Помимо</text:span><text:span text:style-name="T53_2"><text:s/></text:span><text:span text:style-name="T53_3">общей</text:span><text:span text:style-name="T53_4"><text:s/></text:span><text:span text:style-name="T53_5">оценки</text:span><text:span text:style-name="T53_6"><text:s/></text:span><text:span text:style-name="T53_7">отдельно</text:span><text:span text:style-name="T53_8"><text:s/></text:span><text:span text:style-name="T53_9">могут</text:span><text:span text:style-name="T53_10"><text:s/></text:span><text:span text:style-name="T53_11">быть</text:span><text:span text:style-name="T53_12"><text:s/></text:span><text:span text:style-name="T53_13">оценены</text:span><text:span text:style-name="T53_14"><text:s/></text:span><text:span text:style-name="T53_15">квалификация</text:span><text:span text:style-name="T53_16"><text:s/></text:span><text:span text:style-name="T53_17">по</text:span><text:span text:style-name="T53_18"><text:s/></text:span><text:span text:style-name="T53_19">какой</text:span><text:span text:style-name="T53_20">-</text:span><text:span text:style-name="T53_21">либо</text:span><text:span text:style-name="T53_22"><text:s/></text:span><text:span text:style-name="T53_23">специальности</text:span><text:span text:style-name="T53_24">,<text:s/></text:span><text:span text:style-name="T53_25">соблюдение</text:span><text:span text:style-name="T53_26"><text:s/></text:span><text:span text:style-name="T53_27">сроков</text:span><text:span text:style-name="T53_28"><text:s/></text:span><text:span text:style-name="T53_29">договора</text:span><text:span text:style-name="T53_30">,<text:s/></text:span><text:span text:style-name="T53_31">коммуникация</text:span><text:span text:style-name="T53_32">.<text:s/></text:span></text:p>
      <text:p text:style-name="P54"><text:span text:style-name="T54_1">Система</text:span><text:span text:style-name="T54_2"><text:s/></text:span><text:span text:style-name="T54_3">оценок</text:span></text:p>
      <text:p text:style-name="P55"/>
      <text:list text:style-name="LS4" xml:id="list18">
        <text:list-item>
          <text:p text:style-name="P56"><text:span text:style-name="T56_1">Отлично</text:span><text:span text:style-name="T56_2"><text:s/>-<text:s/></text:span><text:span text:style-name="T56_3">результат</text:span><text:span text:style-name="T56_4"><text:s/></text:span><text:span text:style-name="T56_5">превзошел</text:span><text:span text:style-name="T56_6"><text:s/></text:span><text:span text:style-name="T56_7">ожидания</text:span></text:p>
        </text:list-item>
        <text:list-item>
          <text:p text:style-name="P57"><text:span text:style-name="T57_1">Хорошо</text:span><text:span text:style-name="T57_2"><text:s/>-<text:s/></text:span><text:span text:style-name="T57_3">приличный</text:span><text:span text:style-name="T57_4"><text:s/></text:span><text:span text:style-name="T57_5">результат</text:span></text:p>
        </text:list-item>
        <text:list-item>
          <text:p text:style-name="P58"><text:span text:style-name="T58_1">Удовлетворительно</text:span><text:span text:style-name="T58_2"><text:s/>-<text:s/></text:span><text:span text:style-name="T58_3">результат</text:span><text:span text:style-name="T58_4"><text:s/></text:span><text:span text:style-name="T58_5">приемлем</text:span><text:span text:style-name="T58_6">,<text:s/></text:span><text:span text:style-name="T58_7">но</text:span><text:span text:style-name="T58_8"><text:s/></text:span><text:span text:style-name="T58_9">оставляет</text:span><text:span text:style-name="T58_10"><text:s/></text:span><text:span text:style-name="T58_11">желать</text:span><text:span text:style-name="T58_12"><text:s/></text:span><text:span text:style-name="T58_13">лучшего</text:span></text:p>
        </text:list-item>
        <text:list-item>
          <text:p text:style-name="P59"><text:span text:style-name="T59_1">Плохо</text:span><text:span text:style-name="T59_2"><text:s/></text:span><text:span text:style-name="T59_3">-<text:s/></text:span><text:span text:style-name="T59_4">результат</text:span><text:span text:style-name="T59_5"><text:s/></text:span><text:span text:style-name="T59_6">неприемлем</text:span><text:span text:style-name="T59_7">,<text:s/></text:span><text:span text:style-name="T59_8">но</text:span><text:span text:style-name="T59_9"><text:s/></text:span><text:span text:style-name="T59_10">злого</text:span><text:span text:style-name="T59_11"><text:s/></text:span><text:span text:style-name="T59_12">умысла</text:span><text:span text:style-name="T59_13"><text:s/></text:span><text:span text:style-name="T59_14">нет</text:span></text:p>
        </text:list-item>
        <text:list-item>
          <text:p text:style-name="P60"><text:span text:style-name="T60_1">Ужасно</text:span><text:span text:style-name="T60_2"><text:s/></text:span><text:span text:style-name="T60_3">-<text:s/></text:span><text:span text:style-name="T60_4">подразумевает</text:span><text:span text:style-name="T60_5"><text:s/></text:span><text:span text:style-name="T60_6">злой</text:span><text:span text:style-name="T60_7"><text:s/></text:span><text:span text:style-name="T60_8">умысел</text:span></text:p>
        </text:list-item>
      </text:list>
      <text:p text:style-name="P61"/>
      <text:p text:style-name="P62"><text:span text:style-name="T62_1">Пример</text:span><text:span text:style-name="T62_2"><text:s/></text:span><text:span text:style-name="T62_3">плохой</text:span><text:span text:style-name="T62_4"><text:s/></text:span><text:span text:style-name="T62_5">системы</text:span><text:span text:style-name="T62_6"><text:s/></text:span><text:span text:style-name="T62_7">оценок</text:span><text:span text:style-name="T62_8">:<text:s/></text:span><text:span text:style-name="T62_9"><text:a xlink:type="simple" xlink:href="https://youdo.com/u1139334"><text:span text:style-name="T62_10">https</text:span></text:a></text:span><text:span text:style-name="T62_11"><text:a xlink:type="simple" xlink:href="https://youdo.com/u1139334"><text:span text:style-name="T62_12">://</text:span></text:a></text:span><text:span text:style-name="T62_13"><text:a xlink:type="simple" xlink:href="https://youdo.com/u1139334"><text:span text:style-name="T62_14">youdo</text:span></text:a></text:span><text:span text:style-name="T62_15"><text:a xlink:type="simple" xlink:href="https://youdo.com/u1139334"><text:span text:style-name="T62_16">.</text:span></text:a></text:span><text:span text:style-name="T62_17"><text:a xlink:type="simple" xlink:href="https://youdo.com/u1139334"><text:span text:style-name="T62_18">com</text:span></text:a></text:span><text:span text:style-name="T62_19"><text:a xlink:type="simple" xlink:href="https://youdo.com/u1139334"><text:span text:style-name="T62_20">/</text:span></text:a></text:span><text:span text:style-name="T62_21"><text:a xlink:type="simple" xlink:href="https://youdo.com/u1139334"><text:span text:style-name="T62_22">u</text:span></text:a></text:span><text:span text:style-name="T62_23"><text:a xlink:type="simple" xlink:href="https://youdo.com/u1139334"><text:span text:style-name="T62_24">1139334</text:span></text:a></text:span><text:span text:style-name="T62_25"><text:s/></text:span><text:span text:style-name="T62_26">У</text:span><text:span text:style-name="T62_27"><text:s/></text:span><text:span text:style-name="T62_28">человека</text:span><text:span text:style-name="T62_29"><text:s/></text:span><text:span text:style-name="T62_30">отличный</text:span><text:span text:style-name="T62_31"><text:s/></text:span><text:span text:style-name="T62_32">рейтинг</text:span><text:span text:style-name="T62_33">,<text:s/></text:span><text:span text:style-name="T62_34">но</text:span><text:span text:style-name="T62_35"><text:s/></text:span><text:span text:style-name="T62_36">ниже</text:span><text:span text:style-name="T62_37">,<text:s/></text:span><text:span text:style-name="T62_38">что</text:span><text:span text:style-name="T62_39"><text:s/></text:span><text:span text:style-name="T62_40">по</text:span><text:span text:style-name="T62_41"><text:s/></text:span><text:span text:style-name="T62_42">невнимательности</text:span><text:span text:style-name="T62_43"><text:s/></text:span><text:span text:style-name="T62_44">можно</text:span><text:span text:style-name="T62_45"><text:s/></text:span><text:span text:style-name="T62_46">упустить</text:span><text:span text:style-name="T62_47">,<text:s/></text:span><text:span text:style-name="T62_48">видно</text:span><text:span text:style-name="T62_49">,<text:s/></text:span><text:span text:style-name="T62_50">что</text:span><text:span text:style-name="T62_51"><text:s/></text:span><text:span text:style-name="T62_52">это</text:span><text:span text:style-name="T62_53"><text:s/></text:span><text:span text:style-name="T62_54">подлец</text:span><text:span text:style-name="T62_55">,<text:s/></text:span><text:span text:style-name="T62_56">который</text:span><text:span text:style-name="T62_57"><text:s/></text:span><text:span text:style-name="T62_58">кинул</text:span><text:span text:style-name="T62_59"><text:s/></text:span><text:span text:style-name="T62_60">многих</text:span><text:span text:style-name="T62_61"><text:s/></text:span><text:span text:style-name="T62_62">людей</text:span><text:span text:style-name="T62_63">.<text:s/></text:span><text:span text:style-name="T62_64">Счетчик</text:span><text:span text:style-name="T62_65"><text:s/></text:span><text:span text:style-name="T62_66">отзывов</text:span><text:span text:style-name="T62_67"><text:s/>+/-<text:s text:c="2"/>(</text:span><text:span text:style-name="T62_68">23</text:span><text:span text:style-name="T62_69">/</text:span><text:span text:style-name="T62_70">2</text:span><text:span text:style-name="T62_71">)<text:s/></text:span><text:span text:style-name="T62_72">это</text:span><text:span text:style-name="T62_73"><text:s/></text:span><text:span text:style-name="T62_74">самая</text:span><text:span text:style-name="T62_75"><text:s/></text:span><text:span text:style-name="T62_76">информативная</text:span><text:span text:style-name="T62_77"><text:s/></text:span><text:span text:style-name="T62_78">часть</text:span><text:span text:style-name="T62_79">,<text:s/></text:span><text:span text:style-name="T62_80">он</text:span><text:span text:style-name="T62_81"><text:s/></text:span><text:span text:style-name="T62_82">должен</text:span><text:span text:style-name="T62_83"><text:s/></text:span><text:span text:style-name="T62_84">быть</text:span><text:span text:style-name="T62_85"><text:s/></text:span><text:span text:style-name="T62_86">на</text:span><text:span text:style-name="T62_87"><text:s/></text:span><text:span text:style-name="T62_88">самом</text:span><text:span text:style-name="T62_89"><text:s/></text:span><text:span text:style-name="T62_90">видном</text:span><text:span text:style-name="T62_91"><text:s/></text:span><text:span text:style-name="T62_92">месте</text:span><text:span text:style-name="T62_93">.<text:s/></text:span></text:p>
      <text:p text:style-name="P63"/>
      <text:p text:style-name="P64"><text:span text:style-name="T64_1">Гарантийный</text:span><text:span text:style-name="T64_2"><text:s/></text:span><text:span text:style-name="T64_3">срок</text:span></text:p>
      <text:p text:style-name="P65"><text:span text:style-name="T65_1">При</text:span><text:span text:style-name="T65_2"><text:s/></text:span><text:span text:style-name="T65_3">заключении</text:span><text:span text:style-name="T65_4"><text:s/></text:span><text:span text:style-name="T65_5">договора</text:span><text:span text:style-name="T65_6"><text:s/></text:span><text:span text:style-name="T65_7">обязательно</text:span><text:span text:style-name="T65_8"><text:s/></text:span><text:span text:style-name="T65_9">должен</text:span><text:span text:style-name="T65_10"><text:s/></text:span><text:span text:style-name="T65_11">присутствовать</text:span><text:span text:style-name="T65_12"><text:s/></text:span><text:span text:style-name="T65_13">срок</text:span><text:span text:style-name="T65_14"><text:s/></text:span><text:span text:style-name="T65_15">действия</text:span><text:span text:style-name="T65_16"><text:s/></text:span><text:span text:style-name="T65_17">этого</text:span><text:span text:style-name="T65_18"><text:s/></text:span><text:span text:style-name="T65_19">договора</text:span><text:span text:style-name="T65_20"><text:s/>-<text:s/></text:span><text:span text:style-name="T65_21">то</text:span><text:span text:style-name="T65_22"><text:s/></text:span><text:span text:style-name="T65_23">время</text:span><text:span text:style-name="T65_24">,<text:s/></text:span><text:span text:style-name="T65_25">в</text:span><text:span text:style-name="T65_26"><text:s/></text:span><text:span text:style-name="T65_27">течение</text:span><text:span text:style-name="T65_28"><text:s/></text:span><text:span text:style-name="T65_29">которого</text:span><text:span text:style-name="T65_30"><text:s/></text:span><text:span text:style-name="T65_31">пользователь</text:span><text:span text:style-name="T65_32"><text:s/></text:span><text:span text:style-name="T65_33">может</text:span><text:span text:style-name="T65_34"><text:s/></text:span><text:span text:style-name="T65_35">опубликовать</text:span><text:span text:style-name="T65_36"><text:s/></text:span><text:span text:style-name="T65_37">или</text:span><text:span text:style-name="T65_38"><text:s/></text:span><text:span text:style-name="T65_39">изменить</text:span><text:span text:style-name="T65_40"><text:s/></text:span><text:span text:style-name="T65_41">свой</text:span><text:span text:style-name="T65_42"><text:s/></text:span><text:span text:style-name="T65_43">отзыв</text:span><text:span text:style-name="T65_44">.<text:s/></text:span><text:span text:style-name="T65_45">Перед</text:span><text:span text:style-name="T65_46"><text:s/></text:span><text:span text:style-name="T65_47">закрытием</text:span><text:span text:style-name="T65_48"><text:s/></text:span><text:span text:style-name="T65_49">долгосрочных</text:span><text:span text:style-name="T65_50"><text:s/></text:span><text:span text:style-name="T65_51">договоров</text:span><text:span text:style-name="T65_52"><text:s/></text:span><text:span text:style-name="T65_53">пользователям</text:span><text:span text:style-name="T65_54"><text:s/></text:span><text:span text:style-name="T65_55">должно</text:span><text:span text:style-name="T65_56"><text:s/></text:span><text:span text:style-name="T65_57">отправляться</text:span><text:span text:style-name="T65_58"><text:s/></text:span><text:span text:style-name="T65_59">уведомление</text:span><text:span text:style-name="T65_60">.<text:s/></text:span></text:p>
      <text:p text:style-name="P66"/>
      <text:p text:style-name="P67"><text:span text:style-name="T67_1">Вопрос</text:span><text:span text:style-name="T67_2"><text:s/></text:span><text:span text:style-name="T67_3">технологий</text:span><text:span text:style-name="T67_4"><text:line-break/></text:span><text:span text:style-name="T67_5">Как</text:span><text:span text:style-name="T67_6"><text:s/></text:span><text:span text:style-name="T67_7">должна</text:span><text:span text:style-name="T67_8"><text:s/></text:span><text:span text:style-name="T67_9">работать</text:span><text:span text:style-name="T67_10"><text:s/></text:span><text:span text:style-name="T67_11">такая</text:span><text:span text:style-name="T67_12"><text:s/></text:span><text:span text:style-name="T67_13">система</text:span><text:span text:style-name="T67_14">?<text:s/></text:span><text:span text:style-name="T67_15">Что</text:span><text:span text:style-name="T67_16"><text:s/></text:span><text:span text:style-name="T67_17">это</text:span><text:span text:style-name="T67_18"><text:s/></text:span><text:span text:style-name="T67_19">будет</text:span><text:span text:style-name="T67_20">,<text:s/></text:span><text:span text:style-name="T67_21">программа</text:span><text:span text:style-name="T67_22">-</text:span><text:span text:style-name="T67_23">клиент</text:span><text:span text:style-name="T67_24"><text:s/></text:span><text:span text:style-name="T67_25">аля</text:span><text:span text:style-name="T67_26"><text:s/></text:span><text:span text:style-name="T67_27">торрент</text:span><text:span text:style-name="T67_28">?<text:s/></text:span><text:span text:style-name="T67_29">На</text:span><text:span text:style-name="T67_30"><text:s/></text:span><text:span text:style-name="T67_31">мобильных</text:span><text:span text:style-name="T67_32"><text:s/></text:span><text:span text:style-name="T67_33">устройствах</text:span><text:span text:style-name="T67_34"><text:s/></text:span><text:span text:style-name="T67_35">работа</text:span><text:span text:style-name="T67_36"><text:s/></text:span><text:span text:style-name="T67_37">в</text:span><text:span text:style-name="T67_38"><text:s/></text:span><text:span text:style-name="T67_39">Интернете</text:span><text:span text:style-name="T67_40"><text:s/></text:span><text:span text:style-name="T67_41">с</text:span><text:span text:style-name="T67_42"><text:s/></text:span><text:span text:style-name="T67_43">приложениями</text:span><text:span text:style-name="T67_44"><text:s/></text:span><text:span text:style-name="T67_45">более</text:span><text:span text:style-name="T67_46"><text:s/></text:span><text:span text:style-name="T67_47">привычна</text:span><text:span text:style-name="T67_48">,<text:s/></text:span><text:span text:style-name="T67_49">чем</text:span><text:span text:style-name="T67_50"><text:s/></text:span><text:span text:style-name="T67_51">на</text:span><text:span text:style-name="T67_52"><text:s/></text:span><text:span text:style-name="T67_53">Виндах</text:span><text:span text:style-name="T67_54">.<text:s/></text:span><text:span text:style-name="T67_55">Но</text:span><text:span text:style-name="T67_56"><text:s/></text:span><text:span text:style-name="T67_57">если</text:span><text:span text:style-name="T67_58"><text:s/></text:span><text:span text:style-name="T67_59">система</text:span><text:span text:style-name="T67_60"><text:s/></text:span><text:span text:style-name="T67_61">распределенная</text:span><text:span text:style-name="T67_62">,<text:s/></text:span><text:span text:style-name="T67_63">то</text:span><text:span text:style-name="T67_64"><text:s/></text:span><text:span text:style-name="T67_65">логично</text:span><text:span text:style-name="T67_66">,<text:s/></text:span><text:span text:style-name="T67_67">что</text:span><text:span text:style-name="T67_68"><text:s/></text:span><text:span text:style-name="T67_69">человек</text:span><text:span text:style-name="T67_70"><text:s/></text:span><text:span text:style-name="T67_71">должен</text:span><text:span text:style-name="T67_72"><text:s/></text:span><text:span text:style-name="T67_73">сам</text:span><text:span text:style-name="T67_74"><text:s/></text:span><text:span text:style-name="T67_75">хранить</text:span><text:span text:style-name="T67_76"><text:s/></text:span><text:span text:style-name="T67_77">информацию</text:span><text:span text:style-name="T67_78"><text:s/></text:span><text:span text:style-name="T67_79">о</text:span><text:span text:style-name="T67_80"><text:s/></text:span><text:span text:style-name="T67_81">себе</text:span><text:span text:style-name="T67_82"><text:s/></text:span><text:span text:style-name="T67_83">и</text:span><text:span text:style-name="T67_84"><text:s/></text:span><text:span text:style-name="T67_85">тех</text:span><text:span text:style-name="T67_86">,<text:s/></text:span><text:span text:style-name="T67_87">с</text:span><text:span text:style-name="T67_88"><text:s/></text:span><text:span text:style-name="T67_89">кем</text:span><text:span text:style-name="T67_90"><text:s/></text:span><text:span text:style-name="T67_91">он</text:span><text:span text:style-name="T67_92"><text:s/></text:span><text:span text:style-name="T67_93">заключал</text:span><text:span text:style-name="T67_94"><text:s/></text:span><text:span text:style-name="T67_95">сделки</text:span><text:span text:style-name="T67_96">.<text:s/></text:span><text:span text:style-name="T67_97">Как</text:span><text:span text:style-name="T67_98"><text:s/></text:span><text:span text:style-name="T67_99">интегрировать</text:span><text:span text:style-name="T67_100"><text:s/></text:span><text:span text:style-name="T67_101">эту</text:span><text:span text:style-name="T67_102"><text:s/></text:span><text:span text:style-name="T67_103">систему</text:span><text:span text:style-name="T67_104"><text:s/></text:span><text:span text:style-name="T67_105">с</text:span><text:span text:style-name="T67_106"><text:s/></text:span><text:span text:style-name="T67_107">сайтами</text:span><text:span text:style-name="T67_108"><text:s/></text:span><text:span text:style-name="T67_109">и</text:span><text:span text:style-name="T67_110"><text:s/></text:span><text:span text:style-name="T67_111">сделать</text:span><text:span text:style-name="T67_112"><text:s/></text:span><text:span text:style-name="T67_113">ее</text:span><text:span text:style-name="T67_114"><text:s/></text:span><text:span text:style-name="T67_115">доступной</text:span><text:span text:style-name="T67_116"><text:s/></text:span><text:span text:style-name="T67_117">через</text:span><text:span text:style-name="T67_118"><text:s/></text:span><text:span text:style-name="T67_119">браузер</text:span><text:span text:style-name="T67_120">?<text:s/></text:span><text:span text:style-name="T67_121">Может</text:span><text:span text:style-name="T67_122"><text:s/></text:span><text:span text:style-name="T67_123">быть</text:span><text:span text:style-name="T67_124"><text:s/></text:span><text:span text:style-name="T67_125">приложение</text:span><text:span text:style-name="T67_126"><text:s/></text:span><text:span text:style-name="T67_127">для</text:span><text:span text:style-name="T67_128"><text:s/></text:span><text:span text:style-name="T67_129">браузера</text:span><text:span text:style-name="T67_130">?<text:s/></text:span><text:span text:style-name="T67_131">Первичная</text:span><text:span text:style-name="T67_132"><text:s/></text:span><text:span text:style-name="T67_133">не</text:span><text:span text:style-name="T67_134"><text:s/></text:span><text:span text:style-name="T67_135">доступность</text:span><text:span text:style-name="T67_136"><text:s/></text:span><text:span text:style-name="T67_137">системы</text:span><text:span text:style-name="T67_138"><text:s/></text:span><text:span text:style-name="T67_139">через</text:span><text:span text:style-name="T67_140"><text:s/></text:span><text:span text:style-name="T67_141">браузер</text:span><text:span text:style-name="T67_142"><text:s/></text:span><text:span text:style-name="T67_143">будет</text:span><text:span text:style-name="T67_144"><text:s/></text:span><text:span text:style-name="T67_145">барьером</text:span><text:span text:style-name="T67_146"><text:s/></text:span><text:span text:style-name="T67_147">для</text:span><text:span text:style-name="T67_148"><text:s/></text:span><text:span text:style-name="T67_149">вхождения</text:span><text:span text:style-name="T67_150"><text:s/></text:span><text:span text:style-name="T67_151">пользователей</text:span><text:span text:style-name="T67_152">.<text:s/></text:span></text:p>
      <text:p text:style-name="P68"><text:span text:style-name="T68_1">Система</text:span><text:span text:style-name="T68_2"><text:s/></text:span><text:span text:style-name="T68_3">обязательно</text:span><text:span text:style-name="T68_4"><text:s/></text:span><text:span text:style-name="T68_5">должна</text:span><text:span text:style-name="T68_6"><text:s/></text:span><text:span text:style-name="T68_7">вписываться</text:span><text:span text:style-name="T68_8"><text:s/></text:span><text:span text:style-name="T68_9">в</text:span><text:span text:style-name="T68_10"><text:s/></text:span><text:span text:style-name="T68_11">любой</text:span><text:span text:style-name="T68_12"><text:s/></text:span><text:span text:style-name="T68_13">сайт</text:span><text:span text:style-name="T68_14">,<text:s/></text:span><text:span text:style-name="T68_15">в</text:span><text:span text:style-name="T68_16"><text:s/></text:span><text:span text:style-name="T68_17">любую</text:span><text:span text:style-name="T68_18"><text:s/></text:span><text:span text:style-name="T68_19">соц</text:span><text:span text:style-name="T68_20">.<text:s/></text:span><text:span text:style-name="T68_21">сеть</text:span><text:span text:style-name="T68_22">,<text:s/></text:span><text:span text:style-name="T68_23">пусть</text:span><text:span text:style-name="T68_24"><text:s/></text:span><text:span text:style-name="T68_25">даже</text:span><text:span text:style-name="T68_26"><text:s/></text:span><text:span text:style-name="T68_27">через</text:span><text:span text:style-name="T68_28"><text:s/></text:span><text:span text:style-name="T68_29">специальное</text:span><text:span text:style-name="T68_30"><text:s/></text:span><text:span text:style-name="T68_31">приложение</text:span><text:span text:style-name="T68_32">,<text:s/></text:span><text:span text:style-name="T68_33">а</text:span><text:span text:style-name="T68_34"><text:s/></text:span><text:span text:style-name="T68_35">иначе</text:span><text:span text:style-name="T68_36"><text:s/></text:span><text:span text:style-name="T68_37">ее</text:span><text:span text:style-name="T68_38"><text:s/></text:span><text:span text:style-name="T68_39">ценность</text:span><text:span text:style-name="T68_40"><text:s/></text:span><text:span text:style-name="T68_41">сильно</text:span><text:span text:style-name="T68_42"><text:s/></text:span><text:span text:style-name="T68_43">падает</text:span><text:span text:style-name="T68_44">.<text:s/></text:span></text:p>
      <text:p text:style-name="P69"/>
      <text:p text:style-name="P70"/>
      <text:p text:style-name="P71"><text:span text:style-name="T71_1">Система</text:span><text:span text:style-name="T71_2"><text:s/></text:span><text:span text:style-name="T71_3">независимых</text:span><text:span text:style-name="T71_4"><text:s/></text:span><text:span text:style-name="T71_5">судей</text:span><text:span text:style-name="T71_6">,<text:s/></text:span><text:span text:style-name="T71_7">арбитров</text:span></text:p>
      <text:p text:style-name="P72"><text:span text:style-name="T72_1">Это</text:span><text:span text:style-name="T72_2"><text:s/></text:span><text:span text:style-name="T72_3">только</text:span><text:span text:style-name="T72_4"><text:s/></text:span><text:span text:style-name="T72_5">задумка</text:span><text:span text:style-name="T72_6">,<text:s/></text:span><text:span text:style-name="T72_7">затравка</text:span><text:span text:style-name="T72_8"><text:s/></text:span><text:span text:style-name="T72_9">для</text:span><text:span text:style-name="T72_10"><text:s/></text:span><text:span text:style-name="T72_11">размышления</text:span><text:span text:style-name="T72_12">.<text:s/></text:span></text:p>
      <text:p text:style-name="P73"><text:span text:style-name="T73_1">В</text:span><text:span text:style-name="T73_2"><text:s/></text:span><text:span text:style-name="T73_3">случае</text:span><text:span text:style-name="T73_4"><text:s/></text:span><text:span text:style-name="T73_5">полностью</text:span><text:span text:style-name="T73_6"><text:s/></text:span><text:span text:style-name="T73_7">распределенной</text:span><text:span text:style-name="T73_8"><text:s/></text:span><text:span text:style-name="T73_9">системы</text:span><text:span text:style-name="T73_10"><text:s/></text:span><text:span text:style-name="T73_11">модерация</text:span><text:span text:style-name="T73_12"><text:s/></text:span><text:span text:style-name="T73_13">отзывов</text:span><text:span text:style-name="T73_14"><text:s/></text:span><text:span text:style-name="T73_15">оказывается</text:span><text:span text:style-name="T73_16"><text:s/></text:span><text:span text:style-name="T73_17">невозможной</text:span><text:span text:style-name="T73_18">,<text:s/></text:span><text:span text:style-name="T73_19">а</text:span><text:span text:style-name="T73_20"><text:s/></text:span><text:span text:style-name="T73_21">то</text:span><text:span text:style-name="T73_22"><text:s/></text:span><text:span text:style-name="T73_23">и</text:span><text:span text:style-name="T73_24"><text:s/></text:span><text:span text:style-name="T73_25">опасной</text:span><text:span text:style-name="T73_26">,<text:s/></text:span><text:span text:style-name="T73_27">возможность</text:span><text:span text:style-name="T73_28"><text:s/></text:span><text:span text:style-name="T73_29">привилегированных</text:span><text:span text:style-name="T73_30"><text:s/></text:span><text:span text:style-name="T73_31">участников</text:span><text:span text:style-name="T73_32"><text:s/></text:span><text:span text:style-name="T73_33">удалять</text:span><text:span text:style-name="T73_34"><text:s/></text:span><text:span text:style-name="T73_35">отзывы</text:span><text:span text:style-name="T73_36"><text:s/></text:span><text:span text:style-name="T73_37">может</text:span><text:span text:style-name="T73_38"><text:s/></text:span><text:span text:style-name="T73_39">дискредитировать</text:span><text:span text:style-name="T73_40"><text:s/></text:span><text:span text:style-name="T73_41">всю</text:span><text:span text:style-name="T73_42"><text:s/></text:span><text:span text:style-name="T73_43">систему</text:span><text:span text:style-name="T73_44">,<text:s/></text:span><text:span text:style-name="T73_45">так</text:span><text:span text:style-name="T73_46"><text:s/></text:span><text:span text:style-name="T73_47">как</text:span><text:span text:style-name="T73_48"><text:s/></text:span><text:span text:style-name="T73_49">она</text:span><text:span text:style-name="T73_50"><text:s/></text:span><text:span text:style-name="T73_51">начинает</text:span><text:span text:style-name="T73_52"><text:s/></text:span><text:span text:style-name="T73_53">зависеть</text:span><text:span text:style-name="T73_54"><text:s/></text:span><text:span text:style-name="T73_55">от</text:span><text:span text:style-name="T73_56"><text:s/></text:span><text:span text:style-name="T73_57">человеческого</text:span><text:span text:style-name="T73_58"><text:s/></text:span><text:span text:style-name="T73_59">фактора</text:span><text:span text:style-name="T73_60"><text:s/>-<text:s/></text:span><text:span text:style-name="T73_61">добросовестности</text:span><text:span text:style-name="T73_62"><text:s/></text:span><text:span text:style-name="T73_63">модераторов</text:span><text:span text:style-name="T73_64">.<text:s/></text:span><text:span text:style-name="T73_65">Но</text:span><text:span text:style-name="T73_66"><text:s/></text:span><text:span text:style-name="T73_67">можно</text:span><text:span text:style-name="T73_68"><text:s/></text:span><text:span text:style-name="T73_69">думать</text:span><text:span text:style-name="T73_70"><text:s/></text:span><text:span text:style-name="T73_71">о</text:span><text:span text:style-name="T73_72"><text:s/></text:span><text:span text:style-name="T73_73">том</text:span><text:span text:style-name="T73_74">,<text:s/></text:span><text:span text:style-name="T73_75">что</text:span><text:span text:style-name="T73_76"><text:s/></text:span><text:span text:style-name="T73_77">при</text:span><text:span text:style-name="T73_78"><text:s/></text:span><text:span text:style-name="T73_79">заключении</text:span><text:span text:style-name="T73_80"><text:s/></text:span><text:span text:style-name="T73_81">сделки</text:span><text:span text:style-name="T73_82"><text:s/></text:span><text:span text:style-name="T73_83">пользователи</text:span><text:span text:style-name="T73_84"><text:s/></text:span><text:span text:style-name="T73_85">приглашают</text:span><text:span text:style-name="T73_86"><text:s/></text:span><text:span text:style-name="T73_87">независимого</text:span><text:span text:style-name="T73_88"><text:s/></text:span><text:span text:style-name="T73_89">судью</text:span><text:span text:style-name="T73_90"><text:s/>(</text:span><text:span text:style-name="T73_91">специалиста</text:span><text:span text:style-name="T73_92">,<text:s/></text:span><text:span text:style-name="T73_93">который</text:span><text:span text:style-name="T73_94"><text:s/></text:span><text:span text:style-name="T73_95">может</text:span><text:span text:style-name="T73_96"><text:s/></text:span><text:span text:style-name="T73_97">выступать</text:span><text:span text:style-name="T73_98"><text:s/></text:span><text:span text:style-name="T73_99">арбитром</text:span><text:span text:style-name="T73_100">,<text:s/></text:span><text:span text:style-name="T73_101">которому</text:span><text:span text:style-name="T73_102"><text:s/></text:span><text:span text:style-name="T73_103">может</text:span><text:span text:style-name="T73_104"><text:s/></text:span><text:span text:style-name="T73_105">доверять</text:span><text:span text:style-name="T73_106"><text:s/></text:span><text:span text:style-name="T73_107">каждая</text:span><text:span text:style-name="T73_108"><text:s/></text:span><text:span text:style-name="T73_109">из</text:span><text:span text:style-name="T73_110"><text:s/></text:span><text:span text:style-name="T73_111">сторон</text:span><text:span text:style-name="T73_112">).<text:s/></text:span><text:span text:style-name="T73_113">При</text:span><text:span text:style-name="T73_114"><text:s/></text:span><text:span text:style-name="T73_115">этом</text:span><text:span text:style-name="T73_116"><text:s/></text:span><text:span text:style-name="T73_117">арбитр</text:span><text:span text:style-name="T73_118"><text:s/></text:span><text:span text:style-name="T73_119">может</text:span><text:span text:style-name="T73_120"><text:s/></text:span><text:span text:style-name="T73_121">также</text:span><text:span text:style-name="T73_122"><text:s/></text:span><text:span text:style-name="T73_123">нести</text:span><text:span text:style-name="T73_124"><text:s/></text:span><text:span text:style-name="T73_125">ответственность</text:span><text:span text:style-name="T73_126"><text:s/></text:span><text:span text:style-name="T73_127">своей</text:span><text:span text:style-name="T73_128"><text:s/></text:span><text:span text:style-name="T73_129">репутацией</text:span><text:span text:style-name="T73_130"><text:s/></text:span><text:span text:style-name="T73_131">перед</text:span><text:span text:style-name="T73_132"><text:s/></text:span><text:span text:style-name="T73_133">каждой</text:span><text:span text:style-name="T73_134"><text:s/></text:span><text:span text:style-name="T73_135">стороной</text:span><text:span text:style-name="T73_136">.<text:s/></text:span><text:span text:style-name="T73_137">На</text:span><text:span text:style-name="T73_138"><text:s/></text:span><text:span text:style-name="T73_139">основании</text:span><text:span text:style-name="T73_140"><text:s/></text:span><text:span text:style-name="T73_141">этого</text:span><text:span text:style-name="T73_142"><text:s/></text:span><text:span text:style-name="T73_143">может</text:span><text:span text:style-name="T73_144"><text:s/></text:span><text:span text:style-name="T73_145">существовать</text:span><text:span text:style-name="T73_146"><text:s/></text:span><text:span text:style-name="T73_147">безопасная</text:span><text:span text:style-name="T73_148"><text:s/></text:span><text:span text:style-name="T73_149">сделка</text:span><text:span text:style-name="T73_150">,<text:s/></text:span><text:span text:style-name="T73_151">то</text:span><text:span text:style-name="T73_152"><text:s/></text:span><text:span text:style-name="T73_153">есть</text:span><text:span text:style-name="T73_154"><text:s/></text:span><text:span text:style-name="T73_155">исполнитель</text:span><text:span text:style-name="T73_156"><text:s/></text:span><text:span text:style-name="T73_157">получит</text:span><text:span text:style-name="T73_158"><text:s/></text:span><text:span text:style-name="T73_159">деньги</text:span><text:span text:style-name="T73_160"><text:s/></text:span><text:span text:style-name="T73_161">только</text:span><text:span text:style-name="T73_162"><text:s/></text:span><text:span text:style-name="T73_163">в</text:span><text:span text:style-name="T73_164"><text:s/></text:span><text:span text:style-name="T73_165">том</text:span><text:span text:style-name="T73_166"><text:s/></text:span><text:span text:style-name="T73_167">случае</text:span><text:span text:style-name="T73_168">,<text:s/></text:span><text:span text:style-name="T73_169">если</text:span><text:span text:style-name="T73_170"><text:s/></text:span><text:span text:style-name="T73_171">арбитр</text:span><text:span text:style-name="T73_172"><text:s/></text:span><text:span text:style-name="T73_173">примет</text:span><text:span text:style-name="T73_174"><text:s/></text:span><text:span text:style-name="T73_175">такое</text:span><text:span text:style-name="T73_176"><text:s/></text:span><text:span text:style-name="T73_177">решение</text:span><text:span text:style-name="T73_178">.<text:s/></text:span></text:p>
      <text:p text:style-name="P74"/>
      <text:p text:style-name="P75"/>
      <text:p text:style-name="P76"><text:span text:style-name="T76_1">Работа</text:span><text:span text:style-name="T76_2"><text:s/></text:span><text:span text:style-name="T76_3">организаций</text:span></text:p>
      <text:p text:style-name="P77"><text:span text:style-name="T77_1">Создать</text:span><text:span text:style-name="T77_2"><text:s/></text:span><text:span text:style-name="T77_3">организацию</text:span><text:span text:style-name="T77_4"><text:s/></text:span><text:span text:style-name="T77_5">в</text:span><text:span text:style-name="T77_6"><text:s/></text:span><text:span text:style-name="T77_7">системе</text:span><text:span text:style-name="T77_8"><text:s/></text:span><text:span text:style-name="T77_9">может</text:span><text:span text:style-name="T77_10"><text:s/></text:span><text:span text:style-name="T77_11">любой</text:span><text:span text:style-name="T77_12"><text:s/></text:span><text:span text:style-name="T77_13">пользователь</text:span><text:span text:style-name="T77_14">.<text:s/></text:span><text:span text:style-name="T77_15">Создавая</text:span><text:span text:style-name="T77_16"><text:s/></text:span><text:span text:style-name="T77_17">организацию</text:span><text:span text:style-name="T77_18"><text:s/></text:span><text:span text:style-name="T77_19">пользователь</text:span><text:span text:style-name="T77_20"><text:s/></text:span><text:span text:style-name="T77_21">несет</text:span><text:span text:style-name="T77_22"><text:s/></text:span><text:span text:style-name="T77_23">репутационную</text:span><text:span text:style-name="T77_24"><text:s/></text:span><text:span text:style-name="T77_25">ответственность</text:span><text:span text:style-name="T77_26"><text:s/></text:span><text:span text:style-name="T77_27">за</text:span><text:span text:style-name="T77_28"><text:s/></text:span><text:span text:style-name="T77_29">любые</text:span><text:span text:style-name="T77_30"><text:s/></text:span><text:span text:style-name="T77_31">действия</text:span><text:span text:style-name="T77_32">,<text:s/></text:span><text:span text:style-name="T77_33">совершенные</text:span><text:span text:style-name="T77_34"><text:s/></text:span><text:span text:style-name="T77_35">от</text:span><text:span text:style-name="T77_36"><text:s/></text:span><text:span text:style-name="T77_37">лица</text:span><text:span text:style-name="T77_38"><text:s/></text:span><text:span text:style-name="T77_39">этой</text:span><text:span text:style-name="T77_40"><text:s/></text:span><text:span text:style-name="T77_41">организации</text:span><text:span text:style-name="T77_42">.<text:s/></text:span><text:span text:style-name="T77_43">Пользователь</text:span><text:span text:style-name="T77_44"><text:s/></text:span><text:span text:style-name="T77_45">может</text:span><text:span text:style-name="T77_46"><text:s/></text:span><text:span text:style-name="T77_47">передать</text:span><text:span text:style-name="T77_48"><text:s/></text:span><text:span text:style-name="T77_49">свою</text:span><text:span text:style-name="T77_50"><text:s/></text:span><text:span text:style-name="T77_51">ответственность</text:span><text:span text:style-name="T77_52"><text:s/></text:span><text:span text:style-name="T77_53">другому</text:span><text:span text:style-name="T77_54"><text:s/></text:span><text:span text:style-name="T77_55">пользователю</text:span><text:span text:style-name="T77_56">,<text:s/></text:span><text:span text:style-name="T77_57">для</text:span><text:span text:style-name="T77_58"><text:s/></text:span><text:span text:style-name="T77_59">этого</text:span><text:span text:style-name="T77_60"><text:s/></text:span><text:span text:style-name="T77_61">первый</text:span><text:span text:style-name="T77_62"><text:s/></text:span><text:span text:style-name="T77_63">должен</text:span><text:span text:style-name="T77_64"><text:s/></text:span><text:span text:style-name="T77_65">ее</text:span><text:span text:style-name="T77_66"><text:s/></text:span><text:span text:style-name="T77_67">передать</text:span><text:span text:style-name="T77_68">,<text:s/></text:span><text:span text:style-name="T77_69">а</text:span><text:span text:style-name="T77_70"><text:s/></text:span><text:span text:style-name="T77_71">второй</text:span><text:span text:style-name="T77_72"><text:s/>-<text:s/></text:span><text:span text:style-name="T77_73">принять</text:span><text:span text:style-name="T77_74"><text:s/>(</text:span><text:span text:style-name="T77_75">акцептовать</text:span><text:span text:style-name="T77_76"><text:s/></text:span><text:span text:style-name="T77_77">передачу</text:span><text:span text:style-name="T77_78">).<text:s/></text:span><text:span text:style-name="T77_79">У</text:span><text:span text:style-name="T77_80"><text:s/></text:span><text:span text:style-name="T77_81">организации</text:span><text:span text:style-name="T77_82"><text:s/></text:span><text:span text:style-name="T77_83">существует</text:span><text:span text:style-name="T77_84"><text:s/></text:span><text:span text:style-name="T77_85">штат</text:span><text:span text:style-name="T77_86"><text:s/></text:span><text:span text:style-name="T77_87">сотрудников</text:span><text:span text:style-name="T77_88"><text:s/>-<text:s/></text:span><text:span text:style-name="T77_89">это</text:span><text:span text:style-name="T77_90"><text:s/></text:span><text:span text:style-name="T77_91">пользователи</text:span><text:span text:style-name="T77_92">,<text:s/></text:span><text:span text:style-name="T77_93">которые</text:span><text:span text:style-name="T77_94"><text:s/></text:span><text:span text:style-name="T77_95">могут</text:span><text:span text:style-name="T77_96"><text:s/></text:span><text:span text:style-name="T77_97">в</text:span><text:span text:style-name="T77_98"><text:s/></text:span><text:span text:style-name="T77_99">определенных</text:span><text:span text:style-name="T77_100"><text:s/></text:span><text:span text:style-name="T77_101">случаях</text:span><text:span text:style-name="T77_102"><text:s/></text:span><text:span text:style-name="T77_103">выступать</text:span><text:span text:style-name="T77_104"><text:s/></text:span><text:span text:style-name="T77_105">от</text:span><text:span text:style-name="T77_106"><text:s/></text:span><text:span text:style-name="T77_107">лица</text:span><text:span text:style-name="T77_108"><text:s/></text:span><text:span text:style-name="T77_109">организации</text:span><text:span text:style-name="T77_110">.<text:s/></text:span><text:span text:style-name="T77_111">Пользователи</text:span><text:span text:style-name="T77_112"><text:s/></text:span><text:span text:style-name="T77_113">становятся</text:span><text:span text:style-name="T77_114"><text:s/></text:span><text:span text:style-name="T77_115">сотрудниками</text:span><text:span text:style-name="T77_116"><text:s/></text:span><text:span text:style-name="T77_117">при</text:span><text:span text:style-name="T77_118"><text:s/></text:span><text:span text:style-name="T77_119">заключении</text:span><text:span text:style-name="T77_120"><text:s/></text:span><text:span text:style-name="T77_121">сделки</text:span><text:span text:style-name="T77_122"><text:s/></text:span><text:span text:style-name="T77_123">с</text:span><text:span text:style-name="T77_124"><text:s/></text:span><text:span text:style-name="T77_125">управляющими</text:span><text:span text:style-name="T77_126"><text:s/></text:span><text:span text:style-name="T77_127">организации</text:span><text:span text:style-name="T77_128">.<text:s/></text:span><text:span text:style-name="T77_129">Управляющий</text:span><text:span text:style-name="T77_130"><text:s/></text:span><text:span text:style-name="T77_131">организацией</text:span><text:span text:style-name="T77_132"><text:s/></text:span><text:span text:style-name="T77_133">может</text:span><text:span text:style-name="T77_134"><text:s/></text:span><text:span text:style-name="T77_135">делегировать</text:span><text:span text:style-name="T77_136"><text:s/></text:span><text:span text:style-name="T77_137">сотрудникам</text:span><text:span text:style-name="T77_138"><text:s/></text:span><text:span text:style-name="T77_139">определенные</text:span><text:span text:style-name="T77_140"><text:s/></text:span><text:span text:style-name="T77_141">полномочия</text:span><text:span text:style-name="T77_142">,<text:s/></text:span><text:span text:style-name="T77_143">например</text:span><text:span text:style-name="T77_144">,<text:s/></text:span><text:span text:style-name="T77_145">по</text:span><text:span text:style-name="T77_146"><text:s/></text:span><text:span text:style-name="T77_147">найму</text:span><text:span text:style-name="T77_148"><text:s/></text:span><text:span text:style-name="T77_149">новых</text:span><text:span text:style-name="T77_150"><text:s/></text:span><text:span text:style-name="T77_151">сотрудников</text:span><text:span text:style-name="T77_152"><text:s/></text:span><text:span text:style-name="T77_153">и</text:span><text:span text:style-name="T77_154">/</text:span><text:span text:style-name="T77_155">или</text:span><text:span text:style-name="T77_156"><text:s/></text:span><text:span text:style-name="T77_157">наделения</text:span><text:span text:style-name="T77_158"><text:s/></text:span><text:span text:style-name="T77_159">их</text:span><text:span text:style-name="T77_160"><text:s/></text:span><text:span text:style-name="T77_161">функциями</text:span><text:span text:style-name="T77_162"><text:s/></text:span><text:span text:style-name="T77_163">управления</text:span><text:span text:style-name="T77_164">.<text:s/></text:span></text:p>
      <text:p text:style-name="P78"><text:span text:style-name="T78_1">Когда</text:span><text:span text:style-name="T78_2"><text:s/></text:span><text:span text:style-name="T78_3">какой</text:span><text:span text:style-name="T78_4">-</text:span><text:span text:style-name="T78_5">либо</text:span><text:span text:style-name="T78_6"><text:s/></text:span><text:span text:style-name="T78_7">сторонний</text:span><text:span text:style-name="T78_8"><text:s/></text:span><text:span text:style-name="T78_9">пользователь</text:span><text:span text:style-name="T78_10"><text:s/></text:span><text:span text:style-name="T78_11">вступает</text:span><text:span text:style-name="T78_12"><text:s/></text:span><text:span text:style-name="T78_13">во</text:span><text:span text:style-name="T78_14"><text:s/></text:span><text:span text:style-name="T78_15">взаимоотношения</text:span><text:span text:style-name="T78_16"><text:s/></text:span><text:span text:style-name="T78_17">с</text:span><text:span text:style-name="T78_18"><text:s/></text:span><text:span text:style-name="T78_19">организацией</text:span><text:span text:style-name="T78_20"><text:s/></text:span><text:span text:style-name="T78_21">в</text:span><text:span text:style-name="T78_22"><text:s/></text:span><text:span text:style-name="T78_23">лице</text:span><text:span text:style-name="T78_24"><text:s/></text:span><text:span text:style-name="T78_25">какого</text:span><text:span text:style-name="T78_26">-</text:span><text:span text:style-name="T78_27">либо</text:span><text:span text:style-name="T78_28"><text:s/></text:span><text:span text:style-name="T78_29">сотрудника</text:span><text:span text:style-name="T78_30">,<text:s/></text:span><text:span text:style-name="T78_31">то</text:span><text:span text:style-name="T78_32"><text:s/></text:span><text:span text:style-name="T78_33">при</text:span><text:span text:style-name="T78_34"><text:s/></text:span><text:span text:style-name="T78_35">заключении</text:span><text:span text:style-name="T78_36"><text:s/></text:span><text:span text:style-name="T78_37">сделки</text:span><text:span text:style-name="T78_38"><text:s/></text:span><text:span text:style-name="T78_39">со</text:span><text:span text:style-name="T78_40"><text:s/></text:span><text:span text:style-name="T78_41">стороны</text:span><text:span text:style-name="T78_42"><text:s/></text:span><text:span text:style-name="T78_43">организации</text:span><text:span text:style-name="T78_44"><text:s/></text:span><text:span text:style-name="T78_45">ответственность</text:span><text:span text:style-name="T78_46"><text:s/></text:span><text:span text:style-name="T78_47">разделяется</text:span><text:span text:style-name="T78_48"><text:s/></text:span><text:span text:style-name="T78_49">между</text:span><text:span text:style-name="T78_50"><text:s/></text:span><text:span text:style-name="T78_51">сотрудником</text:span><text:span text:style-name="T78_52"><text:s/></text:span><text:span text:style-name="T78_53">этой</text:span><text:span text:style-name="T78_54"><text:s/></text:span><text:span text:style-name="T78_55">организации</text:span><text:span text:style-name="T78_56"><text:s/></text:span><text:span text:style-name="T78_57">и</text:span><text:span text:style-name="T78_58"><text:s/></text:span><text:span text:style-name="T78_59">самой</text:span><text:span text:style-name="T78_60"><text:s/></text:span><text:span text:style-name="T78_61">организацией</text:span><text:span text:style-name="T78_62"><text:s/></text:span><text:span text:style-name="T78_63">в</text:span><text:span text:style-name="T78_64"><text:s/></text:span><text:span text:style-name="T78_65">лице</text:span><text:span text:style-name="T78_66"><text:s/></text:span><text:span text:style-name="T78_67">ее</text:span><text:span text:style-name="T78_68"><text:s/></text:span><text:span text:style-name="T78_69">основателя</text:span><text:span text:style-name="T78_70">.<text:s/></text:span><text:span text:style-name="T78_71">То</text:span><text:span text:style-name="T78_72"><text:s/></text:span><text:span text:style-name="T78_73">есть</text:span><text:span text:style-name="T78_74"><text:s/></text:span><text:span text:style-name="T78_75">если</text:span><text:span text:style-name="T78_76"><text:s/></text:span><text:span text:style-name="T78_77">какой</text:span><text:span text:style-name="T78_78">-</text:span><text:span text:style-name="T78_79">то</text:span><text:span text:style-name="T78_80"><text:s/></text:span><text:span text:style-name="T78_81">менеджер</text:span><text:span text:style-name="T78_82"><text:s/></text:span><text:span text:style-name="T78_83">предложил</text:span><text:span text:style-name="T78_84"><text:s/></text:span><text:span text:style-name="T78_85">некачественную</text:span><text:span text:style-name="T78_86"><text:s/></text:span><text:span text:style-name="T78_87">услугу</text:span><text:span text:style-name="T78_88"><text:s/></text:span><text:span text:style-name="T78_89">потребителю</text:span><text:span text:style-name="T78_90"><text:s/></text:span><text:span text:style-name="T78_91">и</text:span><text:span text:style-name="T78_92"><text:s/></text:span><text:span text:style-name="T78_93">тот</text:span><text:span text:style-name="T78_94"><text:s/></text:span><text:span text:style-name="T78_95">написал</text:span><text:span text:style-name="T78_96"><text:s/></text:span><text:span text:style-name="T78_97">отрицательный</text:span><text:span text:style-name="T78_98"><text:s/></text:span><text:span text:style-name="T78_99">отзыв</text:span><text:span text:style-name="T78_100">,<text:s/></text:span><text:span text:style-name="T78_101">то</text:span><text:span text:style-name="T78_102"><text:s/></text:span><text:span text:style-name="T78_103">этот</text:span><text:span text:style-name="T78_104"><text:s/></text:span><text:span text:style-name="T78_105">отзыв</text:span><text:span text:style-name="T78_106"><text:s/></text:span><text:span text:style-name="T78_107">относится</text:span><text:span text:style-name="T78_108"><text:s/></text:span><text:span text:style-name="T78_109">и</text:span><text:span text:style-name="T78_110"><text:s/></text:span><text:span text:style-name="T78_111">к</text:span><text:span text:style-name="T78_112"><text:s/></text:span><text:span text:style-name="T78_113">менеджеру</text:span><text:span text:style-name="T78_114"><text:s/></text:span><text:span text:style-name="T78_115">и</text:span><text:span text:style-name="T78_116"><text:s/></text:span><text:span text:style-name="T78_117">к</text:span><text:span text:style-name="T78_118"><text:s/></text:span><text:span text:style-name="T78_119">организации</text:span><text:span text:style-name="T78_120"><text:s/></text:span><text:span text:style-name="T78_121">и</text:span><text:span text:style-name="T78_122"><text:s/></text:span><text:span text:style-name="T78_123">к</text:span><text:span text:style-name="T78_124"><text:s/></text:span><text:span text:style-name="T78_125">ее</text:span><text:span text:style-name="T78_126"><text:s/></text:span><text:span text:style-name="T78_127">основателю</text:span><text:span text:style-name="T78_128">.<text:s/></text:span></text:p>
      <text:p text:style-name="P79"><text:span text:style-name="T79_1">Основная</text:span><text:span text:style-name="T79_2"><text:s/></text:span><text:span text:style-name="T79_3">суть</text:span><text:span text:style-name="T79_4"><text:s/></text:span><text:span text:style-name="T79_5">заключается</text:span><text:span text:style-name="T79_6"><text:s/></text:span><text:span text:style-name="T79_7">в</text:span><text:span text:style-name="T79_8"><text:s/></text:span><text:span text:style-name="T79_9">том</text:span><text:span text:style-name="T79_10">,<text:s/></text:span><text:span text:style-name="T79_11">что</text:span><text:span text:style-name="T79_12"><text:s/></text:span><text:span text:style-name="T79_13">за</text:span><text:span text:style-name="T79_14"><text:s/></text:span><text:span text:style-name="T79_15">любой</text:span><text:span text:style-name="T79_16"><text:s/></text:span><text:span text:style-name="T79_17">организацией</text:span><text:span text:style-name="T79_18"><text:s/></text:span><text:span text:style-name="T79_19">стоят</text:span><text:span text:style-name="T79_20"><text:s/></text:span><text:span text:style-name="T79_21">определенные</text:span><text:span text:style-name="T79_22"><text:s/></text:span><text:span text:style-name="T79_23">люди</text:span><text:span text:style-name="T79_24"><text:s/></text:span><text:span text:style-name="T79_25">и</text:span><text:span text:style-name="T79_26"><text:s/></text:span><text:span text:style-name="T79_27">задача</text:span><text:span text:style-name="T79_28"><text:s/></text:span><text:span text:style-name="T79_29">создать</text:span><text:span text:style-name="T79_30"><text:s/></text:span><text:span text:style-name="T79_31">систему</text:span><text:span text:style-name="T79_32">,<text:s/></text:span><text:span text:style-name="T79_33">которая</text:span><text:span text:style-name="T79_34"><text:s/></text:span><text:span text:style-name="T79_35">исключила</text:span><text:span text:style-name="T79_36"><text:s/></text:span><text:span text:style-name="T79_37">бы</text:span><text:span text:style-name="T79_38"><text:s/></text:span><text:span text:style-name="T79_39">возможность</text:span><text:span text:style-name="T79_40"><text:s/></text:span><text:span text:style-name="T79_41">обезличенной</text:span><text:span text:style-name="T79_42"><text:s/></text:span><text:span text:style-name="T79_43">ответственности</text:span><text:span text:style-name="T79_44">.<text:s/></text:span><text:span text:style-name="T79_45">Менеджер</text:span><text:span text:style-name="T79_46">,<text:s/></text:span><text:span text:style-name="T79_47">а</text:span><text:span text:style-name="T79_48"><text:s/></text:span><text:span text:style-name="T79_49">также</text:span><text:span text:style-name="T79_50"><text:s/></text:span><text:span text:style-name="T79_51">владелец</text:span><text:span text:style-name="T79_52"><text:s/></text:span><text:span text:style-name="T79_53">компании</text:span><text:span text:style-name="T79_54"><text:s/></text:span><text:span text:style-name="T79_55">как</text:span><text:span text:style-name="T79_56"><text:s/></text:span><text:span text:style-name="T79_57">правило</text:span><text:span text:style-name="T79_58"><text:s/></text:span><text:span text:style-name="T79_59">знают</text:span><text:span text:style-name="T79_60">,<text:s/></text:span><text:span text:style-name="T79_61">какие</text:span><text:span text:style-name="T79_62"><text:s/></text:span><text:span text:style-name="T79_63">услуги</text:span><text:span text:style-name="T79_64"><text:s/></text:span><text:span text:style-name="T79_65">они</text:span><text:span text:style-name="T79_66"><text:s/></text:span><text:span text:style-name="T79_67">предлагают</text:span><text:span text:style-name="T79_68">,<text:s/></text:span><text:span text:style-name="T79_69">а</text:span><text:span text:style-name="T79_70"><text:s/></text:span><text:span text:style-name="T79_71">потому</text:span><text:span text:style-name="T79_72"><text:s/></text:span><text:span text:style-name="T79_73">по</text:span><text:span text:style-name="T79_74"><text:s/></text:span><text:span text:style-name="T79_75">праву</text:span><text:span text:style-name="T79_76"><text:s/></text:span><text:span text:style-name="T79_77">должны</text:span><text:span text:style-name="T79_78"><text:s/></text:span><text:span text:style-name="T79_79">нести</text:span><text:span text:style-name="T79_80"><text:s/></text:span><text:span text:style-name="T79_81">ответственность</text:span><text:span text:style-name="T79_82"><text:s/></text:span><text:span text:style-name="T79_83">за</text:span><text:span text:style-name="T79_84"><text:s/></text:span><text:span text:style-name="T79_85">свои</text:span><text:span text:style-name="T79_86"><text:s/></text:span><text:span text:style-name="T79_87">действия</text:span><text:span text:style-name="T79_88">.<text:s/><text:line-break/></text:span><text:span text:style-name="T79_89">Можно</text:span><text:span text:style-name="T79_90"><text:s/></text:span><text:span text:style-name="T79_91">подумать</text:span><text:span text:style-name="T79_92"><text:s/></text:span><text:span text:style-name="T79_93">над</text:span><text:span text:style-name="T79_94"><text:s/></text:span><text:span text:style-name="T79_95">тем</text:span><text:span text:style-name="T79_96">,<text:s/></text:span><text:span text:style-name="T79_97">чтобы</text:span><text:span text:style-name="T79_98"><text:s/></text:span><text:span text:style-name="T79_99">потребитель</text:span><text:span text:style-name="T79_100"><text:s/></text:span><text:span text:style-name="T79_101">услуг</text:span><text:span text:style-name="T79_102"><text:s/></text:span><text:span text:style-name="T79_103">мог</text:span><text:span text:style-name="T79_104"><text:s/></text:span><text:span text:style-name="T79_105">сам</text:span><text:span text:style-name="T79_106"><text:s/></text:span><text:span text:style-name="T79_107">выбирать</text:span><text:span text:style-name="T79_108">,<text:s/></text:span><text:span text:style-name="T79_109">кому</text:span><text:span text:style-name="T79_110"><text:s/></text:span><text:span text:style-name="T79_111">конкретно</text:span><text:span text:style-name="T79_112"><text:s/></text:span><text:span text:style-name="T79_113">из</text:span><text:span text:style-name="T79_114"><text:s/></text:span><text:span text:style-name="T79_115">персонала</text:span><text:span text:style-name="T79_116"><text:s/></text:span><text:span text:style-name="T79_117">организации</text:span><text:span text:style-name="T79_118"><text:s/></text:span><text:span text:style-name="T79_119">он</text:span><text:span text:style-name="T79_120"><text:s/></text:span><text:span text:style-name="T79_121">предъявляет</text:span><text:span text:style-name="T79_122"><text:s/></text:span><text:span text:style-name="T79_123">претензии</text:span><text:span text:style-name="T79_124"><text:s/></text:span><text:span text:style-name="T79_125">или</text:span><text:span text:style-name="T79_126"><text:s/></text:span><text:span text:style-name="T79_127">благодарности</text:span><text:span text:style-name="T79_128">.<text:s/></text:span><text:span text:style-name="T79_129">Например</text:span><text:span text:style-name="T79_130">,<text:s/></text:span><text:span text:style-name="T79_131">менеджер</text:span><text:span text:style-name="T79_132"><text:s/></text:span><text:span text:style-name="T79_133">не</text:span><text:span text:style-name="T79_134"><text:s/></text:span><text:span text:style-name="T79_135">знал</text:span><text:span text:style-name="T79_136"><text:s/></text:span><text:span text:style-name="T79_137">о</text:span><text:span text:style-name="T79_138"><text:s/></text:span><text:span text:style-name="T79_139">качествах</text:span><text:span text:style-name="T79_140"><text:s/></text:span><text:span text:style-name="T79_141">нового</text:span><text:span text:style-name="T79_142"><text:s/></text:span><text:span text:style-name="T79_143">мастера</text:span><text:span text:style-name="T79_144">,<text:s/></text:span><text:span text:style-name="T79_145">которого</text:span><text:span text:style-name="T79_146"><text:s/></text:span><text:span text:style-name="T79_147">только</text:span><text:span text:style-name="T79_148"><text:s/></text:span><text:span text:style-name="T79_149">приняли</text:span><text:span text:style-name="T79_150"><text:s/></text:span><text:span text:style-name="T79_151">в</text:span><text:span text:style-name="T79_152"><text:s/></text:span><text:span text:style-name="T79_153">штат</text:span><text:span text:style-name="T79_154">.<text:s/></text:span><text:span text:style-name="T79_155">Мастер</text:span><text:span text:style-name="T79_156"><text:s/></text:span><text:span text:style-name="T79_157">показал</text:span><text:span text:style-name="T79_158"><text:s/></text:span><text:span text:style-name="T79_159">себя</text:span><text:span text:style-name="T79_160"><text:s/></text:span><text:span text:style-name="T79_161">плохо</text:span><text:span text:style-name="T79_162">,<text:s/></text:span><text:span text:style-name="T79_163">но</text:span><text:span text:style-name="T79_164"><text:s/></text:span><text:span text:style-name="T79_165">менеджер</text:span><text:span text:style-name="T79_166"><text:s/></text:span><text:span text:style-name="T79_167">это</text:span><text:span text:style-name="T79_168"><text:s/></text:span><text:span text:style-name="T79_169">выяснил</text:span><text:span text:style-name="T79_170"><text:s/></text:span><text:span text:style-name="T79_171">и</text:span><text:span text:style-name="T79_172"><text:s/></text:span><text:span text:style-name="T79_173">предложил</text:span><text:span text:style-name="T79_174"><text:s/></text:span><text:span text:style-name="T79_175">клиенту</text:span><text:span text:style-name="T79_176"><text:s/></text:span><text:span text:style-name="T79_177">вариант</text:span><text:span text:style-name="T79_178"><text:s/></text:span><text:span text:style-name="T79_179">достойной</text:span><text:span text:style-name="T79_180"><text:s/></text:span><text:span text:style-name="T79_181">компенсации</text:span><text:span text:style-name="T79_182">,<text:s/></text:span><text:span text:style-name="T79_183">в</text:span><text:span text:style-name="T79_184"><text:s/></text:span><text:span text:style-name="T79_185">итоге</text:span><text:span text:style-name="T79_186"><text:s/></text:span><text:span text:style-name="T79_187">клиент</text:span><text:span text:style-name="T79_188"><text:s/></text:span><text:span text:style-name="T79_189">остался</text:span><text:span text:style-name="T79_190"><text:s/></text:span><text:span text:style-name="T79_191">удовлетворен</text:span><text:span text:style-name="T79_192">.<text:s/></text:span><text:span text:style-name="T79_193">В</text:span><text:span text:style-name="T79_194"><text:s/></text:span><text:span text:style-name="T79_195">таком</text:span><text:span text:style-name="T79_196"><text:s/></text:span><text:span text:style-name="T79_197">случае</text:span><text:span text:style-name="T79_198"><text:s/></text:span><text:span text:style-name="T79_199">при</text:span><text:span text:style-name="T79_200"><text:s/></text:span><text:span text:style-name="T79_201">заключении</text:span><text:span text:style-name="T79_202"><text:s/></text:span><text:span text:style-name="T79_203">сделки</text:span><text:span text:style-name="T79_204"><text:s/></text:span><text:span text:style-name="T79_205">в</text:span><text:span text:style-name="T79_206"><text:s/></text:span><text:span text:style-name="T79_207">нее</text:span><text:span text:style-name="T79_208"><text:s/></text:span><text:span text:style-name="T79_209">включаются</text:span><text:span text:style-name="T79_210"><text:s/></text:span><text:span text:style-name="T79_211">все</text:span><text:span text:style-name="T79_212"><text:s/></text:span><text:span text:style-name="T79_213">ответственные</text:span><text:span text:style-name="T79_214"><text:s/></text:span><text:span text:style-name="T79_215">лица</text:span><text:span text:style-name="T79_216">:<text:s/></text:span><text:span text:style-name="T79_217">менеджер</text:span><text:span text:style-name="T79_218">,<text:s/></text:span><text:span text:style-name="T79_219">мастер</text:span><text:span text:style-name="T79_220">,<text:s/></text:span><text:span text:style-name="T79_221">управляющий</text:span><text:span text:style-name="T79_222"><text:s/></text:span><text:span text:style-name="T79_223">и</text:span><text:span text:style-name="T79_224"><text:s/></text:span><text:span text:style-name="T79_225">вся</text:span><text:span text:style-name="T79_226"><text:s/></text:span><text:span text:style-name="T79_227">иерархия</text:span><text:span text:style-name="T79_228"><text:s/></text:span><text:span text:style-name="T79_229">до</text:span><text:span text:style-name="T79_230"><text:s/></text:span><text:span text:style-name="T79_231">основателя</text:span><text:span text:style-name="T79_232"><text:s/></text:span><text:span text:style-name="T79_233">фирмы</text:span><text:span text:style-name="T79_234">.<text:s/></text:span></text:p>
      <text:p text:style-name="P80"/>
      <text:p text:style-name="P81"><text:span text:style-name="T81_1">Проблема</text:span><text:span text:style-name="T81_2"><text:s/></text:span><text:span text:style-name="T81_3">утерянных</text:span><text:span text:style-name="T81_4"><text:s/></text:span><text:span text:style-name="T81_5">ключей</text:span></text:p>
      <text:p text:style-name="P82"><text:span text:style-name="T82_1">Можно</text:span><text:span text:style-name="T82_2"><text:s/></text:span><text:span text:style-name="T82_3">быть</text:span><text:span text:style-name="T82_4"><text:s/></text:span><text:span text:style-name="T82_5">уверенным</text:span><text:span text:style-name="T82_6">,<text:s/></text:span><text:span text:style-name="T82_7">что</text:span><text:span text:style-name="T82_8"><text:s/></text:span><text:span text:style-name="T82_9">рано</text:span><text:span text:style-name="T82_10"><text:s/></text:span><text:span text:style-name="T82_11">или</text:span><text:span text:style-name="T82_12"><text:s/></text:span><text:span text:style-name="T82_13">поздно</text:span><text:span text:style-name="T82_14"><text:s/></text:span><text:span text:style-name="T82_15">найдутся</text:span><text:span text:style-name="T82_16"><text:s/></text:span><text:span text:style-name="T82_17">люди</text:span><text:span text:style-name="T82_18">,<text:s/></text:span><text:span text:style-name="T82_19">утратившие</text:span><text:span text:style-name="T82_20"><text:s/></text:span><text:span text:style-name="T82_21">приватные</text:span><text:span text:style-name="T82_22"><text:s/></text:span><text:span text:style-name="T82_23">ключи</text:span><text:span text:style-name="T82_24">.<text:s/></text:span><text:span text:style-name="T82_25">Или</text:span><text:span text:style-name="T82_26"><text:s/></text:span><text:span text:style-name="T82_27">случаи</text:span><text:span text:style-name="T82_28">,<text:s/></text:span><text:span text:style-name="T82_29">когда</text:span><text:span text:style-name="T82_30"><text:s/></text:span><text:span text:style-name="T82_31">ключи</text:span><text:span text:style-name="T82_32"><text:s/></text:span><text:span text:style-name="T82_33">могут</text:span><text:span text:style-name="T82_34"><text:s/></text:span><text:span text:style-name="T82_35">быть</text:span><text:span text:style-name="T82_36"><text:s/></text:span><text:span text:style-name="T82_37">украдены</text:span><text:span text:style-name="T82_38">.<text:s/><text:line-break/></text:span><text:span text:style-name="T82_39">Восстановить</text:span><text:span text:style-name="T82_40"><text:s/></text:span><text:span text:style-name="T82_41">ключи</text:span><text:span text:style-name="T82_42"><text:s/></text:span><text:span text:style-name="T82_43">невозможно</text:span><text:span text:style-name="T82_44">,<text:s/></text:span><text:span text:style-name="T82_45">но</text:span><text:span text:style-name="T82_46"><text:s/></text:span><text:span text:style-name="T82_47">можно</text:span><text:span text:style-name="T82_48"><text:s/></text:span><text:span text:style-name="T82_49">предложить</text:span><text:span text:style-name="T82_50"><text:s/></text:span><text:span text:style-name="T82_51">процедуру</text:span><text:span text:style-name="T82_52">,<text:s/></text:span><text:span text:style-name="T82_53">при</text:span><text:span text:style-name="T82_54"><text:s/></text:span><text:span text:style-name="T82_55">которой</text:span><text:span text:style-name="T82_56"><text:s text:c="2"/></text:span><text:span text:style-name="T82_57">человек</text:span><text:span text:style-name="T82_58"><text:s/></text:span><text:span text:style-name="T82_59">получает</text:span><text:span text:style-name="T82_60"><text:s/></text:span><text:span text:style-name="T82_61">повторный</text:span><text:span text:style-name="T82_62"><text:s/></text:span><text:span text:style-name="T82_63">инвайт</text:span><text:span text:style-name="T82_64">,<text:s/></text:span><text:span text:style-name="T82_65">и</text:span><text:span text:style-name="T82_66"><text:s/></text:span><text:span text:style-name="T82_67">его</text:span><text:span text:style-name="T82_68"><text:s/></text:span><text:span text:style-name="T82_69">новый</text:span><text:span text:style-name="T82_70"><text:s/></text:span><text:span text:style-name="T82_71">аккаунт</text:span><text:span text:style-name="T82_72"><text:s/></text:span><text:span text:style-name="T82_73">ассоциируется</text:span><text:span text:style-name="T82_74"><text:s/></text:span><text:span text:style-name="T82_75">с</text:span><text:span text:style-name="T82_76"><text:s/></text:span><text:span text:style-name="T82_77">прежним</text:span><text:span text:style-name="T82_78">.<text:s/></text:span><text:span text:style-name="T82_79">При</text:span><text:span text:style-name="T82_80"><text:s/></text:span><text:span text:style-name="T82_81">этом</text:span><text:span text:style-name="T82_82"><text:s/></text:span><text:span text:style-name="T82_83">должно</text:span><text:span text:style-name="T82_84"><text:s/></text:span><text:span text:style-name="T82_85">быть</text:span><text:span text:style-name="T82_86"><text:s/></text:span><text:span text:style-name="T82_87">непременно</text:span><text:span text:style-name="T82_88"><text:s/></text:span><text:span text:style-name="T82_89">несколько</text:span><text:span text:style-name="T82_90"><text:s/></text:span><text:span text:style-name="T82_91">прежних</text:span><text:span text:style-name="T82_92"><text:s/></text:span><text:span text:style-name="T82_93">поручителей</text:span><text:span text:style-name="T82_94">,<text:s/></text:span><text:span text:style-name="T82_95">ручающихся</text:span><text:span text:style-name="T82_96"><text:s/></text:span><text:span text:style-name="T82_97">за</text:span><text:span text:style-name="T82_98"><text:s/></text:span><text:span text:style-name="T82_99">то</text:span><text:span text:style-name="T82_100">,<text:s/></text:span><text:span text:style-name="T82_101">что</text:span><text:span text:style-name="T82_102"><text:s/></text:span><text:span text:style-name="T82_103">новый</text:span><text:span text:style-name="T82_104"><text:s/></text:span><text:span text:style-name="T82_105">аккаунт</text:span><text:span text:style-name="T82_106"><text:s/></text:span><text:span text:style-name="T82_107">является</text:span><text:span text:style-name="T82_108"><text:s/></text:span><text:span text:style-name="T82_109">аккаунтом</text:span><text:span text:style-name="T82_110"><text:s/></text:span><text:span text:style-name="T82_111">того</text:span><text:span text:style-name="T82_112"><text:s/></text:span><text:span text:style-name="T82_113">же</text:span><text:span text:style-name="T82_114"><text:s/></text:span><text:span text:style-name="T82_115">человека</text:span><text:span text:style-name="T82_116">,<text:s/></text:span><text:span text:style-name="T82_117">что</text:span><text:span text:style-name="T82_118"><text:s/></text:span><text:span text:style-name="T82_119">и</text:span><text:span text:style-name="T82_120"><text:s/></text:span><text:span text:style-name="T82_121">прежний</text:span><text:span text:style-name="T82_122">.<text:s/></text:span><text:span text:style-name="T82_123">При</text:span><text:span text:style-name="T82_124"><text:s/></text:span><text:span text:style-name="T82_125">этом</text:span><text:span text:style-name="T82_126"><text:s/></text:span><text:span text:style-name="T82_127">не</text:span><text:span text:style-name="T82_128"><text:s/></text:span><text:span text:style-name="T82_129">должно</text:span><text:span text:style-name="T82_130"><text:s/></text:span><text:span text:style-name="T82_131">быть</text:span><text:span text:style-name="T82_132"><text:s/></text:span><text:span text:style-name="T82_133">ни</text:span><text:span text:style-name="T82_134"><text:s/></text:span><text:span text:style-name="T82_135">одного</text:span><text:span text:style-name="T82_136"><text:s/></text:span><text:span text:style-name="T82_137">возражения</text:span><text:span text:style-name="T82_138"><text:s/></text:span><text:span text:style-name="T82_139">от</text:span><text:span text:style-name="T82_140"><text:s/></text:span><text:span text:style-name="T82_141">остальных</text:span><text:span text:style-name="T82_142"><text:s/></text:span><text:span text:style-name="T82_143">поручителей</text:span><text:span text:style-name="T82_144">(?).<text:s/></text:span><text:span text:style-name="T82_145">Поручители</text:span><text:span text:style-name="T82_146"><text:s/></text:span><text:span text:style-name="T82_147">как</text:span><text:span text:style-name="T82_148"><text:s/></text:span><text:span text:style-name="T82_149">всегда</text:span><text:span text:style-name="T82_150"><text:s/></text:span><text:span text:style-name="T82_151">несут</text:span><text:span text:style-name="T82_152"><text:s/></text:span><text:span text:style-name="T82_153">репутационную</text:span><text:span text:style-name="T82_154"><text:s/></text:span><text:span text:style-name="T82_155">ответственность</text:span><text:span text:style-name="T82_156">.<text:s/><text:line-break/></text:span><text:span text:style-name="T82_157">В</text:span><text:span text:style-name="T82_158"><text:s/></text:span><text:span text:style-name="T82_159">случае</text:span><text:span text:style-name="T82_160"><text:s/></text:span><text:span text:style-name="T82_161">кражи</text:span><text:span text:style-name="T82_162"><text:s/></text:span><text:span text:style-name="T82_163">ключа</text:span><text:span text:style-name="T82_164"><text:s/></text:span><text:span text:style-name="T82_165">должна</text:span><text:span text:style-name="T82_166"><text:s/></text:span><text:span text:style-name="T82_167">существовать</text:span><text:span text:style-name="T82_168"><text:s/></text:span><text:span text:style-name="T82_169">возможность</text:span><text:span text:style-name="T82_170"><text:s/></text:span><text:span text:style-name="T82_171">заблокировать</text:span><text:span text:style-name="T82_172"><text:s/></text:span><text:span text:style-name="T82_173">старый</text:span><text:span text:style-name="T82_174"><text:s/></text:span><text:span text:style-name="T82_175">аккаунт</text:span><text:span text:style-name="T82_176">.<text:s/></text:span><text:span text:style-name="T82_177">Пока</text:span><text:span text:style-name="T82_178"><text:s/></text:span><text:span text:style-name="T82_179">кроме</text:span><text:span text:style-name="T82_180"><text:s/></text:span><text:span text:style-name="T82_181">поручительства</text:span><text:span text:style-name="T82_182"><text:s/></text:span><text:span text:style-name="T82_183">никаких</text:span><text:span text:style-name="T82_184"><text:s/></text:span><text:span text:style-name="T82_185">механизмов</text:span><text:span text:style-name="T82_186"><text:s/></text:span><text:span text:style-name="T82_187">в</text:span><text:span text:style-name="T82_188"><text:s/></text:span><text:span text:style-name="T82_189">голову</text:span><text:span text:style-name="T82_190"><text:s/></text:span><text:span text:style-name="T82_191">не</text:span><text:span text:style-name="T82_192"><text:s/></text:span><text:span text:style-name="T82_193">приходит</text:span><text:span text:style-name="T82_194">.<text:s/></text:span></text:p>
      <text:p text:style-name="P83"/>
      <text:h text:style-name="P84" text:outline-level="10"><text:bookmark-start text:name="h.uev2d3e8hctn"/><text:bookmark-end text:name="h.uev2d3e8hctn"/><text:span text:style-name="T84_1">Удельный</text:span><text:span text:style-name="T84_2"><text:s/></text:span><text:span text:style-name="T84_3">вес</text:span><text:span text:style-name="T84_4"><text:s/></text:span><text:span text:style-name="T84_5">репутации</text:span></text:h>
      <text:p text:style-name="P85"/>
      <text:p text:style-name="P86"><text:span text:style-name="T86_1">Для</text:span><text:span text:style-name="T86_2"><text:s/></text:span><text:span text:style-name="T86_3">того</text:span><text:span text:style-name="T86_4">,<text:s/></text:span><text:span text:style-name="T86_5">чтобы</text:span><text:span text:style-name="T86_6"><text:s/></text:span><text:span text:style-name="T86_7">сохранить</text:span><text:span text:style-name="T86_8"><text:s/></text:span><text:span text:style-name="T86_9">приватность</text:span><text:span text:style-name="T86_10">,<text:s/></text:span><text:span text:style-name="T86_11">но</text:span><text:span text:style-name="T86_12"><text:s/></text:span><text:span text:style-name="T86_13">быть</text:span><text:span text:style-name="T86_14"><text:s/></text:span><text:span text:style-name="T86_15">уверенными</text:span><text:span text:style-name="T86_16"><text:s/></text:span><text:span text:style-name="T86_17">в</text:span><text:span text:style-name="T86_18"><text:s/></text:span><text:span text:style-name="T86_19">том</text:span><text:span text:style-name="T86_20">,<text:s/></text:span><text:span text:style-name="T86_21">что</text:span><text:span text:style-name="T86_22"><text:s/></text:span><text:span text:style-name="T86_23">отзывы</text:span><text:span text:style-name="T86_24"><text:s/></text:span><text:span text:style-name="T86_25">оставлены</text:span><text:span text:style-name="T86_26"><text:s/></text:span><text:span text:style-name="T86_27">реально</text:span><text:span text:style-name="T86_28"><text:s/></text:span><text:span text:style-name="T86_29">существующими</text:span><text:span text:style-name="T86_30"><text:s/></text:span><text:span text:style-name="T86_31">людьми</text:span><text:span text:style-name="T86_32"><text:s/></text:span><text:span text:style-name="T86_33">можно</text:span><text:span text:style-name="T86_34"><text:s/></text:span><text:span text:style-name="T86_35">ввести</text:span><text:span text:style-name="T86_36"><text:s/></text:span><text:span text:style-name="T86_37">удельный</text:span><text:span text:style-name="T86_38"><text:s/></text:span><text:span text:style-name="T86_39">вес</text:span><text:span text:style-name="T86_40"><text:s/></text:span><text:span text:style-name="T86_41">репутации</text:span><text:span text:style-name="T86_42"><text:s/></text:span><text:span text:style-name="T86_43">пользователя</text:span><text:span text:style-name="T86_44">.<text:s/></text:span><text:span text:style-name="T86_45">То</text:span><text:span text:style-name="T86_46"><text:s/></text:span><text:span text:style-name="T86_47">есть</text:span><text:span text:style-name="T86_48"><text:s/></text:span><text:span text:style-name="T86_49">ФИО</text:span><text:span text:style-name="T86_50"><text:s/></text:span><text:span text:style-name="T86_51">и</text:span><text:span text:style-name="T86_52"><text:s/></text:span><text:span text:style-name="T86_53">прочие</text:span><text:span text:style-name="T86_54"><text:s/></text:span><text:span text:style-name="T86_55">данные</text:span><text:span text:style-name="T86_56"><text:s/></text:span><text:span text:style-name="T86_57">пользователя</text:span><text:span text:style-name="T86_58"><text:s/></text:span><text:span text:style-name="T86_59">могут</text:span><text:span text:style-name="T86_60"><text:s/></text:span><text:span text:style-name="T86_61">быть</text:span><text:span text:style-name="T86_62"><text:s/></text:span><text:span text:style-name="T86_63">скрыты</text:span><text:span text:style-name="T86_64"><text:s/>(</text:span><text:span text:style-name="T86_65">зашифрованы</text:span><text:span text:style-name="T86_66">)<text:s/></text:span><text:span text:style-name="T86_67">при</text:span><text:span text:style-name="T86_68"><text:s/></text:span><text:span text:style-name="T86_69">простом</text:span><text:span text:style-name="T86_70"><text:s/></text:span><text:span text:style-name="T86_71">просмотре</text:span><text:span text:style-name="T86_72"><text:s/></text:span><text:span text:style-name="T86_73">профиля</text:span><text:span text:style-name="T86_74">.<text:s/></text:span><text:span text:style-name="T86_75">Для</text:span><text:span text:style-name="T86_76"><text:s/></text:span><text:span text:style-name="T86_77">людей</text:span><text:span text:style-name="T86_78">,<text:s/></text:span><text:span text:style-name="T86_79">заключающих</text:span><text:span text:style-name="T86_80"><text:s/></text:span><text:span text:style-name="T86_81">сделки</text:span><text:span text:style-name="T86_82">,<text:s/></text:span><text:span text:style-name="T86_83">информация</text:span><text:span text:style-name="T86_84"><text:s/></text:span><text:span text:style-name="T86_85">друг</text:span><text:span text:style-name="T86_86"><text:s/></text:span><text:span text:style-name="T86_87">о</text:span><text:span text:style-name="T86_88"><text:s/></text:span><text:span text:style-name="T86_89">друге</text:span><text:span text:style-name="T86_90"><text:s/></text:span><text:span text:style-name="T86_91">однозначно</text:span><text:span text:style-name="T86_92"><text:s/></text:span><text:span text:style-name="T86_93">должна</text:span><text:span text:style-name="T86_94"><text:s/></text:span><text:span text:style-name="T86_95">быть</text:span><text:span text:style-name="T86_96"><text:s/></text:span><text:span text:style-name="T86_97">открыта</text:span><text:span text:style-name="T86_98">.<text:s/></text:span><text:span text:style-name="T86_99">Но</text:span><text:span text:style-name="T86_100"><text:s/></text:span><text:span text:style-name="T86_101">если</text:span><text:span text:style-name="T86_102"><text:s/></text:span><text:span text:style-name="T86_103">кто</text:span><text:span text:style-name="T86_104">-</text:span><text:span text:style-name="T86_105">то</text:span><text:span text:style-name="T86_106"><text:s/></text:span><text:span text:style-name="T86_107">хочет</text:span><text:span text:style-name="T86_108"><text:s/></text:span><text:span text:style-name="T86_109">убедиться</text:span><text:span text:style-name="T86_110"><text:s/></text:span><text:span text:style-name="T86_111">в</text:span><text:span text:style-name="T86_112"><text:s/></text:span><text:span text:style-name="T86_113">достоверности</text:span><text:span text:style-name="T86_114"><text:s/></text:span><text:span text:style-name="T86_115">того</text:span><text:span text:style-name="T86_116"><text:s/></text:span><text:span text:style-name="T86_117">или</text:span><text:span text:style-name="T86_118"><text:s/></text:span><text:span text:style-name="T86_119">иного</text:span><text:span text:style-name="T86_120"><text:s/></text:span><text:span text:style-name="T86_121">отзыва</text:span><text:span text:style-name="T86_122">,<text:s/></text:span><text:span text:style-name="T86_123">должна</text:span><text:span text:style-name="T86_124"><text:s/></text:span><text:span text:style-name="T86_125">непременно</text:span><text:span text:style-name="T86_126"><text:s/></text:span><text:span text:style-name="T86_127">существовать</text:span><text:span text:style-name="T86_128"><text:s/></text:span><text:span text:style-name="T86_129">возможность</text:span><text:span text:style-name="T86_130"><text:s/></text:span><text:span text:style-name="T86_131">видеть</text:span><text:span text:style-name="T86_132"><text:s/></text:span><text:span text:style-name="T86_133">репутацию</text:span><text:span text:style-name="T86_134"><text:s/></text:span><text:span text:style-name="T86_135">автора</text:span><text:span text:style-name="T86_136"><text:s/></text:span><text:span text:style-name="T86_137">этого</text:span><text:span text:style-name="T86_138"><text:s/></text:span><text:span text:style-name="T86_139">отзыва</text:span><text:span text:style-name="T86_140">.<text:s/></text:span><text:span text:style-name="T86_141">В</text:span><text:span text:style-name="T86_142"><text:s/></text:span><text:span text:style-name="T86_143">первом</text:span><text:span text:style-name="T86_144"><text:s/></text:span><text:span text:style-name="T86_145">приближении</text:span><text:span text:style-name="T86_146"><text:s/></text:span><text:span text:style-name="T86_147">это</text:span><text:span text:style-name="T86_148"><text:s/></text:span><text:span text:style-name="T86_149">выглядит</text:span><text:span text:style-name="T86_150"><text:s/></text:span><text:span text:style-name="T86_151">так</text:span><text:span text:style-name="T86_152">,<text:s/></text:span><text:span text:style-name="T86_153">что</text:span><text:span text:style-name="T86_154"><text:s/></text:span><text:span text:style-name="T86_155">видна</text:span><text:span text:style-name="T86_156"><text:s/></text:span><text:span text:style-name="T86_157">вся</text:span><text:span text:style-name="T86_158"><text:s/></text:span><text:span text:style-name="T86_159">структура</text:span><text:span text:style-name="T86_160"><text:s/></text:span><text:span text:style-name="T86_161">связей</text:span><text:span text:style-name="T86_162"><text:s/>(</text:span><text:span text:style-name="T86_163">транзакций</text:span><text:span text:style-name="T86_164">)<text:s/></text:span><text:span text:style-name="T86_165">этого</text:span><text:span text:style-name="T86_166"><text:s/></text:span><text:span text:style-name="T86_167">пользователя</text:span><text:span text:style-name="T86_168">.<text:s/></text:span><text:span text:style-name="T86_169">Часть</text:span><text:span text:style-name="T86_170"><text:s/></text:span><text:span text:style-name="T86_171">людей</text:span><text:span text:style-name="T86_172"><text:s/></text:span><text:span text:style-name="T86_173">может</text:span><text:span text:style-name="T86_174"><text:s/></text:span><text:span text:style-name="T86_175">выбрать</text:span><text:span text:style-name="T86_176"><text:s/></text:span><text:span text:style-name="T86_177">публичный</text:span><text:span text:style-name="T86_178"><text:s/></text:span><text:span text:style-name="T86_179">способ</text:span><text:span text:style-name="T86_180"><text:s/></text:span><text:span text:style-name="T86_181">размещения</text:span><text:span text:style-name="T86_182"><text:s/></text:span><text:span text:style-name="T86_183">информации</text:span><text:span text:style-name="T86_184"><text:s/></text:span><text:span text:style-name="T86_185">о</text:span><text:span text:style-name="T86_186"><text:s/></text:span><text:span text:style-name="T86_187">себе</text:span><text:span text:style-name="T86_188">,<text:s/></text:span><text:span text:style-name="T86_189">как</text:span><text:span text:style-name="T86_190"><text:s/></text:span><text:span text:style-name="T86_191">в</text:span><text:span text:style-name="T86_192"><text:s/></text:span><text:span text:style-name="T86_193">соц</text:span><text:span text:style-name="T86_194">.<text:s/></text:span><text:span text:style-name="T86_195">сети</text:span><text:span text:style-name="T86_196">.<text:s/></text:span><text:span text:style-name="T86_197">В</text:span><text:span text:style-name="T86_198"><text:s/></text:span><text:span text:style-name="T86_199">таком</text:span><text:span text:style-name="T86_200"><text:s/></text:span><text:span text:style-name="T86_201">случае</text:span><text:span text:style-name="T86_202"><text:s/></text:span><text:span text:style-name="T86_203">персону</text:span><text:span text:style-name="T86_204">,<text:s/></text:span><text:span text:style-name="T86_205">скрытую</text:span><text:span text:style-name="T86_206"><text:s/></text:span><text:span text:style-name="T86_207">настройками</text:span><text:span text:style-name="T86_208"><text:s/></text:span><text:span text:style-name="T86_209">приватности</text:span><text:span text:style-name="T86_210">,<text:s/></text:span><text:span text:style-name="T86_211">могут</text:span><text:span text:style-name="T86_212"><text:s/></text:span><text:span text:style-name="T86_213">окружать</text:span><text:span text:style-name="T86_214"><text:s/></text:span><text:span text:style-name="T86_215">открытые</text:span><text:span text:style-name="T86_216"><text:s/></text:span><text:span text:style-name="T86_217">доверенные</text:span><text:span text:style-name="T86_218"><text:s/></text:span><text:span text:style-name="T86_219">люди</text:span><text:span text:style-name="T86_220">.<text:s/></text:span><text:span text:style-name="T86_221">Но</text:span><text:span text:style-name="T86_222"><text:s/></text:span><text:span text:style-name="T86_223">даже</text:span><text:span text:style-name="T86_224"><text:s/></text:span><text:span text:style-name="T86_225">если</text:span><text:span text:style-name="T86_226"><text:s/></text:span><text:span text:style-name="T86_227">не</text:span><text:span text:style-name="T86_228"><text:s/></text:span><text:span text:style-name="T86_229">видно</text:span><text:span text:style-name="T86_230"><text:s/></text:span><text:span text:style-name="T86_231">их</text:span><text:span text:style-name="T86_232"><text:s/></text:span><text:span text:style-name="T86_233">имен</text:span><text:span text:style-name="T86_234">,<text:s/></text:span><text:span text:style-name="T86_235">можно</text:span><text:span text:style-name="T86_236"><text:s/></text:span><text:span text:style-name="T86_237">видеть</text:span><text:span text:style-name="T86_238"><text:s/></text:span><text:span text:style-name="T86_239">их</text:span><text:span text:style-name="T86_240"><text:s/></text:span><text:span text:style-name="T86_241">репутацию</text:span><text:span text:style-name="T86_242"><text:s/></text:span><text:span text:style-name="T86_243">по</text:span><text:span text:style-name="T86_244"><text:s/></text:span><text:span text:style-name="T86_245">договорным</text:span><text:span text:style-name="T86_246"><text:s/></text:span><text:span text:style-name="T86_247">отношениям</text:span><text:span text:style-name="T86_248"><text:s/></text:span><text:span text:style-name="T86_249">а</text:span><text:span text:style-name="T86_250"><text:s/></text:span><text:span text:style-name="T86_251">также</text:span><text:span text:style-name="T86_252"><text:s/></text:span><text:span text:style-name="T86_253">рейтинг</text:span><text:span text:style-name="T86_254"><text:s/></text:span><text:span text:style-name="T86_255">в</text:span><text:span text:style-name="T86_256"><text:s/></text:span><text:span text:style-name="T86_257">системе</text:span><text:span text:style-name="T86_258"><text:s/></text:span><text:span text:style-name="T86_259">дал</text:span><text:span text:style-name="T86_260">/</text:span><text:span text:style-name="T86_261">взял</text:span><text:span text:style-name="T86_262"><text:s/><text:line-break/></text:span><text:span text:style-name="T86_263">Факторы</text:span><text:span text:style-name="T86_264">,<text:s/></text:span><text:span text:style-name="T86_265">влияющие</text:span><text:span text:style-name="T86_266"><text:s/></text:span><text:span text:style-name="T86_267">на</text:span><text:span text:style-name="T86_268"><text:s/></text:span><text:span text:style-name="T86_269">удельный</text:span><text:span text:style-name="T86_270"><text:s/></text:span><text:span text:style-name="T86_271">вес</text:span><text:span text:style-name="T86_272"><text:s/></text:span><text:span text:style-name="T86_273">репутации</text:span><text:span text:style-name="T86_274">:</text:span></text:p>
      <text:list text:style-name="LS5" xml:id="list23">
        <text:list-item>
          <text:p text:style-name="P87"><text:span text:style-name="T87_1">Общее</text:span><text:span text:style-name="T87_2"><text:s/></text:span><text:span text:style-name="T87_3">количество</text:span><text:span text:style-name="T87_4"><text:s/></text:span><text:span text:style-name="T87_5">отзывов</text:span></text:p>
        </text:list-item>
        <text:list-item>
          <text:p text:style-name="P88"><text:span text:style-name="T88_1">Разветвленность</text:span><text:span text:style-name="T88_2"><text:s/></text:span><text:span text:style-name="T88_3">сети</text:span></text:p>
        </text:list-item>
        <text:list-item>
          <text:p text:style-name="P89"><text:span text:style-name="T89_1">Время</text:span><text:span text:style-name="T89_2"><text:s/></text:span><text:span text:style-name="T89_3">жизни</text:span><text:span text:style-name="T89_4"><text:s/></text:span><text:span text:style-name="T89_5">аккаунта</text:span></text:p>
        </text:list-item>
        <text:list-item>
          <text:p text:style-name="P90"><text:span text:style-name="T90_1">Коэффициент</text:span><text:span text:style-name="T90_2"><text:s/></text:span><text:span text:style-name="T90_3">близости</text:span><text:span text:style-name="T90_4"><text:s/></text:span><text:span text:style-name="T90_5">к</text:span><text:span text:style-name="T90_6"><text:s/></text:span><text:span text:style-name="T90_7">узлам</text:span><text:span text:style-name="T90_8"><text:s/></text:span><text:span text:style-name="T90_9">с</text:span><text:span text:style-name="T90_10"><text:s/></text:span><text:span text:style-name="T90_11">высоким</text:span><text:span text:style-name="T90_12"><text:s/></text:span><text:span text:style-name="T90_13">весом</text:span></text:p>
        </text:list-item>
        <text:list-item>
          <text:p text:style-name="P91"><text:span text:style-name="T91_1">Оборот</text:span><text:span text:style-name="T91_2"><text:s/></text:span><text:span text:style-name="T91_3">средств</text:span><text:span text:style-name="T91_4"><text:s/></text:span><text:span text:style-name="T91_5">в</text:span><text:span text:style-name="T91_6"><text:s/></text:span><text:span text:style-name="T91_7">системе</text:span></text:p>
        </text:list-item>
      </text:list>
      <text:p text:style-name="P92"><text:span text:style-name="T92_1">Видео</text:span><text:span text:style-name="T92_2"><text:s/></text:span><text:span text:style-name="T92_3">по</text:span><text:span text:style-name="T92_4"><text:s/></text:span><text:span text:style-name="T92_5">теме</text:span><text:span text:style-name="T92_6">:</text:span></text:p>
      <text:p text:style-name="P93"><text:span text:style-name="T93_1"><text:a xlink:type="simple" xlink:href="http://www.youtube.com/watch?v=-cWmq2d_7io"><text:span text:style-name="T93_2">http</text:span></text:a></text:span><text:span text:style-name="T93_3"><text:a xlink:type="simple" xlink:href="http://www.youtube.com/watch?v=-cWmq2d_7io"><text:span text:style-name="T93_4">://</text:span></text:a></text:span><text:span text:style-name="T93_5"><text:a xlink:type="simple" xlink:href="http://www.youtube.com/watch?v=-cWmq2d_7io"><text:span text:style-name="T93_6">www</text:span></text:a></text:span><text:span text:style-name="T93_7"><text:a xlink:type="simple" xlink:href="http://www.youtube.com/watch?v=-cWmq2d_7io"><text:span text:style-name="T93_8">.</text:span></text:a></text:span><text:span text:style-name="T93_9"><text:a xlink:type="simple" xlink:href="http://www.youtube.com/watch?v=-cWmq2d_7io"><text:span text:style-name="T93_10">youtube</text:span></text:a></text:span><text:span text:style-name="T93_11"><text:a xlink:type="simple" xlink:href="http://www.youtube.com/watch?v=-cWmq2d_7io"><text:span text:style-name="T93_12">.</text:span></text:a></text:span><text:span text:style-name="T93_13"><text:a xlink:type="simple" xlink:href="http://www.youtube.com/watch?v=-cWmq2d_7io"><text:span text:style-name="T93_14">com</text:span></text:a></text:span><text:span text:style-name="T93_15"><text:a xlink:type="simple" xlink:href="http://www.youtube.com/watch?v=-cWmq2d_7io"><text:span text:style-name="T93_16">/</text:span></text:a></text:span><text:span text:style-name="T93_17"><text:a xlink:type="simple" xlink:href="http://www.youtube.com/watch?v=-cWmq2d_7io"><text:span text:style-name="T93_18">watch</text:span></text:a></text:span><text:span text:style-name="T93_19"><text:a xlink:type="simple" xlink:href="http://www.youtube.com/watch?v=-cWmq2d_7io"><text:span text:style-name="T93_20">?</text:span></text:a></text:span><text:span text:style-name="T93_21"><text:a xlink:type="simple" xlink:href="http://www.youtube.com/watch?v=-cWmq2d_7io"><text:span text:style-name="T93_22">v</text:span></text:a></text:span><text:span text:style-name="T93_23"><text:a xlink:type="simple" xlink:href="http://www.youtube.com/watch?v=-cWmq2d_7io"><text:span text:style-name="T93_24">=-</text:span></text:a></text:span><text:span text:style-name="T93_25"><text:a xlink:type="simple" xlink:href="http://www.youtube.com/watch?v=-cWmq2d_7io"><text:span text:style-name="T93_26">cWmq</text:span></text:a></text:span><text:span text:style-name="T93_27"><text:a xlink:type="simple" xlink:href="http://www.youtube.com/watch?v=-cWmq2d_7io"><text:span text:style-name="T93_28">2</text:span></text:a></text:span><text:span text:style-name="T93_29"><text:a xlink:type="simple" xlink:href="http://www.youtube.com/watch?v=-cWmq2d_7io"><text:span text:style-name="T93_30">d</text:span></text:a></text:span><text:span text:style-name="T93_31"><text:a xlink:type="simple" xlink:href="http://www.youtube.com/watch?v=-cWmq2d_7io"><text:span text:style-name="T93_32">_7</text:span></text:a></text:span><text:span text:style-name="T93_33"><text:a xlink:type="simple" xlink:href="http://www.youtube.com/watch?v=-cWmq2d_7io"><text:span text:style-name="T93_34">io</text:span></text:a></text:span><text:span text:style-name="T93_35"><text:s/></text:span></text:p>
      <text:p text:style-name="P94"><text:span text:style-name="T94_1"><text:a xlink:type="simple" xlink:href="http://www.youtube.com/watch?v=UVd4leTUXLg"><text:span text:style-name="T94_2">http</text:span></text:a></text:span><text:span text:style-name="T94_3"><text:a xlink:type="simple" xlink:href="http://www.youtube.com/watch?v=UVd4leTUXLg"><text:span text:style-name="T94_4">://</text:span></text:a></text:span><text:span text:style-name="T94_5"><text:a xlink:type="simple" xlink:href="http://www.youtube.com/watch?v=UVd4leTUXLg"><text:span text:style-name="T94_6">www</text:span></text:a></text:span><text:span text:style-name="T94_7"><text:a xlink:type="simple" xlink:href="http://www.youtube.com/watch?v=UVd4leTUXLg"><text:span text:style-name="T94_8">.</text:span></text:a></text:span><text:span text:style-name="T94_9"><text:a xlink:type="simple" xlink:href="http://www.youtube.com/watch?v=UVd4leTUXLg"><text:span text:style-name="T94_10">youtube</text:span></text:a></text:span><text:span text:style-name="T94_11"><text:a xlink:type="simple" xlink:href="http://www.youtube.com/watch?v=UVd4leTUXLg"><text:span text:style-name="T94_12">.</text:span></text:a></text:span><text:span text:style-name="T94_13"><text:a xlink:type="simple" xlink:href="http://www.youtube.com/watch?v=UVd4leTUXLg"><text:span text:style-name="T94_14">com</text:span></text:a></text:span><text:span text:style-name="T94_15"><text:a xlink:type="simple" xlink:href="http://www.youtube.com/watch?v=UVd4leTUXLg"><text:span text:style-name="T94_16">/</text:span></text:a></text:span><text:span text:style-name="T94_17"><text:a xlink:type="simple" xlink:href="http://www.youtube.com/watch?v=UVd4leTUXLg"><text:span text:style-name="T94_18">watch</text:span></text:a></text:span><text:span text:style-name="T94_19"><text:a xlink:type="simple" xlink:href="http://www.youtube.com/watch?v=UVd4leTUXLg"><text:span text:style-name="T94_20">?</text:span></text:a></text:span><text:span text:style-name="T94_21"><text:a xlink:type="simple" xlink:href="http://www.youtube.com/watch?v=UVd4leTUXLg"><text:span text:style-name="T94_22">v</text:span></text:a></text:span><text:span text:style-name="T94_23"><text:a xlink:type="simple" xlink:href="http://www.youtube.com/watch?v=UVd4leTUXLg"><text:span text:style-name="T94_24">=</text:span></text:a></text:span><text:span text:style-name="T94_25"><text:a xlink:type="simple" xlink:href="http://www.youtube.com/watch?v=UVd4leTUXLg"><text:span text:style-name="T94_26">UVd</text:span></text:a></text:span><text:span text:style-name="T94_27"><text:a xlink:type="simple" xlink:href="http://www.youtube.com/watch?v=UVd4leTUXLg"><text:span text:style-name="T94_28">4</text:span></text:a></text:span><text:span text:style-name="T94_29"><text:a xlink:type="simple" xlink:href="http://www.youtube.com/watch?v=UVd4leTUXLg"><text:span text:style-name="T94_30">leTUXLg</text:span></text:a></text:span><text:span text:style-name="T94_31"><text:s/></text:span></text:p>
      <text:p text:style-name="P9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